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9717in"/>
    </style:style>
    <style:style style:name="co2" style:family="table-column">
      <style:table-column-properties fo:break-before="auto" style:column-width="1.1555in"/>
    </style:style>
    <style:style style:name="co3" style:family="table-column">
      <style:table-column-properties fo:break-before="auto" style:column-width="0.5028in"/>
    </style:style>
    <style:style style:name="co4" style:family="table-column">
      <style:table-column-properties fo:break-before="auto" style:column-width="0.5354in"/>
    </style:style>
    <style:style style:name="co5" style:family="table-column">
      <style:table-column-properties fo:break-before="auto" style:column-width="1.0465in"/>
    </style:style>
    <style:style style:name="co6" style:family="table-column">
      <style:table-column-properties fo:break-before="auto" style:column-width="1.1228in"/>
    </style:style>
    <style:style style:name="co7" style:family="table-column">
      <style:table-column-properties fo:break-before="auto" style:column-width="0.4701in"/>
    </style:style>
    <style:style style:name="co8" style:family="table-column">
      <style:table-column-properties fo:break-before="auto" style:column-width="0.80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2713in" svg:height="6.2661in" svg:x="3.1906in" svg:y="0.0358in">
            <draw:object draw:notify-on-update-of-ranges="Sheet1.B1:Sheet1.B1 Sheet1.B2:Sheet1.B152 Sheet1.E1:Sheet1.E1 Sheet1.E2:Sheet1.E152 Sheet1.B1:Sheet1.B1 Sheet1.B2:Sheet1.B152 Sheet1.I1:Sheet1.I1 Sheet1.I2:Sheet1.I152 Sheet1.B1:Sheet1.B1 Sheet1.B2:Sheet1.B152 Sheet1.M1:Sheet1.M1 Sheet1.M2:Sheet1.M15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4" table:default-cell-style-name="Default"/>
        <table:table-column table:style-name="co6" table:number-columns-repeated="2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datetime</text:p>
          </table:table-cell>
          <table:table-cell office:value-type="string">
            <text:p>reltime</text:p>
          </table:table-cell>
          <table:table-cell office:value-type="string">
            <text:p>speed</text:p>
          </table:table-cell>
          <table:table-cell office:value-type="string">
            <text:p>adxl_x</text:p>
          </table:table-cell>
          <table:table-cell office:value-type="string">
            <text:p>adxl_y</text:p>
          </table:table-cell>
          <table:table-cell office:value-type="string">
            <text:p>adxl_z</text:p>
          </table:table-cell>
          <table:table-cell office:value-type="string">
            <text:p>mpu_x</text:p>
          </table:table-cell>
          <table:table-cell office:value-type="string">
            <text:p>mpu_y</text:p>
          </table:table-cell>
          <table:table-cell office:value-type="string">
            <text:p>mpu_y_scaled</text:p>
          </table:table-cell>
          <table:table-cell office:value-type="string">
            <text:p>mpu_z</text:p>
          </table:table-cell>
          <table:table-cell office:value-type="string">
            <text:p>gx</text:p>
          </table:table-cell>
          <table:table-cell office:value-type="string">
            <text:p>gy</text:p>
          </table:table-cell>
          <table:table-cell office:value-type="string">
            <text:p>gy_scaled</text:p>
          </table:table-cell>
          <table:table-cell office:value-type="string">
            <text:p>gz</text:p>
          </table:table-cell>
          <table:table-cell office:value-type="string">
            <text:p>d</text:p>
          </table:table-cell>
          <table:table-cell office:value-type="string">
            <text:p>speed_real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2014-01-25_17:56:38_370716</text:p>
          </table:table-cell>
          <table:table-cell office:value-type="float" office:value="2122.28125">
            <text:p>2122.28125</text:p>
          </table:table-cell>
          <table:table-cell office:value-type="float" office:value="0.2">
            <text:p>0.2</text:p>
          </table:table-cell>
          <table:table-cell office:value-type="float" office:value="35">
            <text:p>35</text:p>
          </table:table-cell>
          <table:table-cell office:value-type="float" office:value="151">
            <text:p>151</text:p>
          </table:table-cell>
          <table:table-cell office:value-type="float" office:value="-207">
            <text:p>-207</text:p>
          </table:table-cell>
          <table:table-cell office:value-type="float" office:value="-0.537353515625">
            <text:p>-0.5373535156</text:p>
          </table:table-cell>
          <table:table-cell office:value-type="float" office:value="0.076904296875">
            <text:p>0.0769042969</text:p>
          </table:table-cell>
          <table:table-cell table:formula="of:=[.H2]*[.$Q$1]" office:value-type="float" office:value="76.904296875">
            <text:p>76.904296875</text:p>
          </table:table-cell>
          <table:table-cell office:value-type="float" office:value="0.78173828125">
            <text:p>0.7817382813</text:p>
          </table:table-cell>
          <table:table-cell office:value-type="float" office:value="-3.40458015267176">
            <text:p>-3.4045801527</text:p>
          </table:table-cell>
          <table:table-cell office:value-type="float" office:value="0.0152671755725191">
            <text:p>0.0152671756</text:p>
          </table:table-cell>
          <table:table-cell table:formula="of:=[.L2]*[.$Q$1]/100" office:value-type="float" office:value="0.152671755725191">
            <text:p>0.1526717557</text:p>
          </table:table-cell>
          <table:table-cell office:value-type="float" office:value="0.389312977099237">
            <text:p>0.3893129771</text:p>
          </table:table-cell>
          <table:table-cell office:value-type="float" office:value="28.07">
            <text:p>28.07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string">
            <text:p>2014-01-25_17:56:38_484206</text:p>
          </table:table-cell>
          <table:table-cell office:value-type="float" office:value="13453.984375">
            <text:p>13453.984375</text:p>
          </table:table-cell>
          <table:table-cell office:value-type="float" office:value="0.4">
            <text:p>0.4</text:p>
          </table:table-cell>
          <table:table-cell office:value-type="float" office:value="49">
            <text:p>49</text:p>
          </table:table-cell>
          <table:table-cell office:value-type="float" office:value="152">
            <text:p>152</text:p>
          </table:table-cell>
          <table:table-cell office:value-type="float" office:value="-217">
            <text:p>-217</text:p>
          </table:table-cell>
          <table:table-cell office:value-type="float" office:value="-0.51953125">
            <text:p>-0.51953125</text:p>
          </table:table-cell>
          <table:table-cell office:value-type="float" office:value="0.08349609375">
            <text:p>0.0834960938</text:p>
          </table:table-cell>
          <table:table-cell table:formula="of:=[.H3]*[.$Q$1]" office:value-type="float" office:value="83.49609375">
            <text:p>83.49609375</text:p>
          </table:table-cell>
          <table:table-cell office:value-type="float" office:value="0.764404296875">
            <text:p>0.7644042969</text:p>
          </table:table-cell>
          <table:table-cell office:value-type="float" office:value="-2.6793893129771">
            <text:p>-2.679389313</text:p>
          </table:table-cell>
          <table:table-cell office:value-type="float" office:value="1.94656488549618">
            <text:p>1.9465648855</text:p>
          </table:table-cell>
          <table:table-cell table:formula="of:=[.L3]*[.$Q$1]/100" office:value-type="float" office:value="19.4656488549618">
            <text:p>19.465648855</text:p>
          </table:table-cell>
          <table:table-cell office:value-type="float" office:value="0.687022900763359">
            <text:p>0.6870229008</text:p>
          </table:table-cell>
          <table:table-cell office:value-type="float" office:value="20.5">
            <text:p>20.5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string">
            <text:p>2014-01-25_17:56:38_598034</text:p>
          </table:table-cell>
          <table:table-cell office:value-type="float" office:value="24866.375">
            <text:p>24866.375</text:p>
          </table:table-cell>
          <table:table-cell office:value-type="float" office:value="0.6">
            <text:p>0.6</text:p>
          </table:table-cell>
          <table:table-cell office:value-type="float" office:value="52">
            <text:p>52</text:p>
          </table:table-cell>
          <table:table-cell office:value-type="float" office:value="169">
            <text:p>169</text:p>
          </table:table-cell>
          <table:table-cell office:value-type="float" office:value="-232">
            <text:p>-232</text:p>
          </table:table-cell>
          <table:table-cell office:value-type="float" office:value="-0.533203125">
            <text:p>-0.533203125</text:p>
          </table:table-cell>
          <table:table-cell office:value-type="float" office:value="0.068115234375">
            <text:p>0.0681152344</text:p>
          </table:table-cell>
          <table:table-cell table:formula="of:=[.H4]*[.$Q$1]" office:value-type="float" office:value="68.115234375">
            <text:p>68.115234375</text:p>
          </table:table-cell>
          <table:table-cell office:value-type="float" office:value="0.770751953125">
            <text:p>0.7707519531</text:p>
          </table:table-cell>
          <table:table-cell office:value-type="float" office:value="-3.33587786259542">
            <text:p>-3.3358778626</text:p>
          </table:table-cell>
          <table:table-cell office:value-type="float" office:value="1.75572519083969">
            <text:p>1.7557251908</text:p>
          </table:table-cell>
          <table:table-cell table:formula="of:=[.L4]*[.$Q$1]/100" office:value-type="float" office:value="17.5572519083969">
            <text:p>17.5572519084</text:p>
          </table:table-cell>
          <table:table-cell office:value-type="float" office:value="0.381679389312977">
            <text:p>0.3816793893</text:p>
          </table:table-cell>
          <table:table-cell office:value-type="float" office:value="21.15">
            <text:p>21.15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string">
            <text:p>2014-01-25_17:56:38_712148</text:p>
          </table:table-cell>
          <table:table-cell office:value-type="float" office:value="36293.28125">
            <text:p>36293.28125</text:p>
          </table:table-cell>
          <table:table-cell office:value-type="float" office:value="0.8">
            <text:p>0.8</text:p>
          </table:table-cell>
          <table:table-cell office:value-type="float" office:value="14">
            <text:p>14</text:p>
          </table:table-cell>
          <table:table-cell office:value-type="float" office:value="160">
            <text:p>160</text:p>
          </table:table-cell>
          <table:table-cell office:value-type="float" office:value="-206">
            <text:p>-206</text:p>
          </table:table-cell>
          <table:table-cell office:value-type="float" office:value="-0.517333984375">
            <text:p>-0.5173339844</text:p>
          </table:table-cell>
          <table:table-cell office:value-type="float" office:value="0.016845703125">
            <text:p>0.0168457031</text:p>
          </table:table-cell>
          <table:table-cell table:formula="of:=[.H5]*[.$Q$1]" office:value-type="float" office:value="16.845703125">
            <text:p>16.845703125</text:p>
          </table:table-cell>
          <table:table-cell office:value-type="float" office:value="0.88525390625">
            <text:p>0.8852539063</text:p>
          </table:table-cell>
          <table:table-cell office:value-type="float" office:value="-2.99236641221374">
            <text:p>-2.9923664122</text:p>
          </table:table-cell>
          <table:table-cell office:value-type="float" office:value="3.73282442748092">
            <text:p>3.7328244275</text:p>
          </table:table-cell>
          <table:table-cell table:formula="of:=[.L5]*[.$Q$1]/100" office:value-type="float" office:value="37.3282442748092">
            <text:p>37.3282442748</text:p>
          </table:table-cell>
          <table:table-cell office:value-type="float" office:value="0.541984732824427">
            <text:p>0.5419847328</text:p>
          </table:table-cell>
          <table:table-cell office:value-type="float" office:value="20.74">
            <text:p>20.74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string">
            <text:p>2014-01-25_17:56:38_826893</text:p>
          </table:table-cell>
          <table:table-cell office:value-type="float" office:value="47723.78125">
            <text:p>47723.78125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52">
            <text:p>152</text:p>
          </table:table-cell>
          <table:table-cell office:value-type="float" office:value="-228">
            <text:p>-228</text:p>
          </table:table-cell>
          <table:table-cell office:value-type="float" office:value="-0.544677734375">
            <text:p>-0.5446777344</text:p>
          </table:table-cell>
          <table:table-cell office:value-type="float" office:value="0.041748046875">
            <text:p>0.0417480469</text:p>
          </table:table-cell>
          <table:table-cell table:formula="of:=[.H6]*[.$Q$1]" office:value-type="float" office:value="41.748046875">
            <text:p>41.748046875</text:p>
          </table:table-cell>
          <table:table-cell office:value-type="float" office:value="0.759033203125">
            <text:p>0.7590332031</text:p>
          </table:table-cell>
          <table:table-cell office:value-type="float" office:value="-3.46564885496183">
            <text:p>-3.465648855</text:p>
          </table:table-cell>
          <table:table-cell office:value-type="float" office:value="3.85496183206107">
            <text:p>3.8549618321</text:p>
          </table:table-cell>
          <table:table-cell table:formula="of:=[.L6]*[.$Q$1]/100" office:value-type="float" office:value="38.5496183206107">
            <text:p>38.5496183206</text:p>
          </table:table-cell>
          <table:table-cell office:value-type="float" office:value="0.526717557251908">
            <text:p>0.5267175573</text:p>
          </table:table-cell>
          <table:table-cell office:value-type="float" office:value="21.4">
            <text:p>21.4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string">
            <text:p>2014-01-25_17:56:38_939798</text:p>
          </table:table-cell>
          <table:table-cell office:value-type="float" office:value="59017.171875">
            <text:p>59017.171875</text:p>
          </table:table-cell>
          <table:table-cell office:value-type="float" office:value="1.2">
            <text:p>1.2</text:p>
          </table:table-cell>
          <table:table-cell office:value-type="float" office:value="62">
            <text:p>62</text:p>
          </table:table-cell>
          <table:table-cell office:value-type="float" office:value="153">
            <text:p>153</text:p>
          </table:table-cell>
          <table:table-cell office:value-type="float" office:value="-218">
            <text:p>-218</text:p>
          </table:table-cell>
          <table:table-cell office:value-type="float" office:value="-0.50634765625">
            <text:p>-0.5063476563</text:p>
          </table:table-cell>
          <table:table-cell office:value-type="float" office:value="0.066162109375">
            <text:p>0.0661621094</text:p>
          </table:table-cell>
          <table:table-cell table:formula="of:=[.H7]*[.$Q$1]" office:value-type="float" office:value="66.162109375">
            <text:p>66.162109375</text:p>
          </table:table-cell>
          <table:table-cell office:value-type="float" office:value="0.8623046875">
            <text:p>0.8623046875</text:p>
          </table:table-cell>
          <table:table-cell office:value-type="float" office:value="-3.22137404580153">
            <text:p>-3.2213740458</text:p>
          </table:table-cell>
          <table:table-cell office:value-type="float" office:value="2.21374045801527">
            <text:p>2.213740458</text:p>
          </table:table-cell>
          <table:table-cell table:formula="of:=[.L7]*[.$Q$1]/100" office:value-type="float" office:value="22.1374045801527">
            <text:p>22.1374045802</text:p>
          </table:table-cell>
          <table:table-cell office:value-type="float" office:value="0.259541984732824">
            <text:p>0.2595419847</text:p>
          </table:table-cell>
          <table:table-cell office:value-type="float" office:value="21.37">
            <text:p>21.37</text:p>
          </table:table-cell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string">
            <text:p>2014-01-25_17:56:39_053903</text:p>
          </table:table-cell>
          <table:table-cell office:value-type="float" office:value="70424.78125">
            <text:p>70424.78125</text:p>
          </table:table-cell>
          <table:table-cell office:value-type="float" office:value="1.4">
            <text:p>1.4</text:p>
          </table:table-cell>
          <table:table-cell office:value-type="float" office:value="30">
            <text:p>30</text:p>
          </table:table-cell>
          <table:table-cell office:value-type="float" office:value="164">
            <text:p>164</text:p>
          </table:table-cell>
          <table:table-cell office:value-type="float" office:value="-222">
            <text:p>-222</text:p>
          </table:table-cell>
          <table:table-cell office:value-type="float" office:value="-0.55029296875">
            <text:p>-0.5502929688</text:p>
          </table:table-cell>
          <table:table-cell office:value-type="float" office:value="0.07470703125">
            <text:p>0.0747070313</text:p>
          </table:table-cell>
          <table:table-cell table:formula="of:=[.H8]*[.$Q$1]" office:value-type="float" office:value="74.70703125">
            <text:p>74.70703125</text:p>
          </table:table-cell>
          <table:table-cell office:value-type="float" office:value="0.748779296875">
            <text:p>0.7487792969</text:p>
          </table:table-cell>
          <table:table-cell office:value-type="float" office:value="-3.90076335877863">
            <text:p>-3.9007633588</text:p>
          </table:table-cell>
          <table:table-cell office:value-type="float" office:value="0.854961832061069">
            <text:p>0.8549618321</text:p>
          </table:table-cell>
          <table:table-cell table:formula="of:=[.L8]*[.$Q$1]/100" office:value-type="float" office:value="8.54961832061069">
            <text:p>8.5496183206</text:p>
          </table:table-cell>
          <table:table-cell office:value-type="float" office:value="0.595419847328244">
            <text:p>0.5954198473</text:p>
          </table:table-cell>
          <table:table-cell office:value-type="float" office:value="22.79">
            <text:p>22.79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string">
            <text:p>2014-01-25_17:56:39_167893</text:p>
          </table:table-cell>
          <table:table-cell office:value-type="float" office:value="81822.578125">
            <text:p>81822.578125</text:p>
          </table:table-cell>
          <table:table-cell office:value-type="float" office:value="1.6">
            <text:p>1.6</text:p>
          </table:table-cell>
          <table:table-cell office:value-type="float" office:value="65">
            <text:p>65</text:p>
          </table:table-cell>
          <table:table-cell office:value-type="float" office:value="189">
            <text:p>189</text:p>
          </table:table-cell>
          <table:table-cell office:value-type="float" office:value="-210">
            <text:p>-210</text:p>
          </table:table-cell>
          <table:table-cell office:value-type="float" office:value="-0.54345703125">
            <text:p>-0.5434570313</text:p>
          </table:table-cell>
          <table:table-cell office:value-type="float" office:value="0.097900390625">
            <text:p>0.0979003906</text:p>
          </table:table-cell>
          <table:table-cell table:formula="of:=[.H9]*[.$Q$1]" office:value-type="float" office:value="97.900390625">
            <text:p>97.900390625</text:p>
          </table:table-cell>
          <table:table-cell office:value-type="float" office:value="0.783203125">
            <text:p>0.783203125</text:p>
          </table:table-cell>
          <table:table-cell office:value-type="float" office:value="-3.41221374045802">
            <text:p>-3.4122137405</text:p>
          </table:table-cell>
          <table:table-cell office:value-type="float" office:value="3.69465648854962">
            <text:p>3.6946564885</text:p>
          </table:table-cell>
          <table:table-cell table:formula="of:=[.L9]*[.$Q$1]/100" office:value-type="float" office:value="36.9465648854962">
            <text:p>36.9465648855</text:p>
          </table:table-cell>
          <table:table-cell office:value-type="float" office:value="0.549618320610687">
            <text:p>0.5496183206</text:p>
          </table:table-cell>
          <table:table-cell office:value-type="float" office:value="38.05">
            <text:p>38.05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string">
            <text:p>2014-01-25_17:56:39_282148</text:p>
          </table:table-cell>
          <table:table-cell office:value-type="float" office:value="93249.390625">
            <text:p>93249.390625</text:p>
          </table:table-cell>
          <table:table-cell office:value-type="float" office:value="1.8">
            <text:p>1.8</text:p>
          </table:table-cell>
          <table:table-cell office:value-type="float" office:value="50">
            <text:p>50</text:p>
          </table:table-cell>
          <table:table-cell office:value-type="float" office:value="169">
            <text:p>169</text:p>
          </table:table-cell>
          <table:table-cell office:value-type="float" office:value="-209">
            <text:p>-209</text:p>
          </table:table-cell>
          <table:table-cell office:value-type="float" office:value="-0.50537109375">
            <text:p>-0.5053710938</text:p>
          </table:table-cell>
          <table:table-cell office:value-type="float" office:value="0.06689453125">
            <text:p>0.0668945313</text:p>
          </table:table-cell>
          <table:table-cell table:formula="of:=[.H10]*[.$Q$1]" office:value-type="float" office:value="66.89453125">
            <text:p>66.89453125</text:p>
          </table:table-cell>
          <table:table-cell office:value-type="float" office:value="0.76416015625">
            <text:p>0.7641601563</text:p>
          </table:table-cell>
          <table:table-cell office:value-type="float" office:value="-3.68702290076336">
            <text:p>-3.6870229008</text:p>
          </table:table-cell>
          <table:table-cell office:value-type="float" office:value="1.0763358778626">
            <text:p>1.0763358779</text:p>
          </table:table-cell>
          <table:table-cell table:formula="of:=[.L10]*[.$Q$1]/100" office:value-type="float" office:value="10.763358778626">
            <text:p>10.7633587786</text:p>
          </table:table-cell>
          <table:table-cell office:value-type="float" office:value="0.183206106870229">
            <text:p>0.1832061069</text:p>
          </table:table-cell>
          <table:table-cell office:value-type="float" office:value="20.77">
            <text:p>20.77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string">
            <text:p>2014-01-25_17:56:39_395546</text:p>
          </table:table-cell>
          <table:table-cell office:value-type="float" office:value="104588.78125">
            <text:p>104588.7812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21">
            <text:p>121</text:p>
          </table:table-cell>
          <table:table-cell office:value-type="float" office:value="-218">
            <text:p>-218</text:p>
          </table:table-cell>
          <table:table-cell office:value-type="float" office:value="-0.5751953125">
            <text:p>-0.5751953125</text:p>
          </table:table-cell>
          <table:table-cell office:value-type="float" office:value="0.074951171875">
            <text:p>0.0749511719</text:p>
          </table:table-cell>
          <table:table-cell table:formula="of:=[.H11]*[.$Q$1]" office:value-type="float" office:value="74.951171875">
            <text:p>74.951171875</text:p>
          </table:table-cell>
          <table:table-cell office:value-type="float" office:value="0.71142578125">
            <text:p>0.7114257813</text:p>
          </table:table-cell>
          <table:table-cell office:value-type="float" office:value="-0.83206106870229">
            <text:p>-0.8320610687</text:p>
          </table:table-cell>
          <table:table-cell office:value-type="float" office:value="3.23664122137405">
            <text:p>3.2366412214</text:p>
          </table:table-cell>
          <table:table-cell table:formula="of:=[.L11]*[.$Q$1]/100" office:value-type="float" office:value="32.3664122137405">
            <text:p>32.3664122137</text:p>
          </table:table-cell>
          <table:table-cell office:value-type="float" office:value="0.633587786259542">
            <text:p>0.6335877863</text:p>
          </table:table-cell>
          <table:table-cell office:value-type="float" office:value="20.98">
            <text:p>20.98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string">
            <text:p>2014-01-25_17:56:39_509161</text:p>
          </table:table-cell>
          <table:table-cell office:value-type="float" office:value="115982.984375">
            <text:p>115982.984375</text:p>
          </table:table-cell>
          <table:table-cell office:value-type="float" office:value="2.2">
            <text:p>2.2</text:p>
          </table:table-cell>
          <table:table-cell office:value-type="float" office:value="144">
            <text:p>144</text:p>
          </table:table-cell>
          <table:table-cell office:value-type="float" office:value="181">
            <text:p>181</text:p>
          </table:table-cell>
          <table:table-cell office:value-type="float" office:value="-228">
            <text:p>-228</text:p>
          </table:table-cell>
          <table:table-cell office:value-type="float" office:value="-0.5703125">
            <text:p>-0.5703125</text:p>
          </table:table-cell>
          <table:table-cell office:value-type="float" office:value="0.101806640625">
            <text:p>0.1018066406</text:p>
          </table:table-cell>
          <table:table-cell table:formula="of:=[.H12]*[.$Q$1]" office:value-type="float" office:value="101.806640625">
            <text:p>101.806640625</text:p>
          </table:table-cell>
          <table:table-cell office:value-type="float" office:value="0.73876953125">
            <text:p>0.7387695313</text:p>
          </table:table-cell>
          <table:table-cell office:value-type="float" office:value="-4.96946564885496">
            <text:p>-4.9694656489</text:p>
          </table:table-cell>
          <table:table-cell office:value-type="float" office:value="0.763358778625954">
            <text:p>0.7633587786</text:p>
          </table:table-cell>
          <table:table-cell table:formula="of:=[.L12]*[.$Q$1]/100" office:value-type="float" office:value="7.63358778625954">
            <text:p>7.6335877863</text:p>
          </table:table-cell>
          <table:table-cell office:value-type="float" office:value="1.24427480916031">
            <text:p>1.2442748092</text:p>
          </table:table-cell>
          <table:table-cell office:value-type="float" office:value="20.4">
            <text:p>20.4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string">
            <text:p>2014-01-25_17:56:39_624850</text:p>
          </table:table-cell>
          <table:table-cell office:value-type="float" office:value="127570.578125">
            <text:p>127570.578125</text:p>
          </table:table-cell>
          <table:table-cell office:value-type="float" office:value="2.4">
            <text:p>2.4</text:p>
          </table:table-cell>
          <table:table-cell office:value-type="float" office:value="76">
            <text:p>76</text:p>
          </table:table-cell>
          <table:table-cell office:value-type="float" office:value="198">
            <text:p>198</text:p>
          </table:table-cell>
          <table:table-cell office:value-type="float" office:value="-227">
            <text:p>-227</text:p>
          </table:table-cell>
          <table:table-cell office:value-type="float" office:value="-0.550048828125">
            <text:p>-0.5500488281</text:p>
          </table:table-cell>
          <table:table-cell office:value-type="float" office:value="0.146484375">
            <text:p>0.146484375</text:p>
          </table:table-cell>
          <table:table-cell table:formula="of:=[.H13]*[.$Q$1]" office:value-type="float" office:value="146.484375">
            <text:p>146.484375</text:p>
          </table:table-cell>
          <table:table-cell office:value-type="float" office:value="0.502197265625">
            <text:p>0.5021972656</text:p>
          </table:table-cell>
          <table:table-cell office:value-type="float" office:value="-4.23664122137405">
            <text:p>-4.2366412214</text:p>
          </table:table-cell>
          <table:table-cell office:value-type="float" office:value="0.251908396946565">
            <text:p>0.2519083969</text:p>
          </table:table-cell>
          <table:table-cell table:formula="of:=[.L13]*[.$Q$1]/100" office:value-type="float" office:value="2.51908396946565">
            <text:p>2.5190839695</text:p>
          </table:table-cell>
          <table:table-cell office:value-type="float" office:value="1.37404580152672">
            <text:p>1.3740458015</text:p>
          </table:table-cell>
          <table:table-cell office:value-type="float" office:value="41.75">
            <text:p>41.75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string">
            <text:p>2014-01-25_17:56:39_739461</text:p>
          </table:table-cell>
          <table:table-cell office:value-type="float" office:value="138980.1875">
            <text:p>138980.1875</text:p>
          </table:table-cell>
          <table:table-cell office:value-type="float" office:value="2.6">
            <text:p>2.6</text:p>
          </table:table-cell>
          <table:table-cell office:value-type="float" office:value="54">
            <text:p>54</text:p>
          </table:table-cell>
          <table:table-cell office:value-type="float" office:value="176">
            <text:p>176</text:p>
          </table:table-cell>
          <table:table-cell office:value-type="float" office:value="-224">
            <text:p>-224</text:p>
          </table:table-cell>
          <table:table-cell office:value-type="float" office:value="-0.565185546875">
            <text:p>-0.5651855469</text:p>
          </table:table-cell>
          <table:table-cell office:value-type="float" office:value="0.03759765625">
            <text:p>0.0375976563</text:p>
          </table:table-cell>
          <table:table-cell table:formula="of:=[.H14]*[.$Q$1]" office:value-type="float" office:value="37.59765625">
            <text:p>37.59765625</text:p>
          </table:table-cell>
          <table:table-cell office:value-type="float" office:value="0.6435546875">
            <text:p>0.6435546875</text:p>
          </table:table-cell>
          <table:table-cell office:value-type="float" office:value="-1.57251908396947">
            <text:p>-1.572519084</text:p>
          </table:table-cell>
          <table:table-cell office:value-type="float" office:value="3.59541984732824">
            <text:p>3.5954198473</text:p>
          </table:table-cell>
          <table:table-cell table:formula="of:=[.L14]*[.$Q$1]/100" office:value-type="float" office:value="35.9541984732824">
            <text:p>35.9541984733</text:p>
          </table:table-cell>
          <table:table-cell office:value-type="float" office:value="0.0916030534351145">
            <text:p>0.0916030534</text:p>
          </table:table-cell>
          <table:table-cell office:value-type="float" office:value="20.98">
            <text:p>20.98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string">
            <text:p>2014-01-25_17:56:39_852467</text:p>
          </table:table-cell>
          <table:table-cell office:value-type="float" office:value="150280.875">
            <text:p>150280.875</text:p>
          </table:table-cell>
          <table:table-cell office:value-type="float" office:value="2.8">
            <text:p>2.8</text:p>
          </table:table-cell>
          <table:table-cell office:value-type="float" office:value="8">
            <text:p>8</text:p>
          </table:table-cell>
          <table:table-cell office:value-type="float" office:value="161">
            <text:p>161</text:p>
          </table:table-cell>
          <table:table-cell office:value-type="float" office:value="-202">
            <text:p>-202</text:p>
          </table:table-cell>
          <table:table-cell office:value-type="float" office:value="-0.5859375">
            <text:p>-0.5859375</text:p>
          </table:table-cell>
          <table:table-cell office:value-type="float" office:value="0.05517578125">
            <text:p>0.0551757813</text:p>
          </table:table-cell>
          <table:table-cell table:formula="of:=[.H15]*[.$Q$1]" office:value-type="float" office:value="55.17578125">
            <text:p>55.17578125</text:p>
          </table:table-cell>
          <table:table-cell office:value-type="float" office:value="0.677734375">
            <text:p>0.677734375</text:p>
          </table:table-cell>
          <table:table-cell office:value-type="float" office:value="-5.58778625954199">
            <text:p>-5.5877862595</text:p>
          </table:table-cell>
          <table:table-cell office:value-type="float" office:value="2.12213740458015">
            <text:p>2.1221374046</text:p>
          </table:table-cell>
          <table:table-cell table:formula="of:=[.L15]*[.$Q$1]/100" office:value-type="float" office:value="21.2213740458015">
            <text:p>21.2213740458</text:p>
          </table:table-cell>
          <table:table-cell office:value-type="float" office:value="0.33587786259542">
            <text:p>0.3358778626</text:p>
          </table:table-cell>
          <table:table-cell office:value-type="float" office:value="19.06">
            <text:p>19.06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string">
            <text:p>2014-01-25_17:56:39_966367</text:p>
          </table:table-cell>
          <table:table-cell office:value-type="float" office:value="161671.671875">
            <text:p>161671.671875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167">
            <text:p>167</text:p>
          </table:table-cell>
          <table:table-cell office:value-type="float" office:value="-248">
            <text:p>-248</text:p>
          </table:table-cell>
          <table:table-cell office:value-type="float" office:value="-0.4833984375">
            <text:p>-0.4833984375</text:p>
          </table:table-cell>
          <table:table-cell office:value-type="float" office:value="0.0634765625">
            <text:p>0.0634765625</text:p>
          </table:table-cell>
          <table:table-cell table:formula="of:=[.H16]*[.$Q$1]" office:value-type="float" office:value="63.4765625">
            <text:p>63.4765625</text:p>
          </table:table-cell>
          <table:table-cell office:value-type="float" office:value="0.7666015625">
            <text:p>0.7666015625</text:p>
          </table:table-cell>
          <table:table-cell office:value-type="float" office:value="-3.48854961832061">
            <text:p>-3.4885496183</text:p>
          </table:table-cell>
          <table:table-cell office:value-type="float" office:value="1.06870229007634">
            <text:p>1.0687022901</text:p>
          </table:table-cell>
          <table:table-cell table:formula="of:=[.L16]*[.$Q$1]/100" office:value-type="float" office:value="10.6870229007634">
            <text:p>10.6870229008</text:p>
          </table:table-cell>
          <table:table-cell office:value-type="float" office:value="0.190839694656489">
            <text:p>0.1908396947</text:p>
          </table:table-cell>
          <table:table-cell office:value-type="float" office:value="23.12">
            <text:p>23.12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string">
            <text:p>2014-01-25_17:56:40_079321</text:p>
          </table:table-cell>
          <table:table-cell office:value-type="float" office:value="172966">
            <text:p>172966</text:p>
          </table:table-cell>
          <table:table-cell office:value-type="float" office:value="3.2">
            <text:p>3.2</text:p>
          </table:table-cell>
          <table:table-cell office:value-type="float" office:value="15">
            <text:p>15</text:p>
          </table:table-cell>
          <table:table-cell office:value-type="float" office:value="147">
            <text:p>147</text:p>
          </table:table-cell>
          <table:table-cell office:value-type="float" office:value="-218">
            <text:p>-218</text:p>
          </table:table-cell>
          <table:table-cell office:value-type="float" office:value="-0.50537109375">
            <text:p>-0.5053710938</text:p>
          </table:table-cell>
          <table:table-cell office:value-type="float" office:value="-0.03759765625">
            <text:p>-0.0375976563</text:p>
          </table:table-cell>
          <table:table-cell table:formula="of:=[.H17]*[.$Q$1]" office:value-type="float" office:value="-37.59765625">
            <text:p>-37.59765625</text:p>
          </table:table-cell>
          <table:table-cell office:value-type="float" office:value="0.550537109375">
            <text:p>0.5505371094</text:p>
          </table:table-cell>
          <table:table-cell office:value-type="float" office:value="-2.66412213740458">
            <text:p>-2.6641221374</text:p>
          </table:table-cell>
          <table:table-cell office:value-type="float" office:value="0.603053435114504">
            <text:p>0.6030534351</text:p>
          </table:table-cell>
          <table:table-cell table:formula="of:=[.L17]*[.$Q$1]/100" office:value-type="float" office:value="6.03053435114504">
            <text:p>6.0305343511</text:p>
          </table:table-cell>
          <table:table-cell office:value-type="float" office:value="0.610687022900763">
            <text:p>0.6106870229</text:p>
          </table:table-cell>
          <table:table-cell office:value-type="float" office:value="21.98">
            <text:p>21.98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string">
            <text:p>2014-01-25_17:56:40_193031</text:p>
          </table:table-cell>
          <table:table-cell office:value-type="float" office:value="184337.890625">
            <text:p>184337.890625</text:p>
          </table:table-cell>
          <table:table-cell office:value-type="float" office:value="3.4">
            <text:p>3.4</text:p>
          </table:table-cell>
          <table:table-cell office:value-type="float" office:value="68">
            <text:p>68</text:p>
          </table:table-cell>
          <table:table-cell office:value-type="float" office:value="149">
            <text:p>149</text:p>
          </table:table-cell>
          <table:table-cell office:value-type="float" office:value="-236">
            <text:p>-236</text:p>
          </table:table-cell>
          <table:table-cell office:value-type="float" office:value="-0.52197265625">
            <text:p>-0.5219726563</text:p>
          </table:table-cell>
          <table:table-cell office:value-type="float" office:value="0.112548828125">
            <text:p>0.1125488281</text:p>
          </table:table-cell>
          <table:table-cell table:formula="of:=[.H18]*[.$Q$1]" office:value-type="float" office:value="112.548828125">
            <text:p>112.548828125</text:p>
          </table:table-cell>
          <table:table-cell office:value-type="float" office:value="0.729248046875">
            <text:p>0.7292480469</text:p>
          </table:table-cell>
          <table:table-cell office:value-type="float" office:value="-0.862595419847328">
            <text:p>-0.8625954198</text:p>
          </table:table-cell>
          <table:table-cell office:value-type="float" office:value="3.87786259541985">
            <text:p>3.8778625954</text:p>
          </table:table-cell>
          <table:table-cell table:formula="of:=[.L18]*[.$Q$1]/100" office:value-type="float" office:value="38.7786259541985">
            <text:p>38.7786259542</text:p>
          </table:table-cell>
          <table:table-cell office:value-type="float" office:value="1.91603053435115">
            <text:p>1.9160305344</text:p>
          </table:table-cell>
          <table:table-cell office:value-type="float" office:value="22.37">
            <text:p>22.37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string">
            <text:p>2014-01-25_17:56:40_306883</text:p>
          </table:table-cell>
          <table:table-cell office:value-type="float" office:value="195722.28125">
            <text:p>195722.28125</text:p>
          </table:table-cell>
          <table:table-cell office:value-type="float" office:value="3.6">
            <text:p>3.6</text:p>
          </table:table-cell>
          <table:table-cell office:value-type="float" office:value="2">
            <text:p>2</text:p>
          </table:table-cell>
          <table:table-cell office:value-type="float" office:value="157">
            <text:p>157</text:p>
          </table:table-cell>
          <table:table-cell office:value-type="float" office:value="-209">
            <text:p>-209</text:p>
          </table:table-cell>
          <table:table-cell office:value-type="float" office:value="-0.572021484375">
            <text:p>-0.5720214844</text:p>
          </table:table-cell>
          <table:table-cell office:value-type="float" office:value="0.108642578125">
            <text:p>0.1086425781</text:p>
          </table:table-cell>
          <table:table-cell table:formula="of:=[.H19]*[.$Q$1]" office:value-type="float" office:value="108.642578125">
            <text:p>108.642578125</text:p>
          </table:table-cell>
          <table:table-cell office:value-type="float" office:value="0.73193359375">
            <text:p>0.7319335938</text:p>
          </table:table-cell>
          <table:table-cell office:value-type="float" office:value="-3.6030534351145">
            <text:p>-3.6030534351</text:p>
          </table:table-cell>
          <table:table-cell office:value-type="float" office:value="0.580152671755725">
            <text:p>0.5801526718</text:p>
          </table:table-cell>
          <table:table-cell table:formula="of:=[.L19]*[.$Q$1]/100" office:value-type="float" office:value="5.80152671755725">
            <text:p>5.8015267176</text:p>
          </table:table-cell>
          <table:table-cell office:value-type="float" office:value="0.190839694656489">
            <text:p>0.1908396947</text:p>
          </table:table-cell>
          <table:table-cell office:value-type="float" office:value="27.32">
            <text:p>27.32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string">
            <text:p>2014-01-25_17:56:40_421940</text:p>
          </table:table-cell>
          <table:table-cell office:value-type="float" office:value="207228.796875">
            <text:p>207228.796875</text:p>
          </table:table-cell>
          <table:table-cell office:value-type="float" office:value="3.8">
            <text:p>3.8</text:p>
          </table:table-cell>
          <table:table-cell office:value-type="float" office:value="7">
            <text:p>7</text:p>
          </table:table-cell>
          <table:table-cell office:value-type="float" office:value="152">
            <text:p>152</text:p>
          </table:table-cell>
          <table:table-cell office:value-type="float" office:value="-243">
            <text:p>-243</text:p>
          </table:table-cell>
          <table:table-cell office:value-type="float" office:value="-0.507568359375">
            <text:p>-0.5075683594</text:p>
          </table:table-cell>
          <table:table-cell office:value-type="float" office:value="0.0087890625">
            <text:p>0.0087890625</text:p>
          </table:table-cell>
          <table:table-cell table:formula="of:=[.H20]*[.$Q$1]" office:value-type="float" office:value="8.7890625">
            <text:p>8.7890625</text:p>
          </table:table-cell>
          <table:table-cell office:value-type="float" office:value="0.840576171875">
            <text:p>0.8405761719</text:p>
          </table:table-cell>
          <table:table-cell office:value-type="float" office:value="-2">
            <text:p>-2</text:p>
          </table:table-cell>
          <table:table-cell office:value-type="float" office:value="0.702290076335878">
            <text:p>0.7022900763</text:p>
          </table:table-cell>
          <table:table-cell table:formula="of:=[.L20]*[.$Q$1]/100" office:value-type="float" office:value="7.02290076335878">
            <text:p>7.0229007634</text:p>
          </table:table-cell>
          <table:table-cell office:value-type="float" office:value="0.893129770992366">
            <text:p>0.893129771</text:p>
          </table:table-cell>
          <table:table-cell office:value-type="float" office:value="42.84">
            <text:p>42.84</text:p>
          </table:table-cell>
          <table:table-cell office:value-type="float" office:value="234">
            <text:p>234</text:p>
          </table:table-cell>
          <table:table-cell/>
        </table:table-row>
        <table:table-row table:style-name="ro1">
          <table:table-cell office:value-type="string">
            <text:p>2014-01-25_17:56:40_535343</text:p>
          </table:table-cell>
          <table:table-cell office:value-type="float" office:value="218568.078125">
            <text:p>218568.078125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office:value-type="float" office:value="152">
            <text:p>152</text:p>
          </table:table-cell>
          <table:table-cell office:value-type="float" office:value="-226">
            <text:p>-226</text:p>
          </table:table-cell>
          <table:table-cell office:value-type="float" office:value="-0.530517578125">
            <text:p>-0.5305175781</text:p>
          </table:table-cell>
          <table:table-cell office:value-type="float" office:value="0.094970703125">
            <text:p>0.0949707031</text:p>
          </table:table-cell>
          <table:table-cell table:formula="of:=[.H21]*[.$Q$1]" office:value-type="float" office:value="94.970703125">
            <text:p>94.970703125</text:p>
          </table:table-cell>
          <table:table-cell office:value-type="float" office:value="0.775146484375">
            <text:p>0.7751464844</text:p>
          </table:table-cell>
          <table:table-cell office:value-type="float" office:value="-3.90076335877863">
            <text:p>-3.9007633588</text:p>
          </table:table-cell>
          <table:table-cell office:value-type="float" office:value="1.88549618320611">
            <text:p>1.8854961832</text:p>
          </table:table-cell>
          <table:table-cell table:formula="of:=[.L21]*[.$Q$1]/100" office:value-type="float" office:value="18.8549618320611">
            <text:p>18.8549618321</text:p>
          </table:table-cell>
          <table:table-cell office:value-type="float" office:value="0.763358778625954">
            <text:p>0.7633587786</text:p>
          </table:table-cell>
          <table:table-cell office:value-type="float" office:value="29.05">
            <text:p>29.05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string">
            <text:p>2014-01-25_17:56:40_649464</text:p>
          </table:table-cell>
          <table:table-cell office:value-type="float" office:value="229981.296875">
            <text:p>229981.296875</text:p>
          </table:table-cell>
          <table:table-cell office:value-type="float" office:value="4.2">
            <text:p>4.2</text:p>
          </table:table-cell>
          <table:table-cell office:value-type="float" office:value="28">
            <text:p>28</text:p>
          </table:table-cell>
          <table:table-cell office:value-type="float" office:value="150">
            <text:p>150</text:p>
          </table:table-cell>
          <table:table-cell office:value-type="float" office:value="-213">
            <text:p>-213</text:p>
          </table:table-cell>
          <table:table-cell office:value-type="float" office:value="-0.5859375">
            <text:p>-0.5859375</text:p>
          </table:table-cell>
          <table:table-cell office:value-type="float" office:value="0.075927734375">
            <text:p>0.0759277344</text:p>
          </table:table-cell>
          <table:table-cell table:formula="of:=[.H22]*[.$Q$1]" office:value-type="float" office:value="75.927734375">
            <text:p>75.927734375</text:p>
          </table:table-cell>
          <table:table-cell office:value-type="float" office:value="0.972900390625">
            <text:p>0.9729003906</text:p>
          </table:table-cell>
          <table:table-cell office:value-type="float" office:value="-1.99236641221374">
            <text:p>-1.9923664122</text:p>
          </table:table-cell>
          <table:table-cell office:value-type="float" office:value="0.213740458015267">
            <text:p>0.213740458</text:p>
          </table:table-cell>
          <table:table-cell table:formula="of:=[.L22]*[.$Q$1]/100" office:value-type="float" office:value="2.13740458015267">
            <text:p>2.1374045802</text:p>
          </table:table-cell>
          <table:table-cell office:value-type="float" office:value="1.10687022900763">
            <text:p>1.106870229</text:p>
          </table:table-cell>
          <table:table-cell office:value-type="float" office:value="21.47">
            <text:p>21.47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string">
            <text:p>2014-01-25_17:56:40_763497</text:p>
          </table:table-cell>
          <table:table-cell office:value-type="float" office:value="241383.96875">
            <text:p>241383.96875</text:p>
          </table:table-cell>
          <table:table-cell office:value-type="float" office:value="4.4">
            <text:p>4.4</text:p>
          </table:table-cell>
          <table:table-cell office:value-type="float" office:value="29">
            <text:p>29</text:p>
          </table:table-cell>
          <table:table-cell office:value-type="float" office:value="156">
            <text:p>156</text:p>
          </table:table-cell>
          <table:table-cell office:value-type="float" office:value="-223">
            <text:p>-223</text:p>
          </table:table-cell>
          <table:table-cell office:value-type="float" office:value="-0.59326171875">
            <text:p>-0.5932617188</text:p>
          </table:table-cell>
          <table:table-cell office:value-type="float" office:value="0.098876953125">
            <text:p>0.0988769531</text:p>
          </table:table-cell>
          <table:table-cell table:formula="of:=[.H23]*[.$Q$1]" office:value-type="float" office:value="98.876953125">
            <text:p>98.876953125</text:p>
          </table:table-cell>
          <table:table-cell office:value-type="float" office:value="0.96533203125">
            <text:p>0.9653320313</text:p>
          </table:table-cell>
          <table:table-cell office:value-type="float" office:value="-4.44274809160305">
            <text:p>-4.4427480916</text:p>
          </table:table-cell>
          <table:table-cell office:value-type="float" office:value="3.13740458015267">
            <text:p>3.1374045802</text:p>
          </table:table-cell>
          <table:table-cell table:formula="of:=[.L23]*[.$Q$1]/100" office:value-type="float" office:value="31.3740458015267">
            <text:p>31.3740458015</text:p>
          </table:table-cell>
          <table:table-cell office:value-type="float" office:value="0.770992366412214">
            <text:p>0.7709923664</text:p>
          </table:table-cell>
          <table:table-cell office:value-type="float" office:value="19.75">
            <text:p>19.75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string">
            <text:p>2014-01-25_17:56:40_876884</text:p>
          </table:table-cell>
          <table:table-cell office:value-type="float" office:value="252722.09375">
            <text:p>252722.09375</text:p>
          </table:table-cell>
          <table:table-cell office:value-type="float" office:value="4.6">
            <text:p>4.6</text:p>
          </table:table-cell>
          <table:table-cell office:value-type="float" office:value="85">
            <text:p>85</text:p>
          </table:table-cell>
          <table:table-cell office:value-type="float" office:value="180">
            <text:p>180</text:p>
          </table:table-cell>
          <table:table-cell office:value-type="float" office:value="-242">
            <text:p>-242</text:p>
          </table:table-cell>
          <table:table-cell office:value-type="float" office:value="-0.503662109375">
            <text:p>-0.5036621094</text:p>
          </table:table-cell>
          <table:table-cell office:value-type="float" office:value="0.0751953125">
            <text:p>0.0751953125</text:p>
          </table:table-cell>
          <table:table-cell table:formula="of:=[.H24]*[.$Q$1]" office:value-type="float" office:value="75.1953125">
            <text:p>75.1953125</text:p>
          </table:table-cell>
          <table:table-cell office:value-type="float" office:value="0.859130859375">
            <text:p>0.8591308594</text:p>
          </table:table-cell>
          <table:table-cell office:value-type="float" office:value="-0.801526717557252">
            <text:p>-0.8015267176</text:p>
          </table:table-cell>
          <table:table-cell office:value-type="float" office:value="1.27480916030534">
            <text:p>1.2748091603</text:p>
          </table:table-cell>
          <table:table-cell table:formula="of:=[.L24]*[.$Q$1]/100" office:value-type="float" office:value="12.7480916030534">
            <text:p>12.7480916031</text:p>
          </table:table-cell>
          <table:table-cell office:value-type="float" office:value="0.717557251908397">
            <text:p>0.7175572519</text:p>
          </table:table-cell>
          <table:table-cell office:value-type="float" office:value="29.17">
            <text:p>29.17</text:p>
          </table:table-cell>
          <table:table-cell office:value-type="float" office:value="237">
            <text:p>237</text:p>
          </table:table-cell>
          <table:table-cell/>
        </table:table-row>
        <table:table-row table:style-name="ro1">
          <table:table-cell office:value-type="string">
            <text:p>2014-01-25_17:56:40_990673</text:p>
          </table:table-cell>
          <table:table-cell office:value-type="float" office:value="264101.875">
            <text:p>264101.875</text:p>
          </table:table-cell>
          <table:table-cell office:value-type="float" office:value="4.8">
            <text:p>4.8</text:p>
          </table:table-cell>
          <table:table-cell office:value-type="float" office:value="23">
            <text:p>23</text:p>
          </table:table-cell>
          <table:table-cell office:value-type="float" office:value="168">
            <text:p>168</text:p>
          </table:table-cell>
          <table:table-cell office:value-type="float" office:value="-217">
            <text:p>-217</text:p>
          </table:table-cell>
          <table:table-cell office:value-type="float" office:value="-0.53564453125">
            <text:p>-0.5356445313</text:p>
          </table:table-cell>
          <table:table-cell office:value-type="float" office:value="0.02392578125">
            <text:p>0.0239257813</text:p>
          </table:table-cell>
          <table:table-cell table:formula="of:=[.H25]*[.$Q$1]" office:value-type="float" office:value="23.92578125">
            <text:p>23.92578125</text:p>
          </table:table-cell>
          <table:table-cell office:value-type="float" office:value="0.7734375">
            <text:p>0.7734375</text:p>
          </table:table-cell>
          <table:table-cell office:value-type="float" office:value="-1.48091603053435">
            <text:p>-1.4809160305</text:p>
          </table:table-cell>
          <table:table-cell office:value-type="float" office:value="1.86259541984733">
            <text:p>1.8625954198</text:p>
          </table:table-cell>
          <table:table-cell table:formula="of:=[.L25]*[.$Q$1]/100" office:value-type="float" office:value="18.6259541984733">
            <text:p>18.6259541985</text:p>
          </table:table-cell>
          <table:table-cell office:value-type="float" office:value="0.33587786259542">
            <text:p>0.3358778626</text:p>
          </table:table-cell>
          <table:table-cell office:value-type="float" office:value="21.59">
            <text:p>21.59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string">
            <text:p>2014-01-25_17:56:41_104635</text:p>
          </table:table-cell>
          <table:table-cell office:value-type="float" office:value="275530.96875">
            <text:p>275530.96875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55">
            <text:p>155</text:p>
          </table:table-cell>
          <table:table-cell office:value-type="float" office:value="-184">
            <text:p>-184</text:p>
          </table:table-cell>
          <table:table-cell office:value-type="float" office:value="-0.576416015625">
            <text:p>-0.5764160156</text:p>
          </table:table-cell>
          <table:table-cell office:value-type="float" office:value="0.18505859375">
            <text:p>0.1850585938</text:p>
          </table:table-cell>
          <table:table-cell table:formula="of:=[.H26]*[.$Q$1]" office:value-type="float" office:value="185.05859375">
            <text:p>185.05859375</text:p>
          </table:table-cell>
          <table:table-cell office:value-type="float" office:value="0.72900390625">
            <text:p>0.7290039063</text:p>
          </table:table-cell>
          <table:table-cell office:value-type="float" office:value="-0.0916030534351145">
            <text:p>-0.0916030534</text:p>
          </table:table-cell>
          <table:table-cell office:value-type="float" office:value="3.69465648854962">
            <text:p>3.6946564885</text:p>
          </table:table-cell>
          <table:table-cell table:formula="of:=[.L26]*[.$Q$1]/100" office:value-type="float" office:value="36.9465648854962">
            <text:p>36.9465648855</text:p>
          </table:table-cell>
          <table:table-cell office:value-type="float" office:value="-0.442748091603054">
            <text:p>-0.4427480916</text:p>
          </table:table-cell>
          <table:table-cell office:value-type="float" office:value="21.37">
            <text:p>21.37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string">
            <text:p>2014-01-25_17:56:41_219094</text:p>
          </table:table-cell>
          <table:table-cell office:value-type="float" office:value="286943.09375">
            <text:p>286943.09375</text:p>
          </table:table-cell>
          <table:table-cell office:value-type="float" office:value="5.2">
            <text:p>5.2</text:p>
          </table:table-cell>
          <table:table-cell office:value-type="float" office:value="63">
            <text:p>63</text:p>
          </table:table-cell>
          <table:table-cell office:value-type="float" office:value="151">
            <text:p>151</text:p>
          </table:table-cell>
          <table:table-cell office:value-type="float" office:value="-206">
            <text:p>-206</text:p>
          </table:table-cell>
          <table:table-cell office:value-type="float" office:value="-0.46484375">
            <text:p>-0.46484375</text:p>
          </table:table-cell>
          <table:table-cell office:value-type="float" office:value="0.070556640625">
            <text:p>0.0705566406</text:p>
          </table:table-cell>
          <table:table-cell table:formula="of:=[.H27]*[.$Q$1]" office:value-type="float" office:value="70.556640625">
            <text:p>70.556640625</text:p>
          </table:table-cell>
          <table:table-cell office:value-type="float" office:value="0.794189453125">
            <text:p>0.7941894531</text:p>
          </table:table-cell>
          <table:table-cell office:value-type="float" office:value="-5.0381679389313">
            <text:p>-5.0381679389</text:p>
          </table:table-cell>
          <table:table-cell office:value-type="float" office:value="0.870229007633588">
            <text:p>0.8702290076</text:p>
          </table:table-cell>
          <table:table-cell table:formula="of:=[.L27]*[.$Q$1]/100" office:value-type="float" office:value="8.70229007633588">
            <text:p>8.7022900763</text:p>
          </table:table-cell>
          <table:table-cell office:value-type="float" office:value="0.465648854961832">
            <text:p>0.465648855</text:p>
          </table:table-cell>
          <table:table-cell office:value-type="float" office:value="22.73">
            <text:p>22.73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string">
            <text:p>2014-01-25_17:56:41_332492</text:p>
          </table:table-cell>
          <table:table-cell office:value-type="float" office:value="298283.28125">
            <text:p>298283.28125</text:p>
          </table:table-cell>
          <table:table-cell office:value-type="float" office:value="5.4">
            <text:p>5.4</text:p>
          </table:table-cell>
          <table:table-cell office:value-type="float" office:value="57">
            <text:p>57</text:p>
          </table:table-cell>
          <table:table-cell office:value-type="float" office:value="169">
            <text:p>169</text:p>
          </table:table-cell>
          <table:table-cell office:value-type="float" office:value="-259">
            <text:p>-259</text:p>
          </table:table-cell>
          <table:table-cell office:value-type="float" office:value="-0.482421875">
            <text:p>-0.482421875</text:p>
          </table:table-cell>
          <table:table-cell office:value-type="float" office:value="0.157958984375">
            <text:p>0.1579589844</text:p>
          </table:table-cell>
          <table:table-cell table:formula="of:=[.H28]*[.$Q$1]" office:value-type="float" office:value="157.958984375">
            <text:p>157.958984375</text:p>
          </table:table-cell>
          <table:table-cell office:value-type="float" office:value="0.70458984375">
            <text:p>0.7045898438</text:p>
          </table:table-cell>
          <table:table-cell office:value-type="float" office:value="-4.73282442748092">
            <text:p>-4.7328244275</text:p>
          </table:table-cell>
          <table:table-cell office:value-type="float" office:value="1.47328244274809">
            <text:p>1.4732824427</text:p>
          </table:table-cell>
          <table:table-cell table:formula="of:=[.L28]*[.$Q$1]/100" office:value-type="float" office:value="14.7328244274809">
            <text:p>14.7328244275</text:p>
          </table:table-cell>
          <table:table-cell office:value-type="float" office:value="-1.9236641221374">
            <text:p>-1.9236641221</text:p>
          </table:table-cell>
          <table:table-cell office:value-type="float" office:value="19.96">
            <text:p>19.96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string">
            <text:p>2014-01-25_17:56:41_446558</text:p>
          </table:table-cell>
          <table:table-cell office:value-type="float" office:value="309690.484375">
            <text:p>309690.484375</text:p>
          </table:table-cell>
          <table:table-cell office:value-type="float" office:value="5.6">
            <text:p>5.6</text:p>
          </table:table-cell>
          <table:table-cell office:value-type="float" office:value="50">
            <text:p>50</text:p>
          </table:table-cell>
          <table:table-cell office:value-type="float" office:value="165">
            <text:p>165</text:p>
          </table:table-cell>
          <table:table-cell office:value-type="float" office:value="-212">
            <text:p>-212</text:p>
          </table:table-cell>
          <table:table-cell office:value-type="float" office:value="-0.601318359375">
            <text:p>-0.6013183594</text:p>
          </table:table-cell>
          <table:table-cell office:value-type="float" office:value="0.02294921875">
            <text:p>0.0229492188</text:p>
          </table:table-cell>
          <table:table-cell table:formula="of:=[.H29]*[.$Q$1]" office:value-type="float" office:value="22.94921875">
            <text:p>22.94921875</text:p>
          </table:table-cell>
          <table:table-cell office:value-type="float" office:value="0.48291015625">
            <text:p>0.4829101563</text:p>
          </table:table-cell>
          <table:table-cell office:value-type="float" office:value="-6.15267175572519">
            <text:p>-6.1526717557</text:p>
          </table:table-cell>
          <table:table-cell office:value-type="float" office:value="0.66412213740458">
            <text:p>0.6641221374</text:p>
          </table:table-cell>
          <table:table-cell table:formula="of:=[.L29]*[.$Q$1]/100" office:value-type="float" office:value="6.6412213740458">
            <text:p>6.641221374</text:p>
          </table:table-cell>
          <table:table-cell office:value-type="float" office:value="-0.320610687022901">
            <text:p>-0.320610687</text:p>
          </table:table-cell>
          <table:table-cell office:value-type="float" office:value="18.22">
            <text:p>18.22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string">
            <text:p>2014-01-25_17:56:41_559310</text:p>
          </table:table-cell>
          <table:table-cell office:value-type="float" office:value="320964.59375">
            <text:p>320964.59375</text:p>
          </table:table-cell>
          <table:table-cell office:value-type="float" office:value="5.8">
            <text:p>5.8</text:p>
          </table:table-cell>
          <table:table-cell office:value-type="float" office:value="40">
            <text:p>40</text:p>
          </table:table-cell>
          <table:table-cell office:value-type="float" office:value="157">
            <text:p>157</text:p>
          </table:table-cell>
          <table:table-cell office:value-type="float" office:value="-250">
            <text:p>-250</text:p>
          </table:table-cell>
          <table:table-cell office:value-type="float" office:value="-0.586669921875">
            <text:p>-0.5866699219</text:p>
          </table:table-cell>
          <table:table-cell office:value-type="float" office:value="0.0751953125">
            <text:p>0.0751953125</text:p>
          </table:table-cell>
          <table:table-cell table:formula="of:=[.H30]*[.$Q$1]" office:value-type="float" office:value="75.1953125">
            <text:p>75.1953125</text:p>
          </table:table-cell>
          <table:table-cell office:value-type="float" office:value="0.985595703125">
            <text:p>0.9855957031</text:p>
          </table:table-cell>
          <table:table-cell office:value-type="float" office:value="-1.49618320610687">
            <text:p>-1.4961832061</text:p>
          </table:table-cell>
          <table:table-cell office:value-type="float" office:value="4.36641221374046">
            <text:p>4.3664122137</text:p>
          </table:table-cell>
          <table:table-cell table:formula="of:=[.L30]*[.$Q$1]/100" office:value-type="float" office:value="43.6641221374046">
            <text:p>43.6641221374</text:p>
          </table:table-cell>
          <table:table-cell office:value-type="float" office:value="0.679389312977099">
            <text:p>0.679389313</text:p>
          </table:table-cell>
          <table:table-cell office:value-type="float" office:value="19.35">
            <text:p>19.35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string">
            <text:p>2014-01-25_17:56:41_673385</text:p>
          </table:table-cell>
          <table:table-cell office:value-type="float" office:value="332374">
            <text:p>332374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164">
            <text:p>164</text:p>
          </table:table-cell>
          <table:table-cell office:value-type="float" office:value="-252">
            <text:p>-252</text:p>
          </table:table-cell>
          <table:table-cell office:value-type="float" office:value="-0.543212890625">
            <text:p>-0.5432128906</text:p>
          </table:table-cell>
          <table:table-cell office:value-type="float" office:value="0.186279296875">
            <text:p>0.1862792969</text:p>
          </table:table-cell>
          <table:table-cell table:formula="of:=[.H31]*[.$Q$1]" office:value-type="float" office:value="186.279296875">
            <text:p>186.279296875</text:p>
          </table:table-cell>
          <table:table-cell office:value-type="float" office:value="0.607421875">
            <text:p>0.607421875</text:p>
          </table:table-cell>
          <table:table-cell office:value-type="float" office:value="-3.97709923664122">
            <text:p>-3.9770992366</text:p>
          </table:table-cell>
          <table:table-cell office:value-type="float" office:value="0.351145038167939">
            <text:p>0.3511450382</text:p>
          </table:table-cell>
          <table:table-cell table:formula="of:=[.L31]*[.$Q$1]/100" office:value-type="float" office:value="3.51145038167939">
            <text:p>3.5114503817</text:p>
          </table:table-cell>
          <table:table-cell office:value-type="float" office:value="0.083969465648855">
            <text:p>0.0839694656</text:p>
          </table:table-cell>
          <table:table-cell office:value-type="float" office:value="23.14">
            <text:p>23.14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string">
            <text:p>2014-01-25_17:56:41_786662</text:p>
          </table:table-cell>
          <table:table-cell office:value-type="float" office:value="343699.5">
            <text:p>343699.5</text:p>
          </table:table-cell>
          <table:table-cell office:value-type="float" office:value="6.2">
            <text:p>6.2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-197">
            <text:p>-197</text:p>
          </table:table-cell>
          <table:table-cell office:value-type="float" office:value="-0.58544921875">
            <text:p>-0.5854492188</text:p>
          </table:table-cell>
          <table:table-cell office:value-type="float" office:value="0.038818359375">
            <text:p>0.0388183594</text:p>
          </table:table-cell>
          <table:table-cell table:formula="of:=[.H32]*[.$Q$1]" office:value-type="float" office:value="38.818359375">
            <text:p>38.818359375</text:p>
          </table:table-cell>
          <table:table-cell office:value-type="float" office:value="0.511962890625">
            <text:p>0.5119628906</text:p>
          </table:table-cell>
          <table:table-cell office:value-type="float" office:value="2.85496183206107">
            <text:p>2.8549618321</text:p>
          </table:table-cell>
          <table:table-cell office:value-type="float" office:value="4.03053435114504">
            <text:p>4.0305343511</text:p>
          </table:table-cell>
          <table:table-cell table:formula="of:=[.L32]*[.$Q$1]/100" office:value-type="float" office:value="40.3053435114504">
            <text:p>40.3053435115</text:p>
          </table:table-cell>
          <table:table-cell office:value-type="float" office:value="-0.274809160305343">
            <text:p>-0.2748091603</text:p>
          </table:table-cell>
          <table:table-cell office:value-type="float" office:value="21.08">
            <text:p>21.08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string">
            <text:p>2014-01-25_17:56:41_900628</text:p>
          </table:table-cell>
          <table:table-cell office:value-type="float" office:value="355097.78125">
            <text:p>355097.78125</text:p>
          </table:table-cell>
          <table:table-cell office:value-type="float" office:value="6.4">
            <text:p>6.4</text:p>
          </table:table-cell>
          <table:table-cell office:value-type="float" office:value="63">
            <text:p>63</text:p>
          </table:table-cell>
          <table:table-cell office:value-type="float" office:value="191">
            <text:p>191</text:p>
          </table:table-cell>
          <table:table-cell office:value-type="float" office:value="-329">
            <text:p>-329</text:p>
          </table:table-cell>
          <table:table-cell office:value-type="float" office:value="-0.564208984375">
            <text:p>-0.5642089844</text:p>
          </table:table-cell>
          <table:table-cell office:value-type="float" office:value="0.263916015625">
            <text:p>0.2639160156</text:p>
          </table:table-cell>
          <table:table-cell table:formula="of:=[.H33]*[.$Q$1]" office:value-type="float" office:value="263.916015625">
            <text:p>263.916015625</text:p>
          </table:table-cell>
          <table:table-cell office:value-type="float" office:value="0.919921875">
            <text:p>0.919921875</text:p>
          </table:table-cell>
          <table:table-cell office:value-type="float" office:value="-4.43511450381679">
            <text:p>-4.4351145038</text:p>
          </table:table-cell>
          <table:table-cell office:value-type="float" office:value="4.6793893129771">
            <text:p>4.679389313</text:p>
          </table:table-cell>
          <table:table-cell table:formula="of:=[.L33]*[.$Q$1]/100" office:value-type="float" office:value="46.793893129771">
            <text:p>46.7938931298</text:p>
          </table:table-cell>
          <table:table-cell office:value-type="float" office:value="0.083969465648855">
            <text:p>0.0839694656</text:p>
          </table:table-cell>
          <table:table-cell office:value-type="float" office:value="18.99">
            <text:p>18.99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string">
            <text:p>2014-01-25_17:56:42_014796</text:p>
          </table:table-cell>
          <table:table-cell office:value-type="float" office:value="366552.484375">
            <text:p>366552.484375</text:p>
          </table:table-cell>
          <table:table-cell office:value-type="float" office:value="6.6">
            <text:p>6.6</text:p>
          </table:table-cell>
          <table:table-cell office:value-type="float" office:value="84">
            <text:p>84</text:p>
          </table:table-cell>
          <table:table-cell office:value-type="float" office:value="206">
            <text:p>206</text:p>
          </table:table-cell>
          <table:table-cell office:value-type="float" office:value="-217">
            <text:p>-217</text:p>
          </table:table-cell>
          <table:table-cell office:value-type="float" office:value="-0.505126953125">
            <text:p>-0.5051269531</text:p>
          </table:table-cell>
          <table:table-cell office:value-type="float" office:value="0.22900390625">
            <text:p>0.2290039063</text:p>
          </table:table-cell>
          <table:table-cell table:formula="of:=[.H34]*[.$Q$1]" office:value-type="float" office:value="229.00390625">
            <text:p>229.00390625</text:p>
          </table:table-cell>
          <table:table-cell office:value-type="float" office:value="0.722412109375">
            <text:p>0.7224121094</text:p>
          </table:table-cell>
          <table:table-cell office:value-type="float" office:value="-0.618320610687023">
            <text:p>-0.6183206107</text:p>
          </table:table-cell>
          <table:table-cell office:value-type="float" office:value="2.56488549618321">
            <text:p>2.5648854962</text:p>
          </table:table-cell>
          <table:table-cell table:formula="of:=[.L34]*[.$Q$1]/100" office:value-type="float" office:value="25.6488549618321">
            <text:p>25.6488549618</text:p>
          </table:table-cell>
          <table:table-cell office:value-type="float" office:value="0.0534351145038168">
            <text:p>0.0534351145</text:p>
          </table:table-cell>
          <table:table-cell office:value-type="float" office:value="21.88">
            <text:p>21.88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string">
            <text:p>2014-01-25_17:56:42_129472</text:p>
          </table:table-cell>
          <table:table-cell office:value-type="float" office:value="377981.671875">
            <text:p>377981.671875</text:p>
          </table:table-cell>
          <table:table-cell office:value-type="float" office:value="6.8">
            <text:p>6.8</text:p>
          </table:table-cell>
          <table:table-cell office:value-type="float" office:value="43">
            <text:p>43</text:p>
          </table:table-cell>
          <table:table-cell office:value-type="float" office:value="135">
            <text:p>135</text:p>
          </table:table-cell>
          <table:table-cell office:value-type="float" office:value="-107">
            <text:p>-107</text:p>
          </table:table-cell>
          <table:table-cell office:value-type="float" office:value="-0.55615234375">
            <text:p>-0.5561523438</text:p>
          </table:table-cell>
          <table:table-cell office:value-type="float" office:value="0.064453125">
            <text:p>0.064453125</text:p>
          </table:table-cell>
          <table:table-cell table:formula="of:=[.H35]*[.$Q$1]" office:value-type="float" office:value="64.453125">
            <text:p>64.453125</text:p>
          </table:table-cell>
          <table:table-cell office:value-type="float" office:value="0.744140625">
            <text:p>0.744140625</text:p>
          </table:table-cell>
          <table:table-cell office:value-type="float" office:value="3.24427480916031">
            <text:p>3.2442748092</text:p>
          </table:table-cell>
          <table:table-cell office:value-type="float" office:value="2.21374045801527">
            <text:p>2.213740458</text:p>
          </table:table-cell>
          <table:table-cell table:formula="of:=[.L35]*[.$Q$1]/100" office:value-type="float" office:value="22.1374045801527">
            <text:p>22.1374045802</text:p>
          </table:table-cell>
          <table:table-cell office:value-type="float" office:value="-0.236641221374046">
            <text:p>-0.2366412214</text:p>
          </table:table-cell>
          <table:table-cell office:value-type="float" office:value="22.3">
            <text:p>22.3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string">
            <text:p>2014-01-25_17:56:42_242616</text:p>
          </table:table-cell>
          <table:table-cell office:value-type="float" office:value="389324.890625">
            <text:p>389324.890625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165">
            <text:p>165</text:p>
          </table:table-cell>
          <table:table-cell office:value-type="float" office:value="-283">
            <text:p>-283</text:p>
          </table:table-cell>
          <table:table-cell office:value-type="float" office:value="-0.621826171875">
            <text:p>-0.6218261719</text:p>
          </table:table-cell>
          <table:table-cell office:value-type="float" office:value="-0.11181640625">
            <text:p>-0.1118164063</text:p>
          </table:table-cell>
          <table:table-cell table:formula="of:=[.H36]*[.$Q$1]" office:value-type="float" office:value="-111.81640625">
            <text:p>-111.81640625</text:p>
          </table:table-cell>
          <table:table-cell office:value-type="float" office:value="0.41748046875">
            <text:p>0.4174804688</text:p>
          </table:table-cell>
          <table:table-cell office:value-type="float" office:value="-7.99236641221374">
            <text:p>-7.9923664122</text:p>
          </table:table-cell>
          <table:table-cell office:value-type="float" office:value="1.51908396946565">
            <text:p>1.5190839695</text:p>
          </table:table-cell>
          <table:table-cell table:formula="of:=[.L36]*[.$Q$1]/100" office:value-type="float" office:value="15.1908396946565">
            <text:p>15.1908396947</text:p>
          </table:table-cell>
          <table:table-cell office:value-type="float" office:value="0.839694656488549">
            <text:p>0.8396946565</text:p>
          </table:table-cell>
          <table:table-cell office:value-type="float" office:value="19.86">
            <text:p>19.86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string">
            <text:p>2014-01-25_17:56:42_356958</text:p>
          </table:table-cell>
          <table:table-cell office:value-type="float" office:value="400762.78125">
            <text:p>400762.78125</text:p>
          </table:table-cell>
          <table:table-cell office:value-type="float" office:value="7.2">
            <text:p>7.2</text:p>
          </table:table-cell>
          <table:table-cell office:value-type="float" office:value="4">
            <text:p>4</text:p>
          </table:table-cell>
          <table:table-cell office:value-type="float" office:value="155">
            <text:p>155</text:p>
          </table:table-cell>
          <table:table-cell office:value-type="float" office:value="-270">
            <text:p>-270</text:p>
          </table:table-cell>
          <table:table-cell office:value-type="float" office:value="-0.65234375">
            <text:p>-0.65234375</text:p>
          </table:table-cell>
          <table:table-cell office:value-type="float" office:value="0.02099609375">
            <text:p>0.0209960938</text:p>
          </table:table-cell>
          <table:table-cell table:formula="of:=[.H37]*[.$Q$1]" office:value-type="float" office:value="20.99609375">
            <text:p>20.99609375</text:p>
          </table:table-cell>
          <table:table-cell office:value-type="float" office:value="0.392578125">
            <text:p>0.392578125</text:p>
          </table:table-cell>
          <table:table-cell office:value-type="float" office:value="-7.61068702290076">
            <text:p>-7.6106870229</text:p>
          </table:table-cell>
          <table:table-cell office:value-type="float" office:value="2.02290076335878">
            <text:p>2.0229007634</text:p>
          </table:table-cell>
          <table:table-cell table:formula="of:=[.L37]*[.$Q$1]/100" office:value-type="float" office:value="20.2290076335878">
            <text:p>20.2290076336</text:p>
          </table:table-cell>
          <table:table-cell office:value-type="float" office:value="0.541984732824427">
            <text:p>0.5419847328</text:p>
          </table:table-cell>
          <table:table-cell office:value-type="float" office:value="20.08">
            <text:p>20.08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string">
            <text:p>2014-01-25_17:56:42_470103</text:p>
          </table:table-cell>
          <table:table-cell office:value-type="float" office:value="412044.09375">
            <text:p>412044.09375</text:p>
          </table:table-cell>
          <table:table-cell office:value-type="float" office:value="7.4">
            <text:p>7.4</text:p>
          </table:table-cell>
          <table:table-cell office:value-type="float" office:value="42">
            <text:p>42</text:p>
          </table:table-cell>
          <table:table-cell office:value-type="float" office:value="169">
            <text:p>169</text:p>
          </table:table-cell>
          <table:table-cell office:value-type="float" office:value="-256">
            <text:p>-256</text:p>
          </table:table-cell>
          <table:table-cell office:value-type="float" office:value="-0.479248046875">
            <text:p>-0.4792480469</text:p>
          </table:table-cell>
          <table:table-cell office:value-type="float" office:value="0.270751953125">
            <text:p>0.2707519531</text:p>
          </table:table-cell>
          <table:table-cell table:formula="of:=[.H38]*[.$Q$1]" office:value-type="float" office:value="270.751953125">
            <text:p>270.751953125</text:p>
          </table:table-cell>
          <table:table-cell office:value-type="float" office:value="0.30712890625">
            <text:p>0.3071289063</text:p>
          </table:table-cell>
          <table:table-cell office:value-type="float" office:value="-2.09160305343511">
            <text:p>-2.0916030534</text:p>
          </table:table-cell>
          <table:table-cell office:value-type="float" office:value="1.7175572519084">
            <text:p>1.7175572519</text:p>
          </table:table-cell>
          <table:table-cell table:formula="of:=[.L38]*[.$Q$1]/100" office:value-type="float" office:value="17.175572519084">
            <text:p>17.1755725191</text:p>
          </table:table-cell>
          <table:table-cell office:value-type="float" office:value="-0.404580152671756">
            <text:p>-0.4045801527</text:p>
          </table:table-cell>
          <table:table-cell office:value-type="float" office:value="19.81">
            <text:p>19.81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string">
            <text:p>2014-01-25_17:56:42_583765</text:p>
          </table:table-cell>
          <table:table-cell office:value-type="float" office:value="423440.375">
            <text:p>423440.375</text:p>
          </table:table-cell>
          <table:table-cell office:value-type="float" office:value="7.6">
            <text:p>7.6</text:p>
          </table:table-cell>
          <table:table-cell office:value-type="float" office:value="26">
            <text:p>26</text:p>
          </table:table-cell>
          <table:table-cell office:value-type="float" office:value="114">
            <text:p>114</text:p>
          </table:table-cell>
          <table:table-cell office:value-type="float" office:value="-164">
            <text:p>-164</text:p>
          </table:table-cell>
          <table:table-cell office:value-type="float" office:value="-0.6259765625">
            <text:p>-0.6259765625</text:p>
          </table:table-cell>
          <table:table-cell office:value-type="float" office:value="0.0810546875">
            <text:p>0.0810546875</text:p>
          </table:table-cell>
          <table:table-cell table:formula="of:=[.H39]*[.$Q$1]" office:value-type="float" office:value="81.0546875">
            <text:p>81.0546875</text:p>
          </table:table-cell>
          <table:table-cell office:value-type="float" office:value="0.441162109375">
            <text:p>0.4411621094</text:p>
          </table:table-cell>
          <table:table-cell office:value-type="float" office:value="-3.29007633587786">
            <text:p>-3.2900763359</text:p>
          </table:table-cell>
          <table:table-cell office:value-type="float" office:value="2.81679389312977">
            <text:p>2.8167938931</text:p>
          </table:table-cell>
          <table:table-cell table:formula="of:=[.L39]*[.$Q$1]/100" office:value-type="float" office:value="28.1679389312977">
            <text:p>28.1679389313</text:p>
          </table:table-cell>
          <table:table-cell office:value-type="float" office:value="-0.885496183206107">
            <text:p>-0.8854961832</text:p>
          </table:table-cell>
          <table:table-cell office:value-type="float" office:value="19.48">
            <text:p>19.48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string">
            <text:p>2014-01-25_17:56:42_696759</text:p>
          </table:table-cell>
          <table:table-cell office:value-type="float" office:value="434714.09375">
            <text:p>434714.09375</text:p>
          </table:table-cell>
          <table:table-cell office:value-type="float" office:value="7.8">
            <text:p>7.8</text:p>
          </table:table-cell>
          <table:table-cell office:value-type="float" office:value="-11">
            <text:p>-11</text:p>
          </table:table-cell>
          <table:table-cell office:value-type="float" office:value="172">
            <text:p>172</text:p>
          </table:table-cell>
          <table:table-cell office:value-type="float" office:value="-221">
            <text:p>-221</text:p>
          </table:table-cell>
          <table:table-cell office:value-type="float" office:value="-0.552490234375">
            <text:p>-0.5524902344</text:p>
          </table:table-cell>
          <table:table-cell office:value-type="float" office:value="0.097412109375">
            <text:p>0.0974121094</text:p>
          </table:table-cell>
          <table:table-cell table:formula="of:=[.H40]*[.$Q$1]" office:value-type="float" office:value="97.412109375">
            <text:p>97.412109375</text:p>
          </table:table-cell>
          <table:table-cell office:value-type="float" office:value="0.579345703125">
            <text:p>0.5793457031</text:p>
          </table:table-cell>
          <table:table-cell office:value-type="float" office:value="-11.0916030534351">
            <text:p>-11.0916030534</text:p>
          </table:table-cell>
          <table:table-cell office:value-type="float" office:value="3.08396946564885">
            <text:p>3.0839694656</text:p>
          </table:table-cell>
          <table:table-cell table:formula="of:=[.L40]*[.$Q$1]/100" office:value-type="float" office:value="30.8396946564885">
            <text:p>30.8396946565</text:p>
          </table:table-cell>
          <table:table-cell office:value-type="float" office:value="0.274809160305343">
            <text:p>0.2748091603</text:p>
          </table:table-cell>
          <table:table-cell office:value-type="float" office:value="18.48">
            <text:p>18.48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string">
            <text:p>2014-01-25_17:56:42_810760</text:p>
          </table:table-cell>
          <table:table-cell office:value-type="float" office:value="446110.6875">
            <text:p>446110.6875</text:p>
          </table:table-cell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146">
            <text:p>146</text:p>
          </table:table-cell>
          <table:table-cell office:value-type="float" office:value="-255">
            <text:p>-255</text:p>
          </table:table-cell>
          <table:table-cell office:value-type="float" office:value="-0.556884765625">
            <text:p>-0.5568847656</text:p>
          </table:table-cell>
          <table:table-cell office:value-type="float" office:value="-0.13720703125">
            <text:p>-0.1372070313</text:p>
          </table:table-cell>
          <table:table-cell table:formula="of:=[.H41]*[.$Q$1]" office:value-type="float" office:value="-137.20703125">
            <text:p>-137.20703125</text:p>
          </table:table-cell>
          <table:table-cell office:value-type="float" office:value="0.947021484375">
            <text:p>0.9470214844</text:p>
          </table:table-cell>
          <table:table-cell office:value-type="float" office:value="-4.17557251908397">
            <text:p>-4.1755725191</text:p>
          </table:table-cell>
          <table:table-cell office:value-type="float" office:value="0.396946564885496">
            <text:p>0.3969465649</text:p>
          </table:table-cell>
          <table:table-cell table:formula="of:=[.L41]*[.$Q$1]/100" office:value-type="float" office:value="3.96946564885496">
            <text:p>3.9694656489</text:p>
          </table:table-cell>
          <table:table-cell office:value-type="float" office:value="0.33587786259542">
            <text:p>0.3358778626</text:p>
          </table:table-cell>
          <table:table-cell office:value-type="float" office:value="18.89">
            <text:p>18.89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string">
            <text:p>2014-01-25_17:56:42_923869</text:p>
          </table:table-cell>
          <table:table-cell office:value-type="float" office:value="457420.796875">
            <text:p>457420.796875</text:p>
          </table:table-cell>
          <table:table-cell office:value-type="float" office:value="8.2">
            <text:p>8.2</text:p>
          </table:table-cell>
          <table:table-cell office:value-type="float" office:value="38">
            <text:p>38</text:p>
          </table:table-cell>
          <table:table-cell office:value-type="float" office:value="154">
            <text:p>154</text:p>
          </table:table-cell>
          <table:table-cell office:value-type="float" office:value="-242">
            <text:p>-242</text:p>
          </table:table-cell>
          <table:table-cell office:value-type="float" office:value="-0.46435546875">
            <text:p>-0.4643554688</text:p>
          </table:table-cell>
          <table:table-cell office:value-type="float" office:value="-0.050537109375">
            <text:p>-0.0505371094</text:p>
          </table:table-cell>
          <table:table-cell table:formula="of:=[.H42]*[.$Q$1]" office:value-type="float" office:value="-50.537109375">
            <text:p>-50.537109375</text:p>
          </table:table-cell>
          <table:table-cell office:value-type="float" office:value="1.4521484375">
            <text:p>1.4521484375</text:p>
          </table:table-cell>
          <table:table-cell office:value-type="float" office:value="-4.64885496183206">
            <text:p>-4.6488549618</text:p>
          </table:table-cell>
          <table:table-cell office:value-type="float" office:value="0.969465648854962">
            <text:p>0.9694656489</text:p>
          </table:table-cell>
          <table:table-cell table:formula="of:=[.L42]*[.$Q$1]/100" office:value-type="float" office:value="9.69465648854962">
            <text:p>9.6946564885</text:p>
          </table:table-cell>
          <table:table-cell office:value-type="float" office:value="0.702290076335878">
            <text:p>0.7022900763</text:p>
          </table:table-cell>
          <table:table-cell office:value-type="float" office:value="21.44">
            <text:p>21.44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string">
            <text:p>2014-01-25_17:56:43_037805</text:p>
          </table:table-cell>
          <table:table-cell office:value-type="float" office:value="468814.890625">
            <text:p>468814.890625</text:p>
          </table:table-cell>
          <table:table-cell office:value-type="float" office:value="8.4">
            <text:p>8.4</text:p>
          </table:table-cell>
          <table:table-cell office:value-type="float" office:value="14">
            <text:p>14</text:p>
          </table:table-cell>
          <table:table-cell office:value-type="float" office:value="163">
            <text:p>163</text:p>
          </table:table-cell>
          <table:table-cell office:value-type="float" office:value="-258">
            <text:p>-258</text:p>
          </table:table-cell>
          <table:table-cell office:value-type="float" office:value="-0.4599609375">
            <text:p>-0.4599609375</text:p>
          </table:table-cell>
          <table:table-cell office:value-type="float" office:value="0.2734375">
            <text:p>0.2734375</text:p>
          </table:table-cell>
          <table:table-cell table:formula="of:=[.H43]*[.$Q$1]" office:value-type="float" office:value="273.4375">
            <text:p>273.4375</text:p>
          </table:table-cell>
          <table:table-cell office:value-type="float" office:value="0.92724609375">
            <text:p>0.9272460938</text:p>
          </table:table-cell>
          <table:table-cell office:value-type="float" office:value="-8.87786259541985">
            <text:p>-8.8778625954</text:p>
          </table:table-cell>
          <table:table-cell office:value-type="float" office:value="2.58015267175573">
            <text:p>2.5801526718</text:p>
          </table:table-cell>
          <table:table-cell table:formula="of:=[.L43]*[.$Q$1]/100" office:value-type="float" office:value="25.8015267175573">
            <text:p>25.8015267176</text:p>
          </table:table-cell>
          <table:table-cell office:value-type="float" office:value="-0.748091603053435">
            <text:p>-0.7480916031</text:p>
          </table:table-cell>
          <table:table-cell office:value-type="float" office:value="19.09">
            <text:p>19.09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string">
            <text:p>2014-01-25_17:56:43_150683</text:p>
          </table:table-cell>
          <table:table-cell office:value-type="float" office:value="480106.078125">
            <text:p>480106.078125</text:p>
          </table:table-cell>
          <table:table-cell office:value-type="float" office:value="8.6">
            <text:p>8.6</text:p>
          </table:table-cell>
          <table:table-cell office:value-type="float" office:value="62">
            <text:p>62</text:p>
          </table:table-cell>
          <table:table-cell office:value-type="float" office:value="165">
            <text:p>165</text:p>
          </table:table-cell>
          <table:table-cell office:value-type="float" office:value="-269">
            <text:p>-269</text:p>
          </table:table-cell>
          <table:table-cell office:value-type="float" office:value="-0.513916015625">
            <text:p>-0.5139160156</text:p>
          </table:table-cell>
          <table:table-cell office:value-type="float" office:value="0.158203125">
            <text:p>0.158203125</text:p>
          </table:table-cell>
          <table:table-cell table:formula="of:=[.H44]*[.$Q$1]" office:value-type="float" office:value="158.203125">
            <text:p>158.203125</text:p>
          </table:table-cell>
          <table:table-cell office:value-type="float" office:value="0.74267578125">
            <text:p>0.7426757813</text:p>
          </table:table-cell>
          <table:table-cell office:value-type="float" office:value="2.0381679389313">
            <text:p>2.0381679389</text:p>
          </table:table-cell>
          <table:table-cell office:value-type="float" office:value="3.84732824427481">
            <text:p>3.8473282443</text:p>
          </table:table-cell>
          <table:table-cell table:formula="of:=[.L44]*[.$Q$1]/100" office:value-type="float" office:value="38.4732824427481">
            <text:p>38.4732824427</text:p>
          </table:table-cell>
          <table:table-cell office:value-type="float" office:value="1.53435114503817">
            <text:p>1.534351145</text:p>
          </table:table-cell>
          <table:table-cell office:value-type="float" office:value="21.93">
            <text:p>21.93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string">
            <text:p>2014-01-25_17:56:43_264290</text:p>
          </table:table-cell>
          <table:table-cell office:value-type="float" office:value="491462.984375">
            <text:p>491462.984375</text:p>
          </table:table-cell>
          <table:table-cell office:value-type="float" office:value="8.8">
            <text:p>8.8</text:p>
          </table:table-cell>
          <table:table-cell office:value-type="float" office:value="31">
            <text:p>31</text:p>
          </table:table-cell>
          <table:table-cell office:value-type="float" office:value="130">
            <text:p>130</text:p>
          </table:table-cell>
          <table:table-cell office:value-type="float" office:value="-358">
            <text:p>-358</text:p>
          </table:table-cell>
          <table:table-cell office:value-type="float" office:value="-0.4892578125">
            <text:p>-0.4892578125</text:p>
          </table:table-cell>
          <table:table-cell office:value-type="float" office:value="0.01318359375">
            <text:p>0.0131835938</text:p>
          </table:table-cell>
          <table:table-cell table:formula="of:=[.H45]*[.$Q$1]" office:value-type="float" office:value="13.18359375">
            <text:p>13.18359375</text:p>
          </table:table-cell>
          <table:table-cell office:value-type="float" office:value="0.74951171875">
            <text:p>0.7495117188</text:p>
          </table:table-cell>
          <table:table-cell office:value-type="float" office:value="-9.2824427480916">
            <text:p>-9.2824427481</text:p>
          </table:table-cell>
          <table:table-cell office:value-type="float" office:value="3.88549618320611">
            <text:p>3.8854961832</text:p>
          </table:table-cell>
          <table:table-cell table:formula="of:=[.L45]*[.$Q$1]/100" office:value-type="float" office:value="38.8549618320611">
            <text:p>38.8549618321</text:p>
          </table:table-cell>
          <table:table-cell office:value-type="float" office:value="0.213740458015267">
            <text:p>0.213740458</text:p>
          </table:table-cell>
          <table:table-cell office:value-type="float" office:value="17.83">
            <text:p>17.83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string">
            <text:p>2014-01-25_17:56:43_377228</text:p>
          </table:table-cell>
          <table:table-cell office:value-type="float" office:value="502760.6875">
            <text:p>502760.6875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169">
            <text:p>169</text:p>
          </table:table-cell>
          <table:table-cell office:value-type="float" office:value="-265">
            <text:p>-265</text:p>
          </table:table-cell>
          <table:table-cell office:value-type="float" office:value="-0.70751953125">
            <text:p>-0.7075195313</text:p>
          </table:table-cell>
          <table:table-cell office:value-type="float" office:value="-0.1396484375">
            <text:p>-0.1396484375</text:p>
          </table:table-cell>
          <table:table-cell table:formula="of:=[.H46]*[.$Q$1]" office:value-type="float" office:value="-139.6484375">
            <text:p>-139.6484375</text:p>
          </table:table-cell>
          <table:table-cell office:value-type="float" office:value="0.789306640625">
            <text:p>0.7893066406</text:p>
          </table:table-cell>
          <table:table-cell office:value-type="float" office:value="-5.72519083969466">
            <text:p>-5.7251908397</text:p>
          </table:table-cell>
          <table:table-cell office:value-type="float" office:value="2.65648854961832">
            <text:p>2.6564885496</text:p>
          </table:table-cell>
          <table:table-cell table:formula="of:=[.L46]*[.$Q$1]/100" office:value-type="float" office:value="26.5648854961832">
            <text:p>26.5648854962</text:p>
          </table:table-cell>
          <table:table-cell office:value-type="float" office:value="0.33587786259542">
            <text:p>0.3358778626</text:p>
          </table:table-cell>
          <table:table-cell office:value-type="float" office:value="16.37">
            <text:p>16.37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string">
            <text:p>2014-01-25_17:56:43_490951</text:p>
          </table:table-cell>
          <table:table-cell office:value-type="float" office:value="514129.984375">
            <text:p>514129.984375</text:p>
          </table:table-cell>
          <table:table-cell office:value-type="float" office:value="9.2">
            <text:p>9.2</text:p>
          </table:table-cell>
          <table:table-cell office:value-type="float" office:value="-19">
            <text:p>-19</text:p>
          </table:table-cell>
          <table:table-cell office:value-type="float" office:value="120">
            <text:p>120</text:p>
          </table:table-cell>
          <table:table-cell office:value-type="float" office:value="-213">
            <text:p>-213</text:p>
          </table:table-cell>
          <table:table-cell office:value-type="float" office:value="-0.62255859375">
            <text:p>-0.6225585938</text:p>
          </table:table-cell>
          <table:table-cell office:value-type="float" office:value="0.1728515625">
            <text:p>0.1728515625</text:p>
          </table:table-cell>
          <table:table-cell table:formula="of:=[.H47]*[.$Q$1]" office:value-type="float" office:value="172.8515625">
            <text:p>172.8515625</text:p>
          </table:table-cell>
          <table:table-cell office:value-type="float" office:value="0.67919921875">
            <text:p>0.6791992188</text:p>
          </table:table-cell>
          <table:table-cell office:value-type="float" office:value="-1.09923664122137">
            <text:p>-1.0992366412</text:p>
          </table:table-cell>
          <table:table-cell office:value-type="float" office:value="2.89312977099237">
            <text:p>2.893129771</text:p>
          </table:table-cell>
          <table:table-cell table:formula="of:=[.L47]*[.$Q$1]/100" office:value-type="float" office:value="28.9312977099237">
            <text:p>28.9312977099</text:p>
          </table:table-cell>
          <table:table-cell office:value-type="float" office:value="0.175572519083969">
            <text:p>0.1755725191</text:p>
          </table:table-cell>
          <table:table-cell office:value-type="float" office:value="20.31">
            <text:p>20.31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string">
            <text:p>2014-01-25_17:56:43_605341</text:p>
          </table:table-cell>
          <table:table-cell office:value-type="float" office:value="525624.296875">
            <text:p>525624.296875</text:p>
          </table:table-cell>
          <table:table-cell office:value-type="float" office:value="9.4">
            <text:p>9.4</text:p>
          </table:table-cell>
          <table:table-cell office:value-type="float" office:value="32">
            <text:p>32</text:p>
          </table:table-cell>
          <table:table-cell office:value-type="float" office:value="141">
            <text:p>141</text:p>
          </table:table-cell>
          <table:table-cell office:value-type="float" office:value="-184">
            <text:p>-184</text:p>
          </table:table-cell>
          <table:table-cell office:value-type="float" office:value="-0.570068359375">
            <text:p>-0.5700683594</text:p>
          </table:table-cell>
          <table:table-cell office:value-type="float" office:value="0.22021484375">
            <text:p>0.2202148438</text:p>
          </table:table-cell>
          <table:table-cell table:formula="of:=[.H48]*[.$Q$1]" office:value-type="float" office:value="220.21484375">
            <text:p>220.21484375</text:p>
          </table:table-cell>
          <table:table-cell office:value-type="float" office:value="1.011962890625">
            <text:p>1.0119628906</text:p>
          </table:table-cell>
          <table:table-cell office:value-type="float" office:value="-0.99236641221374">
            <text:p>-0.9923664122</text:p>
          </table:table-cell>
          <table:table-cell office:value-type="float" office:value="1.9236641221374">
            <text:p>1.9236641221</text:p>
          </table:table-cell>
          <table:table-cell table:formula="of:=[.L48]*[.$Q$1]/100" office:value-type="float" office:value="19.236641221374">
            <text:p>19.2366412214</text:p>
          </table:table-cell>
          <table:table-cell office:value-type="float" office:value="0.206106870229008">
            <text:p>0.2061068702</text:p>
          </table:table-cell>
          <table:table-cell office:value-type="float" office:value="20.6">
            <text:p>20.6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string">
            <text:p>2014-01-25_17:56:43_721251</text:p>
          </table:table-cell>
          <table:table-cell office:value-type="float" office:value="537163.171875">
            <text:p>537163.171875</text:p>
          </table:table-cell>
          <table:table-cell office:value-type="float" office:value="9.6">
            <text:p>9.6</text:p>
          </table:table-cell>
          <table:table-cell office:value-type="float" office:value="39">
            <text:p>39</text:p>
          </table:table-cell>
          <table:table-cell office:value-type="float" office:value="131">
            <text:p>131</text:p>
          </table:table-cell>
          <table:table-cell office:value-type="float" office:value="-183">
            <text:p>-183</text:p>
          </table:table-cell>
          <table:table-cell office:value-type="float" office:value="-0.5419921875">
            <text:p>-0.5419921875</text:p>
          </table:table-cell>
          <table:table-cell office:value-type="float" office:value="-0.0849609375">
            <text:p>-0.0849609375</text:p>
          </table:table-cell>
          <table:table-cell table:formula="of:=[.H49]*[.$Q$1]" office:value-type="float" office:value="-84.9609375">
            <text:p>-84.9609375</text:p>
          </table:table-cell>
          <table:table-cell office:value-type="float" office:value="0.63623046875">
            <text:p>0.6362304688</text:p>
          </table:table-cell>
          <table:table-cell office:value-type="float" office:value="-3.29770992366412">
            <text:p>-3.2977099237</text:p>
          </table:table-cell>
          <table:table-cell office:value-type="float" office:value="1.70229007633588">
            <text:p>1.7022900763</text:p>
          </table:table-cell>
          <table:table-cell table:formula="of:=[.L49]*[.$Q$1]/100" office:value-type="float" office:value="17.0229007633588">
            <text:p>17.0229007634</text:p>
          </table:table-cell>
          <table:table-cell office:value-type="float" office:value="0.442748091603054">
            <text:p>0.4427480916</text:p>
          </table:table-cell>
          <table:table-cell office:value-type="float" office:value="28.06">
            <text:p>28.06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string">
            <text:p>2014-01-25_17:56:43_834372</text:p>
          </table:table-cell>
          <table:table-cell office:value-type="float" office:value="548471.484375">
            <text:p>548471.484375</text:p>
          </table:table-cell>
          <table:table-cell office:value-type="float" office:value="9.8">
            <text:p>9.8</text:p>
          </table:table-cell>
          <table:table-cell office:value-type="float" office:value="83">
            <text:p>83</text:p>
          </table:table-cell>
          <table:table-cell office:value-type="float" office:value="226">
            <text:p>226</text:p>
          </table:table-cell>
          <table:table-cell office:value-type="float" office:value="-265">
            <text:p>-265</text:p>
          </table:table-cell>
          <table:table-cell office:value-type="float" office:value="-0.33740234375">
            <text:p>-0.3374023438</text:p>
          </table:table-cell>
          <table:table-cell office:value-type="float" office:value="0.353515625">
            <text:p>0.353515625</text:p>
          </table:table-cell>
          <table:table-cell table:formula="of:=[.H50]*[.$Q$1]" office:value-type="float" office:value="353.515625">
            <text:p>353.515625</text:p>
          </table:table-cell>
          <table:table-cell office:value-type="float" office:value="0.92822265625">
            <text:p>0.9282226563</text:p>
          </table:table-cell>
          <table:table-cell office:value-type="float" office:value="-5.55725190839695">
            <text:p>-5.5572519084</text:p>
          </table:table-cell>
          <table:table-cell office:value-type="float" office:value="1.21374045801527">
            <text:p>1.213740458</text:p>
          </table:table-cell>
          <table:table-cell table:formula="of:=[.L50]*[.$Q$1]/100" office:value-type="float" office:value="12.1374045801527">
            <text:p>12.1374045802</text:p>
          </table:table-cell>
          <table:table-cell office:value-type="float" office:value="0.366412213740458">
            <text:p>0.3664122137</text:p>
          </table:table-cell>
          <table:table-cell office:value-type="float" office:value="18.6">
            <text:p>18.6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string">
            <text:p>2014-01-25_17:56:43_947842</text:p>
          </table:table-cell>
          <table:table-cell office:value-type="float" office:value="559818.09375">
            <text:p>559818.09375</text:p>
          </table:table-cell>
          <table:table-cell office:value-type="float" office:value="10">
            <text:p>10</text:p>
          </table:table-cell>
          <table:table-cell office:value-type="float" office:value="124">
            <text:p>124</text:p>
          </table:table-cell>
          <table:table-cell office:value-type="float" office:value="166">
            <text:p>166</text:p>
          </table:table-cell>
          <table:table-cell office:value-type="float" office:value="-182">
            <text:p>-182</text:p>
          </table:table-cell>
          <table:table-cell office:value-type="float" office:value="-0.640380859375">
            <text:p>-0.6403808594</text:p>
          </table:table-cell>
          <table:table-cell office:value-type="float" office:value="0.133544921875">
            <text:p>0.1335449219</text:p>
          </table:table-cell>
          <table:table-cell table:formula="of:=[.H51]*[.$Q$1]" office:value-type="float" office:value="133.544921875">
            <text:p>133.544921875</text:p>
          </table:table-cell>
          <table:table-cell office:value-type="float" office:value="0.505126953125">
            <text:p>0.5051269531</text:p>
          </table:table-cell>
          <table:table-cell office:value-type="float" office:value="2.61068702290076">
            <text:p>2.6106870229</text:p>
          </table:table-cell>
          <table:table-cell office:value-type="float" office:value="3.34351145038168">
            <text:p>3.3435114504</text:p>
          </table:table-cell>
          <table:table-cell table:formula="of:=[.L51]*[.$Q$1]/100" office:value-type="float" office:value="33.4351145038168">
            <text:p>33.4351145038</text:p>
          </table:table-cell>
          <table:table-cell office:value-type="float" office:value="0.572519083969466">
            <text:p>0.572519084</text:p>
          </table:table-cell>
          <table:table-cell office:value-type="float" office:value="17.61">
            <text:p>17.61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string">
            <text:p>2014-01-25_17:56:44_061486</text:p>
          </table:table-cell>
          <table:table-cell office:value-type="float" office:value="571189.6875">
            <text:p>571189.6875</text:p>
          </table:table-cell>
          <table:table-cell office:value-type="float" office:value="10.2">
            <text:p>10.2</text:p>
          </table:table-cell>
          <table:table-cell office:value-type="float" office:value="133">
            <text:p>133</text:p>
          </table:table-cell>
          <table:table-cell office:value-type="float" office:value="194">
            <text:p>194</text:p>
          </table:table-cell>
          <table:table-cell office:value-type="float" office:value="-373">
            <text:p>-373</text:p>
          </table:table-cell>
          <table:table-cell office:value-type="float" office:value="-0.51513671875">
            <text:p>-0.5151367188</text:p>
          </table:table-cell>
          <table:table-cell office:value-type="float" office:value="0.04638671875">
            <text:p>0.0463867188</text:p>
          </table:table-cell>
          <table:table-cell table:formula="of:=[.H52]*[.$Q$1]" office:value-type="float" office:value="46.38671875">
            <text:p>46.38671875</text:p>
          </table:table-cell>
          <table:table-cell office:value-type="float" office:value="0.9521484375">
            <text:p>0.9521484375</text:p>
          </table:table-cell>
          <table:table-cell office:value-type="float" office:value="-2.36641221374046">
            <text:p>-2.3664122137</text:p>
          </table:table-cell>
          <table:table-cell office:value-type="float" office:value="2.51908396946565">
            <text:p>2.5190839695</text:p>
          </table:table-cell>
          <table:table-cell table:formula="of:=[.L52]*[.$Q$1]/100" office:value-type="float" office:value="25.1908396946565">
            <text:p>25.1908396947</text:p>
          </table:table-cell>
          <table:table-cell office:value-type="float" office:value="-1.90839694656489">
            <text:p>-1.9083969466</text:p>
          </table:table-cell>
          <table:table-cell office:value-type="float" office:value="19.58">
            <text:p>19.58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string">
            <text:p>2014-01-25_17:56:44_175509</text:p>
          </table:table-cell>
          <table:table-cell office:value-type="float" office:value="582587.1875">
            <text:p>582587.1875</text:p>
          </table:table-cell>
          <table:table-cell office:value-type="float" office:value="10.4">
            <text:p>10.4</text:p>
          </table:table-cell>
          <table:table-cell office:value-type="float" office:value="-65">
            <text:p>-65</text:p>
          </table:table-cell>
          <table:table-cell office:value-type="float" office:value="66">
            <text:p>66</text:p>
          </table:table-cell>
          <table:table-cell office:value-type="float" office:value="-142">
            <text:p>-142</text:p>
          </table:table-cell>
          <table:table-cell office:value-type="float" office:value="-0.461181640625">
            <text:p>-0.4611816406</text:p>
          </table:table-cell>
          <table:table-cell office:value-type="float" office:value="-0.1064453125">
            <text:p>-0.1064453125</text:p>
          </table:table-cell>
          <table:table-cell table:formula="of:=[.H53]*[.$Q$1]" office:value-type="float" office:value="-106.4453125">
            <text:p>-106.4453125</text:p>
          </table:table-cell>
          <table:table-cell office:value-type="float" office:value="0.74658203125">
            <text:p>0.7465820313</text:p>
          </table:table-cell>
          <table:table-cell office:value-type="float" office:value="-0.824427480916031">
            <text:p>-0.8244274809</text:p>
          </table:table-cell>
          <table:table-cell office:value-type="float" office:value="1.45038167938931">
            <text:p>1.4503816794</text:p>
          </table:table-cell>
          <table:table-cell table:formula="of:=[.L53]*[.$Q$1]/100" office:value-type="float" office:value="14.5038167938931">
            <text:p>14.5038167939</text:p>
          </table:table-cell>
          <table:table-cell office:value-type="float" office:value="0.412213740458015">
            <text:p>0.4122137405</text:p>
          </table:table-cell>
          <table:table-cell office:value-type="float" office:value="17.78">
            <text:p>17.78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string">
            <text:p>2014-01-25_17:56:44_288351</text:p>
          </table:table-cell>
          <table:table-cell office:value-type="float" office:value="593868.578125">
            <text:p>593868.578125</text:p>
          </table:table-cell>
          <table:table-cell office:value-type="float" office:value="10.6">
            <text:p>10.6</text:p>
          </table:table-cell>
          <table:table-cell office:value-type="float" office:value="192">
            <text:p>192</text:p>
          </table:table-cell>
          <table:table-cell office:value-type="float" office:value="209">
            <text:p>209</text:p>
          </table:table-cell>
          <table:table-cell office:value-type="float" office:value="-170">
            <text:p>-170</text:p>
          </table:table-cell>
          <table:table-cell office:value-type="float" office:value="-0.40185546875">
            <text:p>-0.4018554688</text:p>
          </table:table-cell>
          <table:table-cell office:value-type="float" office:value="0.196044921875">
            <text:p>0.1960449219</text:p>
          </table:table-cell>
          <table:table-cell table:formula="of:=[.H54]*[.$Q$1]" office:value-type="float" office:value="196.044921875">
            <text:p>196.044921875</text:p>
          </table:table-cell>
          <table:table-cell office:value-type="float" office:value="1.1328125">
            <text:p>1.1328125</text:p>
          </table:table-cell>
          <table:table-cell office:value-type="float" office:value="-1.45038167938931">
            <text:p>-1.4503816794</text:p>
          </table:table-cell>
          <table:table-cell office:value-type="float" office:value="1.40458015267176">
            <text:p>1.4045801527</text:p>
          </table:table-cell>
          <table:table-cell table:formula="of:=[.L54]*[.$Q$1]/100" office:value-type="float" office:value="14.0458015267176">
            <text:p>14.0458015267</text:p>
          </table:table-cell>
          <table:table-cell office:value-type="float" office:value="0.251908396946565">
            <text:p>0.2519083969</text:p>
          </table:table-cell>
          <table:table-cell office:value-type="float" office:value="18.99">
            <text:p>18.99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string">
            <text:p>2014-01-25_17:56:44_402450</text:p>
          </table:table-cell>
          <table:table-cell office:value-type="float" office:value="605279.671875">
            <text:p>605279.671875</text:p>
          </table:table-cell>
          <table:table-cell office:value-type="float" office:value="10.8">
            <text:p>10.8</text:p>
          </table:table-cell>
          <table:table-cell office:value-type="float" office:value="86">
            <text:p>86</text:p>
          </table:table-cell>
          <table:table-cell office:value-type="float" office:value="186">
            <text:p>186</text:p>
          </table:table-cell>
          <table:table-cell office:value-type="float" office:value="-207">
            <text:p>-207</text:p>
          </table:table-cell>
          <table:table-cell office:value-type="float" office:value="-0.54443359375">
            <text:p>-0.5444335938</text:p>
          </table:table-cell>
          <table:table-cell office:value-type="float" office:value="-0.039794921875">
            <text:p>-0.0397949219</text:p>
          </table:table-cell>
          <table:table-cell table:formula="of:=[.H55]*[.$Q$1]" office:value-type="float" office:value="-39.794921875">
            <text:p>-39.794921875</text:p>
          </table:table-cell>
          <table:table-cell office:value-type="float" office:value="1.0849609375">
            <text:p>1.0849609375</text:p>
          </table:table-cell>
          <table:table-cell office:value-type="float" office:value="-4.56488549618321">
            <text:p>-4.5648854962</text:p>
          </table:table-cell>
          <table:table-cell office:value-type="float" office:value="1.46564885496183">
            <text:p>1.465648855</text:p>
          </table:table-cell>
          <table:table-cell table:formula="of:=[.L55]*[.$Q$1]/100" office:value-type="float" office:value="14.6564885496183">
            <text:p>14.6564885496</text:p>
          </table:table-cell>
          <table:table-cell office:value-type="float" office:value="1.58015267175573">
            <text:p>1.5801526718</text:p>
          </table:table-cell>
          <table:table-cell office:value-type="float" office:value="18.26">
            <text:p>18.26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string">
            <text:p>2014-01-25_17:56:44_515279</text:p>
          </table:table-cell>
          <table:table-cell office:value-type="float" office:value="616561.484375">
            <text:p>616561.484375</text:p>
          </table:table-cell>
          <table:table-cell office:value-type="float" office:value="11">
            <text:p>11</text:p>
          </table:table-cell>
          <table:table-cell office:value-type="float" office:value="-61">
            <text:p>-61</text:p>
          </table:table-cell>
          <table:table-cell office:value-type="float" office:value="158">
            <text:p>158</text:p>
          </table:table-cell>
          <table:table-cell office:value-type="float" office:value="-275">
            <text:p>-275</text:p>
          </table:table-cell>
          <table:table-cell office:value-type="float" office:value="-0.405029296875">
            <text:p>-0.4050292969</text:p>
          </table:table-cell>
          <table:table-cell office:value-type="float" office:value="0.109375">
            <text:p>0.109375</text:p>
          </table:table-cell>
          <table:table-cell table:formula="of:=[.H56]*[.$Q$1]" office:value-type="float" office:value="109.375">
            <text:p>109.375</text:p>
          </table:table-cell>
          <table:table-cell office:value-type="float" office:value="0.67919921875">
            <text:p>0.6791992188</text:p>
          </table:table-cell>
          <table:table-cell office:value-type="float" office:value="-2.66412213740458">
            <text:p>-2.6641221374</text:p>
          </table:table-cell>
          <table:table-cell office:value-type="float" office:value="0.709923664122137">
            <text:p>0.7099236641</text:p>
          </table:table-cell>
          <table:table-cell table:formula="of:=[.L56]*[.$Q$1]/100" office:value-type="float" office:value="7.09923664122137">
            <text:p>7.0992366412</text:p>
          </table:table-cell>
          <table:table-cell office:value-type="float" office:value="0.0610687022900763">
            <text:p>0.0610687023</text:p>
          </table:table-cell>
          <table:table-cell office:value-type="float" office:value="17.15">
            <text:p>17.15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string">
            <text:p>2014-01-25_17:56:44_628723</text:p>
          </table:table-cell>
          <table:table-cell office:value-type="float" office:value="627906.484375">
            <text:p>627906.484375</text:p>
          </table:table-cell>
          <table:table-cell office:value-type="float" office:value="11.2">
            <text:p>11.2</text:p>
          </table:table-cell>
          <table:table-cell office:value-type="float" office:value="117">
            <text:p>117</text:p>
          </table:table-cell>
          <table:table-cell office:value-type="float" office:value="169">
            <text:p>169</text:p>
          </table:table-cell>
          <table:table-cell office:value-type="float" office:value="-230">
            <text:p>-230</text:p>
          </table:table-cell>
          <table:table-cell office:value-type="float" office:value="-0.572265625">
            <text:p>-0.572265625</text:p>
          </table:table-cell>
          <table:table-cell office:value-type="float" office:value="0.129638671875">
            <text:p>0.1296386719</text:p>
          </table:table-cell>
          <table:table-cell table:formula="of:=[.H57]*[.$Q$1]" office:value-type="float" office:value="129.638671875">
            <text:p>129.638671875</text:p>
          </table:table-cell>
          <table:table-cell office:value-type="float" office:value="0.938232421875">
            <text:p>0.9382324219</text:p>
          </table:table-cell>
          <table:table-cell office:value-type="float" office:value="0.572519083969466">
            <text:p>0.572519084</text:p>
          </table:table-cell>
          <table:table-cell office:value-type="float" office:value="1.66412213740458">
            <text:p>1.6641221374</text:p>
          </table:table-cell>
          <table:table-cell table:formula="of:=[.L57]*[.$Q$1]/100" office:value-type="float" office:value="16.6412213740458">
            <text:p>16.641221374</text:p>
          </table:table-cell>
          <table:table-cell office:value-type="float" office:value="-0.213740458015267">
            <text:p>-0.213740458</text:p>
          </table:table-cell>
          <table:table-cell office:value-type="float" office:value="19.07">
            <text:p>19.07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string">
            <text:p>2014-01-25_17:56:44_743071</text:p>
          </table:table-cell>
          <table:table-cell office:value-type="float" office:value="639342.28125">
            <text:p>639342.28125</text:p>
          </table:table-cell>
          <table:table-cell office:value-type="float" office:value="11.4">
            <text:p>11.4</text:p>
          </table:table-cell>
          <table:table-cell office:value-type="float" office:value="130">
            <text:p>130</text:p>
          </table:table-cell>
          <table:table-cell office:value-type="float" office:value="233">
            <text:p>233</text:p>
          </table:table-cell>
          <table:table-cell office:value-type="float" office:value="-293">
            <text:p>-293</text:p>
          </table:table-cell>
          <table:table-cell office:value-type="float" office:value="-0.709716796875">
            <text:p>-0.7097167969</text:p>
          </table:table-cell>
          <table:table-cell office:value-type="float" office:value="-0.061767578125">
            <text:p>-0.0617675781</text:p>
          </table:table-cell>
          <table:table-cell table:formula="of:=[.H58]*[.$Q$1]" office:value-type="float" office:value="-61.767578125">
            <text:p>-61.767578125</text:p>
          </table:table-cell>
          <table:table-cell office:value-type="float" office:value="0.49169921875">
            <text:p>0.4916992188</text:p>
          </table:table-cell>
          <table:table-cell office:value-type="float" office:value="-0.49618320610687">
            <text:p>-0.4961832061</text:p>
          </table:table-cell>
          <table:table-cell office:value-type="float" office:value="2.76335877862595">
            <text:p>2.7633587786</text:p>
          </table:table-cell>
          <table:table-cell table:formula="of:=[.L58]*[.$Q$1]/100" office:value-type="float" office:value="27.6335877862595">
            <text:p>27.6335877863</text:p>
          </table:table-cell>
          <table:table-cell office:value-type="float" office:value="1.46564885496183">
            <text:p>1.465648855</text:p>
          </table:table-cell>
          <table:table-cell office:value-type="float" office:value="18.58">
            <text:p>18.58</text:p>
          </table:table-cell>
          <table:table-cell office:value-type="float" office:value="263">
            <text:p>263</text:p>
          </table:table-cell>
          <table:table-cell/>
        </table:table-row>
        <table:table-row table:style-name="ro1">
          <table:table-cell office:value-type="string">
            <text:p>2014-01-25_17:56:44_855765</text:p>
          </table:table-cell>
          <table:table-cell office:value-type="float" office:value="650610.078125">
            <text:p>650610.078125</text:p>
          </table:table-cell>
          <table:table-cell office:value-type="float" office:value="11.6">
            <text:p>11.6</text:p>
          </table:table-cell>
          <table:table-cell office:value-type="float" office:value="115">
            <text:p>115</text:p>
          </table:table-cell>
          <table:table-cell office:value-type="float" office:value="124">
            <text:p>124</text:p>
          </table:table-cell>
          <table:table-cell office:value-type="float" office:value="-176">
            <text:p>-176</text:p>
          </table:table-cell>
          <table:table-cell office:value-type="float" office:value="-0.625732421875">
            <text:p>-0.6257324219</text:p>
          </table:table-cell>
          <table:table-cell office:value-type="float" office:value="-0.09912109375">
            <text:p>-0.0991210938</text:p>
          </table:table-cell>
          <table:table-cell table:formula="of:=[.H59]*[.$Q$1]" office:value-type="float" office:value="-99.12109375">
            <text:p>-99.12109375</text:p>
          </table:table-cell>
          <table:table-cell office:value-type="float" office:value="0.74755859375">
            <text:p>0.7475585938</text:p>
          </table:table-cell>
          <table:table-cell office:value-type="float" office:value="-4.80916030534351">
            <text:p>-4.8091603053</text:p>
          </table:table-cell>
          <table:table-cell office:value-type="float" office:value="0.0763358778625954">
            <text:p>0.0763358779</text:p>
          </table:table-cell>
          <table:table-cell table:formula="of:=[.L59]*[.$Q$1]/100" office:value-type="float" office:value="0.763358778625954">
            <text:p>0.7633587786</text:p>
          </table:table-cell>
          <table:table-cell office:value-type="float" office:value="-1.32824427480916">
            <text:p>-1.3282442748</text:p>
          </table:table-cell>
          <table:table-cell office:value-type="float" office:value="16.39">
            <text:p>16.39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string">
            <text:p>2014-01-25_17:56:44_969840</text:p>
          </table:table-cell>
          <table:table-cell office:value-type="float" office:value="662019.078125">
            <text:p>662019.078125</text:p>
          </table:table-cell>
          <table:table-cell office:value-type="float" office:value="11.8">
            <text:p>11.8</text:p>
          </table:table-cell>
          <table:table-cell office:value-type="float" office:value="34">
            <text:p>34</text:p>
          </table:table-cell>
          <table:table-cell office:value-type="float" office:value="182">
            <text:p>182</text:p>
          </table:table-cell>
          <table:table-cell office:value-type="float" office:value="-299">
            <text:p>-299</text:p>
          </table:table-cell>
          <table:table-cell office:value-type="float" office:value="-0.58935546875">
            <text:p>-0.5893554688</text:p>
          </table:table-cell>
          <table:table-cell office:value-type="float" office:value="0.23828125">
            <text:p>0.23828125</text:p>
          </table:table-cell>
          <table:table-cell table:formula="of:=[.H60]*[.$Q$1]" office:value-type="float" office:value="238.28125">
            <text:p>238.28125</text:p>
          </table:table-cell>
          <table:table-cell office:value-type="float" office:value="0.88916015625">
            <text:p>0.8891601563</text:p>
          </table:table-cell>
          <table:table-cell office:value-type="float" office:value="-2.33587786259542">
            <text:p>-2.3358778626</text:p>
          </table:table-cell>
          <table:table-cell office:value-type="float" office:value="1.52671755725191">
            <text:p>1.5267175573</text:p>
          </table:table-cell>
          <table:table-cell table:formula="of:=[.L60]*[.$Q$1]/100" office:value-type="float" office:value="15.2671755725191">
            <text:p>15.2671755725</text:p>
          </table:table-cell>
          <table:table-cell office:value-type="float" office:value="1.18320610687023">
            <text:p>1.1832061069</text:p>
          </table:table-cell>
          <table:table-cell office:value-type="float" office:value="18.63">
            <text:p>18.63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string">
            <text:p>2014-01-25_17:56:45_083105</text:p>
          </table:table-cell>
          <table:table-cell office:value-type="float" office:value="673377.578125">
            <text:p>673377.578125</text:p>
          </table:table-cell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  <table:table-cell office:value-type="float" office:value="158">
            <text:p>158</text:p>
          </table:table-cell>
          <table:table-cell office:value-type="float" office:value="-164">
            <text:p>-164</text:p>
          </table:table-cell>
          <table:table-cell office:value-type="float" office:value="-0.579833984375">
            <text:p>-0.5798339844</text:p>
          </table:table-cell>
          <table:table-cell office:value-type="float" office:value="0.132080078125">
            <text:p>0.1320800781</text:p>
          </table:table-cell>
          <table:table-cell table:formula="of:=[.H61]*[.$Q$1]" office:value-type="float" office:value="132.080078125">
            <text:p>132.080078125</text:p>
          </table:table-cell>
          <table:table-cell office:value-type="float" office:value="0.662109375">
            <text:p>0.662109375</text:p>
          </table:table-cell>
          <table:table-cell office:value-type="float" office:value="-0.900763358778626">
            <text:p>-0.9007633588</text:p>
          </table:table-cell>
          <table:table-cell office:value-type="float" office:value="0.694656488549618">
            <text:p>0.6946564885</text:p>
          </table:table-cell>
          <table:table-cell table:formula="of:=[.L61]*[.$Q$1]/100" office:value-type="float" office:value="6.94656488549618">
            <text:p>6.9465648855</text:p>
          </table:table-cell>
          <table:table-cell office:value-type="float" office:value="1.56488549618321">
            <text:p>1.5648854962</text:p>
          </table:table-cell>
          <table:table-cell office:value-type="float" office:value="18.53">
            <text:p>18.53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string">
            <text:p>2014-01-25_17:56:45_197482</text:p>
          </table:table-cell>
          <table:table-cell office:value-type="float" office:value="684783.1875">
            <text:p>684783.1875</text:p>
          </table:table-cell>
          <table:table-cell office:value-type="float" office:value="12.2">
            <text:p>12.2</text:p>
          </table:table-cell>
          <table:table-cell office:value-type="float" office:value="-12">
            <text:p>-12</text:p>
          </table:table-cell>
          <table:table-cell office:value-type="float" office:value="133">
            <text:p>133</text:p>
          </table:table-cell>
          <table:table-cell office:value-type="float" office:value="-267">
            <text:p>-267</text:p>
          </table:table-cell>
          <table:table-cell office:value-type="float" office:value="-0.49560546875">
            <text:p>-0.4956054688</text:p>
          </table:table-cell>
          <table:table-cell office:value-type="float" office:value="0.139892578125">
            <text:p>0.1398925781</text:p>
          </table:table-cell>
          <table:table-cell table:formula="of:=[.H62]*[.$Q$1]" office:value-type="float" office:value="139.892578125">
            <text:p>139.892578125</text:p>
          </table:table-cell>
          <table:table-cell office:value-type="float" office:value="0.82470703125">
            <text:p>0.8247070313</text:p>
          </table:table-cell>
          <table:table-cell office:value-type="float" office:value="-4.13740458015267">
            <text:p>-4.1374045802</text:p>
          </table:table-cell>
          <table:table-cell office:value-type="float" office:value="3.55725190839695">
            <text:p>3.5572519084</text:p>
          </table:table-cell>
          <table:table-cell table:formula="of:=[.L62]*[.$Q$1]/100" office:value-type="float" office:value="35.5725190839695">
            <text:p>35.572519084</text:p>
          </table:table-cell>
          <table:table-cell office:value-type="float" office:value="0.870229007633588">
            <text:p>0.8702290076</text:p>
          </table:table-cell>
          <table:table-cell office:value-type="float" office:value="16.74">
            <text:p>16.74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string">
            <text:p>2014-01-25_17:56:45_310141</text:p>
          </table:table-cell>
          <table:table-cell office:value-type="float" office:value="696048.28125">
            <text:p>696048.28125</text:p>
          </table:table-cell>
          <table:table-cell office:value-type="float" office:value="12.4">
            <text:p>12.4</text:p>
          </table:table-cell>
          <table:table-cell office:value-type="float" office:value="168">
            <text:p>168</text:p>
          </table:table-cell>
          <table:table-cell office:value-type="float" office:value="84">
            <text:p>84</text:p>
          </table:table-cell>
          <table:table-cell office:value-type="float" office:value="-147">
            <text:p>-147</text:p>
          </table:table-cell>
          <table:table-cell office:value-type="float" office:value="-0.595947265625">
            <text:p>-0.5959472656</text:p>
          </table:table-cell>
          <table:table-cell office:value-type="float" office:value="0.12939453125">
            <text:p>0.1293945313</text:p>
          </table:table-cell>
          <table:table-cell table:formula="of:=[.H63]*[.$Q$1]" office:value-type="float" office:value="129.39453125">
            <text:p>129.39453125</text:p>
          </table:table-cell>
          <table:table-cell office:value-type="float" office:value="0.8916015625">
            <text:p>0.8916015625</text:p>
          </table:table-cell>
          <table:table-cell office:value-type="float" office:value="0.603053435114504">
            <text:p>0.6030534351</text:p>
          </table:table-cell>
          <table:table-cell office:value-type="float" office:value="2.34351145038168">
            <text:p>2.3435114504</text:p>
          </table:table-cell>
          <table:table-cell table:formula="of:=[.L63]*[.$Q$1]/100" office:value-type="float" office:value="23.4351145038168">
            <text:p>23.4351145038</text:p>
          </table:table-cell>
          <table:table-cell office:value-type="float" office:value="0.778625954198473">
            <text:p>0.7786259542</text:p>
          </table:table-cell>
          <table:table-cell office:value-type="float" office:value="17.59">
            <text:p>17.59</text:p>
          </table:table-cell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string">
            <text:p>2014-01-25_17:56:45_424502</text:p>
          </table:table-cell>
          <table:table-cell office:value-type="float" office:value="707484.46875">
            <text:p>707484.46875</text:p>
          </table:table-cell>
          <table:table-cell office:value-type="float" office:value="12.6">
            <text:p>12.6</text:p>
          </table:table-cell>
          <table:table-cell office:value-type="float" office:value="124">
            <text:p>124</text:p>
          </table:table-cell>
          <table:table-cell office:value-type="float" office:value="184">
            <text:p>184</text:p>
          </table:table-cell>
          <table:table-cell office:value-type="float" office:value="-63">
            <text:p>-63</text:p>
          </table:table-cell>
          <table:table-cell office:value-type="float" office:value="-0.5634765625">
            <text:p>-0.5634765625</text:p>
          </table:table-cell>
          <table:table-cell office:value-type="float" office:value="0.181396484375">
            <text:p>0.1813964844</text:p>
          </table:table-cell>
          <table:table-cell table:formula="of:=[.H64]*[.$Q$1]" office:value-type="float" office:value="181.396484375">
            <text:p>181.396484375</text:p>
          </table:table-cell>
          <table:table-cell office:value-type="float" office:value="0.94482421875">
            <text:p>0.9448242188</text:p>
          </table:table-cell>
          <table:table-cell office:value-type="float" office:value="-4.67175572519084">
            <text:p>-4.6717557252</text:p>
          </table:table-cell>
          <table:table-cell office:value-type="float" office:value="0.450381679389313">
            <text:p>0.4503816794</text:p>
          </table:table-cell>
          <table:table-cell table:formula="of:=[.L64]*[.$Q$1]/100" office:value-type="float" office:value="4.50381679389313">
            <text:p>4.5038167939</text:p>
          </table:table-cell>
          <table:table-cell office:value-type="float" office:value="1.13740458015267">
            <text:p>1.1374045802</text:p>
          </table:table-cell>
          <table:table-cell office:value-type="float" office:value="17.71">
            <text:p>17.71</text:p>
          </table:table-cell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string">
            <text:p>2014-01-25_17:56:45_537176</text:p>
          </table:table-cell>
          <table:table-cell office:value-type="float" office:value="718759.796875">
            <text:p>718759.796875</text:p>
          </table:table-cell>
          <table:table-cell office:value-type="float" office:value="12.8">
            <text:p>12.8</text:p>
          </table:table-cell>
          <table:table-cell office:value-type="float" office:value="240">
            <text:p>240</text:p>
          </table:table-cell>
          <table:table-cell office:value-type="float" office:value="164">
            <text:p>164</text:p>
          </table:table-cell>
          <table:table-cell office:value-type="float" office:value="-206">
            <text:p>-206</text:p>
          </table:table-cell>
          <table:table-cell office:value-type="float" office:value="-0.395263671875">
            <text:p>-0.3952636719</text:p>
          </table:table-cell>
          <table:table-cell office:value-type="float" office:value="0.274169921875">
            <text:p>0.2741699219</text:p>
          </table:table-cell>
          <table:table-cell table:formula="of:=[.H65]*[.$Q$1]" office:value-type="float" office:value="274.169921875">
            <text:p>274.169921875</text:p>
          </table:table-cell>
          <table:table-cell office:value-type="float" office:value="0.24658203125">
            <text:p>0.2465820313</text:p>
          </table:table-cell>
          <table:table-cell office:value-type="float" office:value="-6.16030534351145">
            <text:p>-6.1603053435</text:p>
          </table:table-cell>
          <table:table-cell office:value-type="float" office:value="-1.89312977099237">
            <text:p>-1.893129771</text:p>
          </table:table-cell>
          <table:table-cell table:formula="of:=[.L65]*[.$Q$1]/100" office:value-type="float" office:value="-18.9312977099237">
            <text:p>-18.9312977099</text:p>
          </table:table-cell>
          <table:table-cell office:value-type="float" office:value="0.816793893129771">
            <text:p>0.8167938931</text:p>
          </table:table-cell>
          <table:table-cell office:value-type="float" office:value="16.8">
            <text:p>16.8</text:p>
          </table:table-cell>
          <table:table-cell office:value-type="float" office:value="268">
            <text:p>268</text:p>
          </table:table-cell>
          <table:table-cell/>
        </table:table-row>
        <table:table-row table:style-name="ro1">
          <table:table-cell office:value-type="string">
            <text:p>2014-01-25_17:56:45_650865</text:p>
          </table:table-cell>
          <table:table-cell office:value-type="float" office:value="730120.671875">
            <text:p>730120.671875</text:p>
          </table:table-cell>
          <table:table-cell office:value-type="float" office:value="13">
            <text:p>13</text:p>
          </table:table-cell>
          <table:table-cell office:value-type="float" office:value="-9">
            <text:p>-9</text:p>
          </table:table-cell>
          <table:table-cell office:value-type="float" office:value="277">
            <text:p>277</text:p>
          </table:table-cell>
          <table:table-cell office:value-type="float" office:value="-375">
            <text:p>-375</text:p>
          </table:table-cell>
          <table:table-cell office:value-type="float" office:value="-0.461669921875">
            <text:p>-0.4616699219</text:p>
          </table:table-cell>
          <table:table-cell office:value-type="float" office:value="0.231201171875">
            <text:p>0.2312011719</text:p>
          </table:table-cell>
          <table:table-cell table:formula="of:=[.H66]*[.$Q$1]" office:value-type="float" office:value="231.201171875">
            <text:p>231.201171875</text:p>
          </table:table-cell>
          <table:table-cell office:value-type="float" office:value="1.300048828125">
            <text:p>1.3000488281</text:p>
          </table:table-cell>
          <table:table-cell office:value-type="float" office:value="-1.70992366412214">
            <text:p>-1.7099236641</text:p>
          </table:table-cell>
          <table:table-cell office:value-type="float" office:value="-0.396946564885496">
            <text:p>-0.3969465649</text:p>
          </table:table-cell>
          <table:table-cell table:formula="of:=[.L66]*[.$Q$1]/100" office:value-type="float" office:value="-3.96946564885496">
            <text:p>-3.9694656489</text:p>
          </table:table-cell>
          <table:table-cell office:value-type="float" office:value="-0.923664122137405">
            <text:p>-0.9236641221</text:p>
          </table:table-cell>
          <table:table-cell office:value-type="float" office:value="16.03">
            <text:p>16.03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string">
            <text:p>2014-01-25_17:56:45_764976</text:p>
          </table:table-cell>
          <table:table-cell office:value-type="float" office:value="741531.890625">
            <text:p>741531.890625</text:p>
          </table:table-cell>
          <table:table-cell office:value-type="float" office:value="13.2">
            <text:p>13.2</text:p>
          </table:table-cell>
          <table:table-cell office:value-type="float" office:value="-13">
            <text:p>-13</text:p>
          </table:table-cell>
          <table:table-cell office:value-type="float" office:value="241">
            <text:p>241</text:p>
          </table:table-cell>
          <table:table-cell office:value-type="float" office:value="-309">
            <text:p>-309</text:p>
          </table:table-cell>
          <table:table-cell office:value-type="float" office:value="-0.709228515625">
            <text:p>-0.7092285156</text:p>
          </table:table-cell>
          <table:table-cell office:value-type="float" office:value="-0.1962890625">
            <text:p>-0.1962890625</text:p>
          </table:table-cell>
          <table:table-cell table:formula="of:=[.H67]*[.$Q$1]" office:value-type="float" office:value="-196.2890625">
            <text:p>-196.2890625</text:p>
          </table:table-cell>
          <table:table-cell office:value-type="float" office:value="1.226806640625">
            <text:p>1.2268066406</text:p>
          </table:table-cell>
          <table:table-cell office:value-type="float" office:value="-7.50381679389313">
            <text:p>-7.5038167939</text:p>
          </table:table-cell>
          <table:table-cell office:value-type="float" office:value="4.7175572519084">
            <text:p>4.7175572519</text:p>
          </table:table-cell>
          <table:table-cell table:formula="of:=[.L67]*[.$Q$1]/100" office:value-type="float" office:value="47.175572519084">
            <text:p>47.1755725191</text:p>
          </table:table-cell>
          <table:table-cell office:value-type="float" office:value="1.44274809160305">
            <text:p>1.4427480916</text:p>
          </table:table-cell>
          <table:table-cell office:value-type="float" office:value="18.12">
            <text:p>18.12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string">
            <text:p>2014-01-25_17:56:45_878019</text:p>
          </table:table-cell>
          <table:table-cell office:value-type="float" office:value="752836.203125">
            <text:p>752836.203125</text:p>
          </table:table-cell>
          <table:table-cell office:value-type="float" office:value="13.4">
            <text:p>13.4</text:p>
          </table:table-cell>
          <table:table-cell office:value-type="float" office:value="-149">
            <text:p>-149</text:p>
          </table:table-cell>
          <table:table-cell office:value-type="float" office:value="125">
            <text:p>125</text:p>
          </table:table-cell>
          <table:table-cell office:value-type="float" office:value="-122">
            <text:p>-122</text:p>
          </table:table-cell>
          <table:table-cell office:value-type="float" office:value="-0.563720703125">
            <text:p>-0.5637207031</text:p>
          </table:table-cell>
          <table:table-cell office:value-type="float" office:value="0.0185546875">
            <text:p>0.0185546875</text:p>
          </table:table-cell>
          <table:table-cell table:formula="of:=[.H68]*[.$Q$1]" office:value-type="float" office:value="18.5546875">
            <text:p>18.5546875</text:p>
          </table:table-cell>
          <table:table-cell office:value-type="float" office:value="1.028076171875">
            <text:p>1.0280761719</text:p>
          </table:table-cell>
          <table:table-cell office:value-type="float" office:value="9.86259541984733">
            <text:p>9.8625954198</text:p>
          </table:table-cell>
          <table:table-cell office:value-type="float" office:value="3.19083969465649">
            <text:p>3.1908396947</text:p>
          </table:table-cell>
          <table:table-cell table:formula="of:=[.L68]*[.$Q$1]/100" office:value-type="float" office:value="31.9083969465649">
            <text:p>31.9083969466</text:p>
          </table:table-cell>
          <table:table-cell office:value-type="float" office:value="1.89312977099237">
            <text:p>1.893129771</text:p>
          </table:table-cell>
          <table:table-cell office:value-type="float" office:value="19.31">
            <text:p>19.31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string">
            <text:p>2014-01-25_17:56:45_991755</text:p>
          </table:table-cell>
          <table:table-cell office:value-type="float" office:value="764210.078125">
            <text:p>764210.078125</text:p>
          </table:table-cell>
          <table:table-cell office:value-type="float" office:value="13.6">
            <text:p>13.6</text:p>
          </table:table-cell>
          <table:table-cell office:value-type="float" office:value="-42">
            <text:p>-42</text:p>
          </table:table-cell>
          <table:table-cell office:value-type="float" office:value="217">
            <text:p>217</text:p>
          </table:table-cell>
          <table:table-cell office:value-type="float" office:value="-241">
            <text:p>-241</text:p>
          </table:table-cell>
          <table:table-cell office:value-type="float" office:value="-0.572509765625">
            <text:p>-0.5725097656</text:p>
          </table:table-cell>
          <table:table-cell office:value-type="float" office:value="0.54052734375">
            <text:p>0.5405273438</text:p>
          </table:table-cell>
          <table:table-cell table:formula="of:=[.H69]*[.$Q$1]" office:value-type="float" office:value="540.52734375">
            <text:p>540.52734375</text:p>
          </table:table-cell>
          <table:table-cell office:value-type="float" office:value="0.60888671875">
            <text:p>0.6088867188</text:p>
          </table:table-cell>
          <table:table-cell office:value-type="float" office:value="-7.9618320610687">
            <text:p>-7.9618320611</text:p>
          </table:table-cell>
          <table:table-cell office:value-type="float" office:value="4.77099236641221">
            <text:p>4.7709923664</text:p>
          </table:table-cell>
          <table:table-cell table:formula="of:=[.L69]*[.$Q$1]/100" office:value-type="float" office:value="47.7099236641221">
            <text:p>47.7099236641</text:p>
          </table:table-cell>
          <table:table-cell office:value-type="float" office:value="2.76335877862595">
            <text:p>2.7633587786</text:p>
          </table:table-cell>
          <table:table-cell office:value-type="float" office:value="16.01">
            <text:p>16.01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string">
            <text:p>2014-01-25_17:56:46_106090</text:p>
          </table:table-cell>
          <table:table-cell office:value-type="float" office:value="775667.875">
            <text:p>775667.875</text:p>
          </table:table-cell>
          <table:table-cell office:value-type="float" office:value="13.8">
            <text:p>13.8</text:p>
          </table:table-cell>
          <table:table-cell office:value-type="float" office:value="80">
            <text:p>80</text:p>
          </table:table-cell>
          <table:table-cell office:value-type="float" office:value="271">
            <text:p>271</text:p>
          </table:table-cell>
          <table:table-cell office:value-type="float" office:value="-167">
            <text:p>-167</text:p>
          </table:table-cell>
          <table:table-cell office:value-type="float" office:value="-0.588134765625">
            <text:p>-0.5881347656</text:p>
          </table:table-cell>
          <table:table-cell office:value-type="float" office:value="-0.249267578125">
            <text:p>-0.2492675781</text:p>
          </table:table-cell>
          <table:table-cell table:formula="of:=[.H70]*[.$Q$1]" office:value-type="float" office:value="-249.267578125">
            <text:p>-249.267578125</text:p>
          </table:table-cell>
          <table:table-cell office:value-type="float" office:value="0.870361328125">
            <text:p>0.8703613281</text:p>
          </table:table-cell>
          <table:table-cell office:value-type="float" office:value="-2.26717557251908">
            <text:p>-2.2671755725</text:p>
          </table:table-cell>
          <table:table-cell office:value-type="float" office:value="2.29007633587786">
            <text:p>2.2900763359</text:p>
          </table:table-cell>
          <table:table-cell table:formula="of:=[.L70]*[.$Q$1]/100" office:value-type="float" office:value="22.9007633587786">
            <text:p>22.9007633588</text:p>
          </table:table-cell>
          <table:table-cell office:value-type="float" office:value="-2.14503816793893">
            <text:p>-2.1450381679</text:p>
          </table:table-cell>
          <table:table-cell office:value-type="float" office:value="21.2">
            <text:p>21.2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string">
            <text:p>2014-01-25_17:56:46_220297</text:p>
          </table:table-cell>
          <table:table-cell office:value-type="float" office:value="787063.59375">
            <text:p>787063.59375</text:p>
          </table:table-cell>
          <table:table-cell office:value-type="float" office:value="14">
            <text:p>14</text:p>
          </table:table-cell>
          <table:table-cell office:value-type="float" office:value="-70">
            <text:p>-70</text:p>
          </table:table-cell>
          <table:table-cell office:value-type="float" office:value="136">
            <text:p>136</text:p>
          </table:table-cell>
          <table:table-cell office:value-type="float" office:value="-297">
            <text:p>-297</text:p>
          </table:table-cell>
          <table:table-cell office:value-type="float" office:value="-0.49609375">
            <text:p>-0.49609375</text:p>
          </table:table-cell>
          <table:table-cell office:value-type="float" office:value="0.163818359375">
            <text:p>0.1638183594</text:p>
          </table:table-cell>
          <table:table-cell table:formula="of:=[.H71]*[.$Q$1]" office:value-type="float" office:value="163.818359375">
            <text:p>163.818359375</text:p>
          </table:table-cell>
          <table:table-cell office:value-type="float" office:value="1.115478515625">
            <text:p>1.1154785156</text:p>
          </table:table-cell>
          <table:table-cell office:value-type="float" office:value="8.81679389312977">
            <text:p>8.8167938931</text:p>
          </table:table-cell>
          <table:table-cell office:value-type="float" office:value="2.11450381679389">
            <text:p>2.1145038168</text:p>
          </table:table-cell>
          <table:table-cell table:formula="of:=[.L71]*[.$Q$1]/100" office:value-type="float" office:value="21.1450381679389">
            <text:p>21.1450381679</text:p>
          </table:table-cell>
          <table:table-cell office:value-type="float" office:value="-0.824427480916031">
            <text:p>-0.8244274809</text:p>
          </table:table-cell>
          <table:table-cell office:value-type="float" office:value="18.51">
            <text:p>18.51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string">
            <text:p>2014-01-25_17:56:46_333754</text:p>
          </table:table-cell>
          <table:table-cell office:value-type="float" office:value="798444.984375">
            <text:p>798444.984375</text:p>
          </table:table-cell>
          <table:table-cell office:value-type="float" office:value="14.2">
            <text:p>14.2</text:p>
          </table:table-cell>
          <table:table-cell office:value-type="float" office:value="-127">
            <text:p>-127</text:p>
          </table:table-cell>
          <table:table-cell office:value-type="float" office:value="165">
            <text:p>165</text:p>
          </table:table-cell>
          <table:table-cell office:value-type="float" office:value="-339">
            <text:p>-339</text:p>
          </table:table-cell>
          <table:table-cell office:value-type="float" office:value="-0.557373046875">
            <text:p>-0.5573730469</text:p>
          </table:table-cell>
          <table:table-cell office:value-type="float" office:value="0.174072265625">
            <text:p>0.1740722656</text:p>
          </table:table-cell>
          <table:table-cell table:formula="of:=[.H72]*[.$Q$1]" office:value-type="float" office:value="174.072265625">
            <text:p>174.072265625</text:p>
          </table:table-cell>
          <table:table-cell office:value-type="float" office:value="0.947998046875">
            <text:p>0.9479980469</text:p>
          </table:table-cell>
          <table:table-cell office:value-type="float" office:value="3.66412213740458">
            <text:p>3.6641221374</text:p>
          </table:table-cell>
          <table:table-cell office:value-type="float" office:value="-1.27480916030534">
            <text:p>-1.2748091603</text:p>
          </table:table-cell>
          <table:table-cell table:formula="of:=[.L72]*[.$Q$1]/100" office:value-type="float" office:value="-12.7480916030534">
            <text:p>-12.7480916031</text:p>
          </table:table-cell>
          <table:table-cell office:value-type="float" office:value="1.00763358778626">
            <text:p>1.0076335878</text:p>
          </table:table-cell>
          <table:table-cell office:value-type="float" office:value="18.66">
            <text:p>18.66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string">
            <text:p>2014-01-25_17:56:46_449240</text:p>
          </table:table-cell>
          <table:table-cell office:value-type="float" office:value="809966.390625">
            <text:p>809966.390625</text:p>
          </table:table-cell>
          <table:table-cell office:value-type="float" office:value="14.4">
            <text:p>14.4</text:p>
          </table:table-cell>
          <table:table-cell office:value-type="float" office:value="-137">
            <text:p>-137</text:p>
          </table:table-cell>
          <table:table-cell office:value-type="float" office:value="266">
            <text:p>266</text:p>
          </table:table-cell>
          <table:table-cell office:value-type="float" office:value="-257">
            <text:p>-257</text:p>
          </table:table-cell>
          <table:table-cell office:value-type="float" office:value="-0.62353515625">
            <text:p>-0.6235351563</text:p>
          </table:table-cell>
          <table:table-cell office:value-type="float" office:value="-0.29931640625">
            <text:p>-0.2993164063</text:p>
          </table:table-cell>
          <table:table-cell table:formula="of:=[.H73]*[.$Q$1]" office:value-type="float" office:value="-299.31640625">
            <text:p>-299.31640625</text:p>
          </table:table-cell>
          <table:table-cell office:value-type="float" office:value="0.54736328125">
            <text:p>0.5473632813</text:p>
          </table:table-cell>
          <table:table-cell office:value-type="float" office:value="5">
            <text:p>5</text:p>
          </table:table-cell>
          <table:table-cell office:value-type="float" office:value="2.80916030534351">
            <text:p>2.8091603053</text:p>
          </table:table-cell>
          <table:table-cell table:formula="of:=[.L73]*[.$Q$1]/100" office:value-type="float" office:value="28.0916030534351">
            <text:p>28.0916030534</text:p>
          </table:table-cell>
          <table:table-cell office:value-type="float" office:value="-0.534351145038168">
            <text:p>-0.534351145</text:p>
          </table:table-cell>
          <table:table-cell office:value-type="float" office:value="17.32">
            <text:p>17.32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string">
            <text:p>2014-01-25_17:56:46_562244</text:p>
          </table:table-cell>
          <table:table-cell office:value-type="float" office:value="821292.890625">
            <text:p>821292.890625</text:p>
          </table:table-cell>
          <table:table-cell office:value-type="float" office:value="14.6">
            <text:p>14.6</text:p>
          </table:table-cell>
          <table:table-cell office:value-type="float" office:value="10">
            <text:p>10</text:p>
          </table:table-cell>
          <table:table-cell office:value-type="float" office:value="184">
            <text:p>184</text:p>
          </table:table-cell>
          <table:table-cell office:value-type="float" office:value="-341">
            <text:p>-341</text:p>
          </table:table-cell>
          <table:table-cell office:value-type="float" office:value="-0.55224609375">
            <text:p>-0.5522460938</text:p>
          </table:table-cell>
          <table:table-cell office:value-type="float" office:value="0.40869140625">
            <text:p>0.4086914063</text:p>
          </table:table-cell>
          <table:table-cell table:formula="of:=[.H74]*[.$Q$1]" office:value-type="float" office:value="408.69140625">
            <text:p>408.69140625</text:p>
          </table:table-cell>
          <table:table-cell office:value-type="float" office:value="0.568359375">
            <text:p>0.568359375</text:p>
          </table:table-cell>
          <table:table-cell office:value-type="float" office:value="3.09923664122137">
            <text:p>3.0992366412</text:p>
          </table:table-cell>
          <table:table-cell office:value-type="float" office:value="3.51145038167939">
            <text:p>3.5114503817</text:p>
          </table:table-cell>
          <table:table-cell table:formula="of:=[.L74]*[.$Q$1]/100" office:value-type="float" office:value="35.1145038167939">
            <text:p>35.1145038168</text:p>
          </table:table-cell>
          <table:table-cell office:value-type="float" office:value="-2.3587786259542">
            <text:p>-2.358778626</text:p>
          </table:table-cell>
          <table:table-cell office:value-type="float" office:value="17.44">
            <text:p>17.44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string">
            <text:p>2014-01-25_17:56:46_676350</text:p>
          </table:table-cell>
          <table:table-cell office:value-type="float" office:value="832702.171875">
            <text:p>832702.171875</text:p>
          </table:table-cell>
          <table:table-cell office:value-type="float" office:value="14.8">
            <text:p>14.8</text:p>
          </table:table-cell>
          <table:table-cell office:value-type="float" office:value="181">
            <text:p>181</text:p>
          </table:table-cell>
          <table:table-cell office:value-type="float" office:value="278">
            <text:p>278</text:p>
          </table:table-cell>
          <table:table-cell office:value-type="float" office:value="-140">
            <text:p>-140</text:p>
          </table:table-cell>
          <table:table-cell office:value-type="float" office:value="-0.6396484375">
            <text:p>-0.6396484375</text:p>
          </table:table-cell>
          <table:table-cell office:value-type="float" office:value="0.215087890625">
            <text:p>0.2150878906</text:p>
          </table:table-cell>
          <table:table-cell table:formula="of:=[.H75]*[.$Q$1]" office:value-type="float" office:value="215.087890625">
            <text:p>215.087890625</text:p>
          </table:table-cell>
          <table:table-cell office:value-type="float" office:value="0.97509765625">
            <text:p>0.9750976563</text:p>
          </table:table-cell>
          <table:table-cell office:value-type="float" office:value="-1.01526717557252">
            <text:p>-1.0152671756</text:p>
          </table:table-cell>
          <table:table-cell office:value-type="float" office:value="5.51145038167939">
            <text:p>5.5114503817</text:p>
          </table:table-cell>
          <table:table-cell table:formula="of:=[.L75]*[.$Q$1]/100" office:value-type="float" office:value="55.1145038167939">
            <text:p>55.1145038168</text:p>
          </table:table-cell>
          <table:table-cell office:value-type="float" office:value="-1.36641221374046">
            <text:p>-1.3664122137</text:p>
          </table:table-cell>
          <table:table-cell office:value-type="float" office:value="18.16">
            <text:p>18.16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string">
            <text:p>2014-01-25_17:56:46_789531</text:p>
          </table:table-cell>
          <table:table-cell office:value-type="float" office:value="843986.890625">
            <text:p>843986.890625</text:p>
          </table:table-cell>
          <table:table-cell office:value-type="float" office:value="15">
            <text:p>15</text:p>
          </table:table-cell>
          <table:table-cell office:value-type="float" office:value="259">
            <text:p>259</text:p>
          </table:table-cell>
          <table:table-cell office:value-type="float" office:value="229">
            <text:p>229</text:p>
          </table:table-cell>
          <table:table-cell office:value-type="float" office:value="-388">
            <text:p>-388</text:p>
          </table:table-cell>
          <table:table-cell office:value-type="float" office:value="-0.553466796875">
            <text:p>-0.5534667969</text:p>
          </table:table-cell>
          <table:table-cell office:value-type="float" office:value="0.198486328125">
            <text:p>0.1984863281</text:p>
          </table:table-cell>
          <table:table-cell table:formula="of:=[.H76]*[.$Q$1]" office:value-type="float" office:value="198.486328125">
            <text:p>198.486328125</text:p>
          </table:table-cell>
          <table:table-cell office:value-type="float" office:value="1.080322265625">
            <text:p>1.0803222656</text:p>
          </table:table-cell>
          <table:table-cell office:value-type="float" office:value="-15.5419847328244">
            <text:p>-15.5419847328</text:p>
          </table:table-cell>
          <table:table-cell office:value-type="float" office:value="4.83206106870229">
            <text:p>4.8320610687</text:p>
          </table:table-cell>
          <table:table-cell table:formula="of:=[.L76]*[.$Q$1]/100" office:value-type="float" office:value="48.3206106870229">
            <text:p>48.320610687</text:p>
          </table:table-cell>
          <table:table-cell office:value-type="float" office:value="0.564885496183206">
            <text:p>0.5648854962</text:p>
          </table:table-cell>
          <table:table-cell office:value-type="float" office:value="18.92">
            <text:p>18.92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string">
            <text:p>2014-01-25_17:56:46_903300</text:p>
          </table:table-cell>
          <table:table-cell office:value-type="float" office:value="855364.296875">
            <text:p>855364.296875</text:p>
          </table:table-cell>
          <table:table-cell office:value-type="float" office:value="15.2">
            <text:p>15.2</text:p>
          </table:table-cell>
          <table:table-cell office:value-type="float" office:value="183">
            <text:p>183</text:p>
          </table:table-cell>
          <table:table-cell office:value-type="float" office:value="254">
            <text:p>254</text:p>
          </table:table-cell>
          <table:table-cell office:value-type="float" office:value="-167">
            <text:p>-167</text:p>
          </table:table-cell>
          <table:table-cell office:value-type="float" office:value="-0.569091796875">
            <text:p>-0.5690917969</text:p>
          </table:table-cell>
          <table:table-cell office:value-type="float" office:value="0.01123046875">
            <text:p>0.0112304688</text:p>
          </table:table-cell>
          <table:table-cell table:formula="of:=[.H77]*[.$Q$1]" office:value-type="float" office:value="11.23046875">
            <text:p>11.23046875</text:p>
          </table:table-cell>
          <table:table-cell office:value-type="float" office:value="0.650146484375">
            <text:p>0.6501464844</text:p>
          </table:table-cell>
          <table:table-cell office:value-type="float" office:value="-4.82442748091603">
            <text:p>-4.8244274809</text:p>
          </table:table-cell>
          <table:table-cell office:value-type="float" office:value="-9.72519083969466">
            <text:p>-9.7251908397</text:p>
          </table:table-cell>
          <table:table-cell table:formula="of:=[.L77]*[.$Q$1]/100" office:value-type="float" office:value="-97.2519083969466">
            <text:p>-97.2519083969</text:p>
          </table:table-cell>
          <table:table-cell office:value-type="float" office:value="1.3587786259542">
            <text:p>1.358778626</text:p>
          </table:table-cell>
          <table:table-cell office:value-type="float" office:value="19.03">
            <text:p>19.03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string">
            <text:p>2014-01-25_17:56:47_016052</text:p>
          </table:table-cell>
          <table:table-cell office:value-type="float" office:value="866638.890625">
            <text:p>866638.890625</text:p>
          </table:table-cell>
          <table:table-cell office:value-type="float" office:value="15.4">
            <text:p>15.4</text:p>
          </table:table-cell>
          <table:table-cell office:value-type="float" office:value="90">
            <text:p>90</text:p>
          </table:table-cell>
          <table:table-cell office:value-type="float" office:value="233">
            <text:p>233</text:p>
          </table:table-cell>
          <table:table-cell office:value-type="float" office:value="-161">
            <text:p>-161</text:p>
          </table:table-cell>
          <table:table-cell office:value-type="float" office:value="-0.635498046875">
            <text:p>-0.6354980469</text:p>
          </table:table-cell>
          <table:table-cell office:value-type="float" office:value="-0.21142578125">
            <text:p>-0.2114257813</text:p>
          </table:table-cell>
          <table:table-cell table:formula="of:=[.H78]*[.$Q$1]" office:value-type="float" office:value="-211.42578125">
            <text:p>-211.42578125</text:p>
          </table:table-cell>
          <table:table-cell office:value-type="float" office:value="0.940673828125">
            <text:p>0.9406738281</text:p>
          </table:table-cell>
          <table:table-cell office:value-type="float" office:value="-2.11450381679389">
            <text:p>-2.1145038168</text:p>
          </table:table-cell>
          <table:table-cell office:value-type="float" office:value="1.2824427480916">
            <text:p>1.2824427481</text:p>
          </table:table-cell>
          <table:table-cell table:formula="of:=[.L78]*[.$Q$1]/100" office:value-type="float" office:value="12.824427480916">
            <text:p>12.8244274809</text:p>
          </table:table-cell>
          <table:table-cell office:value-type="float" office:value="1.32824427480916">
            <text:p>1.3282442748</text:p>
          </table:table-cell>
          <table:table-cell office:value-type="float" office:value="17.8">
            <text:p>17.8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string">
            <text:p>2014-01-25_17:56:47_129783</text:p>
          </table:table-cell>
          <table:table-cell office:value-type="float" office:value="878012.890625">
            <text:p>878012.890625</text:p>
          </table:table-cell>
          <table:table-cell office:value-type="float" office:value="15.6">
            <text:p>15.6</text:p>
          </table:table-cell>
          <table:table-cell office:value-type="float" office:value="-98">
            <text:p>-98</text:p>
          </table:table-cell>
          <table:table-cell office:value-type="float" office:value="173">
            <text:p>173</text:p>
          </table:table-cell>
          <table:table-cell office:value-type="float" office:value="-183">
            <text:p>-183</text:p>
          </table:table-cell>
          <table:table-cell office:value-type="float" office:value="-0.2802734375">
            <text:p>-0.2802734375</text:p>
          </table:table-cell>
          <table:table-cell office:value-type="float" office:value="0.66650390625">
            <text:p>0.6665039063</text:p>
          </table:table-cell>
          <table:table-cell table:formula="of:=[.H79]*[.$Q$1]" office:value-type="float" office:value="666.50390625">
            <text:p>666.50390625</text:p>
          </table:table-cell>
          <table:table-cell office:value-type="float" office:value="1.260498046875">
            <text:p>1.2604980469</text:p>
          </table:table-cell>
          <table:table-cell office:value-type="float" office:value="-13.1526717557252">
            <text:p>-13.1526717557</text:p>
          </table:table-cell>
          <table:table-cell office:value-type="float" office:value="-1.30534351145038">
            <text:p>-1.3053435115</text:p>
          </table:table-cell>
          <table:table-cell table:formula="of:=[.L79]*[.$Q$1]/100" office:value-type="float" office:value="-13.0534351145038">
            <text:p>-13.0534351145</text:p>
          </table:table-cell>
          <table:table-cell office:value-type="float" office:value="0.923664122137405">
            <text:p>0.9236641221</text:p>
          </table:table-cell>
          <table:table-cell office:value-type="float" office:value="15.98">
            <text:p>15.98</text:p>
          </table:table-cell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string">
            <text:p>2014-01-25_17:56:47_242972</text:p>
          </table:table-cell>
          <table:table-cell office:value-type="float" office:value="889359.390625">
            <text:p>889359.390625</text:p>
          </table:table-cell>
          <table:table-cell office:value-type="float" office:value="15.8">
            <text:p>15.8</text:p>
          </table:table-cell>
          <table:table-cell office:value-type="float" office:value="127">
            <text:p>127</text:p>
          </table:table-cell>
          <table:table-cell office:value-type="float" office:value="270">
            <text:p>270</text:p>
          </table:table-cell>
          <table:table-cell office:value-type="float" office:value="-187">
            <text:p>-187</text:p>
          </table:table-cell>
          <table:table-cell office:value-type="float" office:value="-0.54931640625">
            <text:p>-0.5493164063</text:p>
          </table:table-cell>
          <table:table-cell office:value-type="float" office:value="-0.09130859375">
            <text:p>-0.0913085938</text:p>
          </table:table-cell>
          <table:table-cell table:formula="of:=[.H80]*[.$Q$1]" office:value-type="float" office:value="-91.30859375">
            <text:p>-91.30859375</text:p>
          </table:table-cell>
          <table:table-cell office:value-type="float" office:value="1.111572265625">
            <text:p>1.1115722656</text:p>
          </table:table-cell>
          <table:table-cell office:value-type="float" office:value="-8.26717557251908">
            <text:p>-8.2671755725</text:p>
          </table:table-cell>
          <table:table-cell office:value-type="float" office:value="-7.47328244274809">
            <text:p>-7.4732824427</text:p>
          </table:table-cell>
          <table:table-cell table:formula="of:=[.L80]*[.$Q$1]/100" office:value-type="float" office:value="-74.7328244274809">
            <text:p>-74.7328244275</text:p>
          </table:table-cell>
          <table:table-cell office:value-type="float" office:value="3.40458015267176">
            <text:p>3.4045801527</text:p>
          </table:table-cell>
          <table:table-cell office:value-type="float" office:value="17.27">
            <text:p>17.27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string">
            <text:p>2014-01-25_17:56:47_357151</text:p>
          </table:table-cell>
          <table:table-cell office:value-type="float" office:value="900749.984375">
            <text:p>900749.984375</text:p>
          </table:table-cell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office:value-type="float" office:value="136">
            <text:p>136</text:p>
          </table:table-cell>
          <table:table-cell office:value-type="float" office:value="-402">
            <text:p>-402</text:p>
          </table:table-cell>
          <table:table-cell office:value-type="float" office:value="-0.54931640625">
            <text:p>-0.5493164063</text:p>
          </table:table-cell>
          <table:table-cell office:value-type="float" office:value="0.021484375">
            <text:p>0.021484375</text:p>
          </table:table-cell>
          <table:table-cell table:formula="of:=[.H81]*[.$Q$1]" office:value-type="float" office:value="21.484375">
            <text:p>21.484375</text:p>
          </table:table-cell>
          <table:table-cell office:value-type="float" office:value="0.493408203125">
            <text:p>0.4934082031</text:p>
          </table:table-cell>
          <table:table-cell office:value-type="float" office:value="2.89312977099237">
            <text:p>2.893129771</text:p>
          </table:table-cell>
          <table:table-cell office:value-type="float" office:value="-16.4732824427481">
            <text:p>-16.4732824427</text:p>
          </table:table-cell>
          <table:table-cell table:formula="of:=[.L81]*[.$Q$1]/100" office:value-type="float" office:value="-164.732824427481">
            <text:p>-164.7328244275</text:p>
          </table:table-cell>
          <table:table-cell office:value-type="float" office:value="0.33587786259542">
            <text:p>0.3358778626</text:p>
          </table:table-cell>
          <table:table-cell office:value-type="float" office:value="15.49">
            <text:p>15.49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string">
            <text:p>2014-01-25_17:56:47_470419</text:p>
          </table:table-cell>
          <table:table-cell office:value-type="float" office:value="912075.78125">
            <text:p>912075.78125</text:p>
          </table:table-cell>
          <table:table-cell office:value-type="float" office:value="16.2">
            <text:p>16.2</text:p>
          </table:table-cell>
          <table:table-cell office:value-type="float" office:value="48">
            <text:p>48</text:p>
          </table:table-cell>
          <table:table-cell office:value-type="float" office:value="16">
            <text:p>16</text:p>
          </table:table-cell>
          <table:table-cell office:value-type="float" office:value="-149">
            <text:p>-149</text:p>
          </table:table-cell>
          <table:table-cell office:value-type="float" office:value="-0.623046875">
            <text:p>-0.623046875</text:p>
          </table:table-cell>
          <table:table-cell office:value-type="float" office:value="-0.133544921875">
            <text:p>-0.1335449219</text:p>
          </table:table-cell>
          <table:table-cell table:formula="of:=[.H82]*[.$Q$1]" office:value-type="float" office:value="-133.544921875">
            <text:p>-133.544921875</text:p>
          </table:table-cell>
          <table:table-cell office:value-type="float" office:value="0.704345703125">
            <text:p>0.7043457031</text:p>
          </table:table-cell>
          <table:table-cell office:value-type="float" office:value="-1.45801526717557">
            <text:p>-1.4580152672</text:p>
          </table:table-cell>
          <table:table-cell office:value-type="float" office:value="-17.9465648854962">
            <text:p>-17.9465648855</text:p>
          </table:table-cell>
          <table:table-cell table:formula="of:=[.L82]*[.$Q$1]/100" office:value-type="float" office:value="-179.465648854962">
            <text:p>-179.465648855</text:p>
          </table:table-cell>
          <table:table-cell office:value-type="float" office:value="0.633587786259542">
            <text:p>0.6335877863</text:p>
          </table:table-cell>
          <table:table-cell office:value-type="float" office:value="16.18">
            <text:p>16.18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string">
            <text:p>2014-01-25_17:56:47_583932</text:p>
          </table:table-cell>
          <table:table-cell office:value-type="float" office:value="923427.6875">
            <text:p>923427.6875</text:p>
          </table:table-cell>
          <table:table-cell office:value-type="float" office:value="16.4">
            <text:p>16.4</text:p>
          </table:table-cell>
          <table:table-cell office:value-type="float" office:value="-79">
            <text:p>-79</text:p>
          </table:table-cell>
          <table:table-cell office:value-type="float" office:value="31">
            <text:p>31</text:p>
          </table:table-cell>
          <table:table-cell office:value-type="float" office:value="-266">
            <text:p>-266</text:p>
          </table:table-cell>
          <table:table-cell office:value-type="float" office:value="-0.53759765625">
            <text:p>-0.5375976563</text:p>
          </table:table-cell>
          <table:table-cell office:value-type="float" office:value="0.0732421875">
            <text:p>0.0732421875</text:p>
          </table:table-cell>
          <table:table-cell table:formula="of:=[.H83]*[.$Q$1]" office:value-type="float" office:value="73.2421875">
            <text:p>73.2421875</text:p>
          </table:table-cell>
          <table:table-cell office:value-type="float" office:value="0.89111328125">
            <text:p>0.8911132813</text:p>
          </table:table-cell>
          <table:table-cell office:value-type="float" office:value="-4.52671755725191">
            <text:p>-4.5267175573</text:p>
          </table:table-cell>
          <table:table-cell office:value-type="float" office:value="-21.3053435114504">
            <text:p>-21.3053435115</text:p>
          </table:table-cell>
          <table:table-cell table:formula="of:=[.L83]*[.$Q$1]/100" office:value-type="float" office:value="-213.053435114504">
            <text:p>-213.0534351145</text:p>
          </table:table-cell>
          <table:table-cell office:value-type="float" office:value="-1.22137404580153">
            <text:p>-1.2213740458</text:p>
          </table:table-cell>
          <table:table-cell office:value-type="float" office:value="16.66">
            <text:p>16.66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string">
            <text:p>2014-01-25_17:56:47_696568</text:p>
          </table:table-cell>
          <table:table-cell office:value-type="float" office:value="934690.6875">
            <text:p>934690.6875</text:p>
          </table:table-cell>
          <table:table-cell office:value-type="float" office:value="16.6">
            <text:p>16.6</text:p>
          </table:table-cell>
          <table:table-cell office:value-type="float" office:value="-57">
            <text:p>-57</text:p>
          </table:table-cell>
          <table:table-cell office:value-type="float" office:value="241">
            <text:p>241</text:p>
          </table:table-cell>
          <table:table-cell office:value-type="float" office:value="-321">
            <text:p>-321</text:p>
          </table:table-cell>
          <table:table-cell office:value-type="float" office:value="-0.507568359375">
            <text:p>-0.5075683594</text:p>
          </table:table-cell>
          <table:table-cell office:value-type="float" office:value="-0.06396484375">
            <text:p>-0.0639648438</text:p>
          </table:table-cell>
          <table:table-cell table:formula="of:=[.H84]*[.$Q$1]" office:value-type="float" office:value="-63.96484375">
            <text:p>-63.96484375</text:p>
          </table:table-cell>
          <table:table-cell office:value-type="float" office:value="0.791748046875">
            <text:p>0.7917480469</text:p>
          </table:table-cell>
          <table:table-cell office:value-type="float" office:value="0">
            <text:p>0</text:p>
          </table:table-cell>
          <table:table-cell office:value-type="float" office:value="-16.4274809160305">
            <text:p>-16.427480916</text:p>
          </table:table-cell>
          <table:table-cell table:formula="of:=[.L84]*[.$Q$1]/100" office:value-type="float" office:value="-164.274809160305">
            <text:p>-164.2748091603</text:p>
          </table:table-cell>
          <table:table-cell office:value-type="float" office:value="0.427480916030534">
            <text:p>0.427480916</text:p>
          </table:table-cell>
          <table:table-cell office:value-type="float" office:value="17.97">
            <text:p>17.97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string">
            <text:p>2014-01-25_17:56:47_810466</text:p>
          </table:table-cell>
          <table:table-cell office:value-type="float" office:value="946080.484375">
            <text:p>946080.484375</text:p>
          </table:table-cell>
          <table:table-cell office:value-type="float" office:value="16.8">
            <text:p>16.8</text:p>
          </table:table-cell>
          <table:table-cell office:value-type="float" office:value="147">
            <text:p>147</text:p>
          </table:table-cell>
          <table:table-cell office:value-type="float" office:value="270">
            <text:p>270</text:p>
          </table:table-cell>
          <table:table-cell office:value-type="float" office:value="-201">
            <text:p>-201</text:p>
          </table:table-cell>
          <table:table-cell office:value-type="float" office:value="-0.38525390625">
            <text:p>-0.3852539063</text:p>
          </table:table-cell>
          <table:table-cell office:value-type="float" office:value="0.114501953125">
            <text:p>0.1145019531</text:p>
          </table:table-cell>
          <table:table-cell table:formula="of:=[.H85]*[.$Q$1]" office:value-type="float" office:value="114.501953125">
            <text:p>114.501953125</text:p>
          </table:table-cell>
          <table:table-cell office:value-type="float" office:value="0.341064453125">
            <text:p>0.3410644531</text:p>
          </table:table-cell>
          <table:table-cell office:value-type="float" office:value="-0.129770992366412">
            <text:p>-0.1297709924</text:p>
          </table:table-cell>
          <table:table-cell office:value-type="float" office:value="-11.0763358778626">
            <text:p>-11.0763358779</text:p>
          </table:table-cell>
          <table:table-cell table:formula="of:=[.L85]*[.$Q$1]/100" office:value-type="float" office:value="-110.763358778626">
            <text:p>-110.7633587786</text:p>
          </table:table-cell>
          <table:table-cell office:value-type="float" office:value="-0.99236641221374">
            <text:p>-0.9923664122</text:p>
          </table:table-cell>
          <table:table-cell office:value-type="float" office:value="18.58">
            <text:p>18.58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string">
            <text:p>2014-01-25_17:56:47_923350</text:p>
          </table:table-cell>
          <table:table-cell office:value-type="float" office:value="957368.578125">
            <text:p>957368.578125</text:p>
          </table:table-cell>
          <table:table-cell table:number-columns-repeated="2" office:value-type="float" office:value="17">
            <text:p>17</text:p>
          </table:table-cell>
          <table:table-cell office:value-type="float" office:value="188">
            <text:p>188</text:p>
          </table:table-cell>
          <table:table-cell office:value-type="float" office:value="-187">
            <text:p>-187</text:p>
          </table:table-cell>
          <table:table-cell office:value-type="float" office:value="-0.21240234375">
            <text:p>-0.2124023438</text:p>
          </table:table-cell>
          <table:table-cell office:value-type="float" office:value="0.263916015625">
            <text:p>0.2639160156</text:p>
          </table:table-cell>
          <table:table-cell table:formula="of:=[.H86]*[.$Q$1]" office:value-type="float" office:value="263.916015625">
            <text:p>263.916015625</text:p>
          </table:table-cell>
          <table:table-cell office:value-type="float" office:value="0.89111328125">
            <text:p>0.8911132813</text:p>
          </table:table-cell>
          <table:table-cell office:value-type="float" office:value="-7.86259541984733">
            <text:p>-7.8625954198</text:p>
          </table:table-cell>
          <table:table-cell office:value-type="float" office:value="1.77099236641221">
            <text:p>1.7709923664</text:p>
          </table:table-cell>
          <table:table-cell table:formula="of:=[.L86]*[.$Q$1]/100" office:value-type="float" office:value="17.7099236641221">
            <text:p>17.7099236641</text:p>
          </table:table-cell>
          <table:table-cell office:value-type="float" office:value="0.595419847328244">
            <text:p>0.5954198473</text:p>
          </table:table-cell>
          <table:table-cell office:value-type="float" office:value="16.97">
            <text:p>16.97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string">
            <text:p>2014-01-25_17:56:48_037161</text:p>
          </table:table-cell>
          <table:table-cell office:value-type="float" office:value="968754.6875">
            <text:p>968754.6875</text:p>
          </table:table-cell>
          <table:table-cell office:value-type="float" office:value="17.2">
            <text:p>17.2</text:p>
          </table:table-cell>
          <table:table-cell office:value-type="float" office:value="-48">
            <text:p>-48</text:p>
          </table:table-cell>
          <table:table-cell office:value-type="float" office:value="224">
            <text:p>224</text:p>
          </table:table-cell>
          <table:table-cell office:value-type="float" office:value="-269">
            <text:p>-269</text:p>
          </table:table-cell>
          <table:table-cell office:value-type="float" office:value="-0.220458984375">
            <text:p>-0.2204589844</text:p>
          </table:table-cell>
          <table:table-cell office:value-type="float" office:value="0.2431640625">
            <text:p>0.2431640625</text:p>
          </table:table-cell>
          <table:table-cell table:formula="of:=[.H87]*[.$Q$1]" office:value-type="float" office:value="243.1640625">
            <text:p>243.1640625</text:p>
          </table:table-cell>
          <table:table-cell office:value-type="float" office:value="0.544677734375">
            <text:p>0.5446777344</text:p>
          </table:table-cell>
          <table:table-cell office:value-type="float" office:value="-10.5419847328244">
            <text:p>-10.5419847328</text:p>
          </table:table-cell>
          <table:table-cell office:value-type="float" office:value="4.90839694656489">
            <text:p>4.9083969466</text:p>
          </table:table-cell>
          <table:table-cell table:formula="of:=[.L87]*[.$Q$1]/100" office:value-type="float" office:value="49.0839694656489">
            <text:p>49.0839694656</text:p>
          </table:table-cell>
          <table:table-cell office:value-type="float" office:value="-0.83206106870229">
            <text:p>-0.8320610687</text:p>
          </table:table-cell>
          <table:table-cell office:value-type="float" office:value="16.66">
            <text:p>16.66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string">
            <text:p>2014-01-25_17:56:48_149970</text:p>
          </table:table-cell>
          <table:table-cell office:value-type="float" office:value="980030.890625">
            <text:p>980030.890625</text:p>
          </table:table-cell>
          <table:table-cell office:value-type="float" office:value="17.4">
            <text:p>17.4</text:p>
          </table:table-cell>
          <table:table-cell office:value-type="float" office:value="-23">
            <text:p>-23</text:p>
          </table:table-cell>
          <table:table-cell office:value-type="float" office:value="228">
            <text:p>228</text:p>
          </table:table-cell>
          <table:table-cell office:value-type="float" office:value="-290">
            <text:p>-290</text:p>
          </table:table-cell>
          <table:table-cell office:value-type="float" office:value="-0.3740234375">
            <text:p>-0.3740234375</text:p>
          </table:table-cell>
          <table:table-cell office:value-type="float" office:value="-0.136962890625">
            <text:p>-0.1369628906</text:p>
          </table:table-cell>
          <table:table-cell table:formula="of:=[.H88]*[.$Q$1]" office:value-type="float" office:value="-136.962890625">
            <text:p>-136.962890625</text:p>
          </table:table-cell>
          <table:table-cell office:value-type="float" office:value="1.540283203125">
            <text:p>1.5402832031</text:p>
          </table:table-cell>
          <table:table-cell office:value-type="float" office:value="1.85496183206107">
            <text:p>1.8549618321</text:p>
          </table:table-cell>
          <table:table-cell office:value-type="float" office:value="4.64885496183206">
            <text:p>4.6488549618</text:p>
          </table:table-cell>
          <table:table-cell table:formula="of:=[.L88]*[.$Q$1]/100" office:value-type="float" office:value="46.4885496183206">
            <text:p>46.4885496183</text:p>
          </table:table-cell>
          <table:table-cell office:value-type="float" office:value="-0.816793893129771">
            <text:p>-0.8167938931</text:p>
          </table:table-cell>
          <table:table-cell office:value-type="float" office:value="19.18">
            <text:p>19.18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string">
            <text:p>2014-01-25_17:56:48_263598</text:p>
          </table:table-cell>
          <table:table-cell office:value-type="float" office:value="991425.484375">
            <text:p>991425.484375</text:p>
          </table:table-cell>
          <table:table-cell office:value-type="float" office:value="17.6">
            <text:p>17.6</text:p>
          </table:table-cell>
          <table:table-cell office:value-type="float" office:value="75">
            <text:p>75</text:p>
          </table:table-cell>
          <table:table-cell office:value-type="float" office:value="245">
            <text:p>245</text:p>
          </table:table-cell>
          <table:table-cell office:value-type="float" office:value="-262">
            <text:p>-262</text:p>
          </table:table-cell>
          <table:table-cell office:value-type="float" office:value="-0.4345703125">
            <text:p>-0.4345703125</text:p>
          </table:table-cell>
          <table:table-cell office:value-type="float" office:value="0.149169921875">
            <text:p>0.1491699219</text:p>
          </table:table-cell>
          <table:table-cell table:formula="of:=[.H89]*[.$Q$1]" office:value-type="float" office:value="149.169921875">
            <text:p>149.169921875</text:p>
          </table:table-cell>
          <table:table-cell office:value-type="float" office:value="0.984619140625">
            <text:p>0.9846191406</text:p>
          </table:table-cell>
          <table:table-cell office:value-type="float" office:value="4.78625954198473">
            <text:p>4.786259542</text:p>
          </table:table-cell>
          <table:table-cell office:value-type="float" office:value="5.93129770992367">
            <text:p>5.9312977099</text:p>
          </table:table-cell>
          <table:table-cell table:formula="of:=[.L89]*[.$Q$1]/100" office:value-type="float" office:value="59.3129770992366">
            <text:p>59.3129770992</text:p>
          </table:table-cell>
          <table:table-cell office:value-type="float" office:value="-0.366412213740458">
            <text:p>-0.3664122137</text:p>
          </table:table-cell>
          <table:table-cell office:value-type="float" office:value="20.01">
            <text:p>20.01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string">
            <text:p>2014-01-25_17:56:48_377023</text:p>
          </table:table-cell>
          <table:table-cell office:value-type="float" office:value="1002735.484375">
            <text:p>1002735.484375</text:p>
          </table:table-cell>
          <table:table-cell office:value-type="float" office:value="17.8">
            <text:p>17.8</text:p>
          </table:table-cell>
          <table:table-cell office:value-type="float" office:value="126">
            <text:p>126</text:p>
          </table:table-cell>
          <table:table-cell office:value-type="float" office:value="102">
            <text:p>102</text:p>
          </table:table-cell>
          <table:table-cell office:value-type="float" office:value="-286">
            <text:p>-286</text:p>
          </table:table-cell>
          <table:table-cell office:value-type="float" office:value="-0.415771484375">
            <text:p>-0.4157714844</text:p>
          </table:table-cell>
          <table:table-cell office:value-type="float" office:value="0.212158203125">
            <text:p>0.2121582031</text:p>
          </table:table-cell>
          <table:table-cell table:formula="of:=[.H90]*[.$Q$1]" office:value-type="float" office:value="212.158203125">
            <text:p>212.158203125</text:p>
          </table:table-cell>
          <table:table-cell office:value-type="float" office:value="0.54052734375">
            <text:p>0.5405273438</text:p>
          </table:table-cell>
          <table:table-cell office:value-type="float" office:value="-3.83206106870229">
            <text:p>-3.8320610687</text:p>
          </table:table-cell>
          <table:table-cell office:value-type="float" office:value="-6.50381679389313">
            <text:p>-6.5038167939</text:p>
          </table:table-cell>
          <table:table-cell table:formula="of:=[.L90]*[.$Q$1]/100" office:value-type="float" office:value="-65.0381679389313">
            <text:p>-65.0381679389</text:p>
          </table:table-cell>
          <table:table-cell office:value-type="float" office:value="0.916030534351145">
            <text:p>0.9160305344</text:p>
          </table:table-cell>
          <table:table-cell office:value-type="float" office:value="18.12">
            <text:p>18.12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string">
            <text:p>2014-01-25_17:56:48_490571</text:p>
          </table:table-cell>
          <table:table-cell office:value-type="float" office:value="1014095.1875">
            <text:p>1014095.1875</text:p>
          </table:table-cell>
          <table:table-cell office:value-type="float" office:value="18">
            <text:p>18</text:p>
          </table:table-cell>
          <table:table-cell office:value-type="float" office:value="-140">
            <text:p>-140</text:p>
          </table:table-cell>
          <table:table-cell office:value-type="float" office:value="71">
            <text:p>71</text:p>
          </table:table-cell>
          <table:table-cell office:value-type="float" office:value="-185">
            <text:p>-185</text:p>
          </table:table-cell>
          <table:table-cell office:value-type="float" office:value="-0.6015625">
            <text:p>-0.6015625</text:p>
          </table:table-cell>
          <table:table-cell office:value-type="float" office:value="-0.399658203125">
            <text:p>-0.3996582031</text:p>
          </table:table-cell>
          <table:table-cell table:formula="of:=[.H91]*[.$Q$1]" office:value-type="float" office:value="-399.658203125">
            <text:p>-399.658203125</text:p>
          </table:table-cell>
          <table:table-cell office:value-type="float" office:value="0.617919921875">
            <text:p>0.6179199219</text:p>
          </table:table-cell>
          <table:table-cell office:value-type="float" office:value="0.244274809160305">
            <text:p>0.2442748092</text:p>
          </table:table-cell>
          <table:table-cell office:value-type="float" office:value="-3.61832061068702">
            <text:p>-3.6183206107</text:p>
          </table:table-cell>
          <table:table-cell table:formula="of:=[.L91]*[.$Q$1]/100" office:value-type="float" office:value="-36.1832061068702">
            <text:p>-36.1832061069</text:p>
          </table:table-cell>
          <table:table-cell office:value-type="float" office:value="1.89312977099237">
            <text:p>1.893129771</text:p>
          </table:table-cell>
          <table:table-cell office:value-type="float" office:value="18.78">
            <text:p>18.78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string">
            <text:p>2014-01-25_17:56:48_603933</text:p>
          </table:table-cell>
          <table:table-cell office:value-type="float" office:value="1025426.78125">
            <text:p>1025426.78125</text:p>
          </table:table-cell>
          <table:table-cell office:value-type="float" office:value="18.2">
            <text:p>18.2</text:p>
          </table:table-cell>
          <table:table-cell office:value-type="float" office:value="-14">
            <text:p>-14</text:p>
          </table:table-cell>
          <table:table-cell office:value-type="float" office:value="11">
            <text:p>11</text:p>
          </table:table-cell>
          <table:table-cell office:value-type="float" office:value="-175">
            <text:p>-175</text:p>
          </table:table-cell>
          <table:table-cell office:value-type="float" office:value="-0.376708984375">
            <text:p>-0.3767089844</text:p>
          </table:table-cell>
          <table:table-cell office:value-type="float" office:value="0.1923828125">
            <text:p>0.1923828125</text:p>
          </table:table-cell>
          <table:table-cell table:formula="of:=[.H92]*[.$Q$1]" office:value-type="float" office:value="192.3828125">
            <text:p>192.3828125</text:p>
          </table:table-cell>
          <table:table-cell office:value-type="float" office:value="1.277099609375">
            <text:p>1.2770996094</text:p>
          </table:table-cell>
          <table:table-cell office:value-type="float" office:value="7.58778625954199">
            <text:p>7.5877862595</text:p>
          </table:table-cell>
          <table:table-cell office:value-type="float" office:value="-3.22900763358779">
            <text:p>-3.2290076336</text:p>
          </table:table-cell>
          <table:table-cell table:formula="of:=[.L92]*[.$Q$1]/100" office:value-type="float" office:value="-32.2900763358779">
            <text:p>-32.2900763359</text:p>
          </table:table-cell>
          <table:table-cell office:value-type="float" office:value="-0.870229007633588">
            <text:p>-0.8702290076</text:p>
          </table:table-cell>
          <table:table-cell office:value-type="float" office:value="26.96">
            <text:p>26.96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string">
            <text:p>2014-01-25_17:56:48_717679</text:p>
          </table:table-cell>
          <table:table-cell office:value-type="float" office:value="1036835.1875">
            <text:p>1036835.1875</text:p>
          </table:table-cell>
          <table:table-cell office:value-type="float" office:value="18.4">
            <text:p>18.4</text:p>
          </table:table-cell>
          <table:table-cell office:value-type="float" office:value="-51">
            <text:p>-51</text:p>
          </table:table-cell>
          <table:table-cell office:value-type="float" office:value="69">
            <text:p>69</text:p>
          </table:table-cell>
          <table:table-cell office:value-type="float" office:value="-118">
            <text:p>-118</text:p>
          </table:table-cell>
          <table:table-cell office:value-type="float" office:value="-0.37548828125">
            <text:p>-0.3754882813</text:p>
          </table:table-cell>
          <table:table-cell office:value-type="float" office:value="0.40966796875">
            <text:p>0.4096679688</text:p>
          </table:table-cell>
          <table:table-cell table:formula="of:=[.H93]*[.$Q$1]" office:value-type="float" office:value="409.66796875">
            <text:p>409.66796875</text:p>
          </table:table-cell>
          <table:table-cell office:value-type="float" office:value="0.13720703125">
            <text:p>0.1372070313</text:p>
          </table:table-cell>
          <table:table-cell office:value-type="float" office:value="-3.32824427480916">
            <text:p>-3.3282442748</text:p>
          </table:table-cell>
          <table:table-cell office:value-type="float" office:value="-10.9618320610687">
            <text:p>-10.9618320611</text:p>
          </table:table-cell>
          <table:table-cell table:formula="of:=[.L93]*[.$Q$1]/100" office:value-type="float" office:value="-109.618320610687">
            <text:p>-109.6183206107</text:p>
          </table:table-cell>
          <table:table-cell office:value-type="float" office:value="-0.152671755725191">
            <text:p>-0.1526717557</text:p>
          </table:table-cell>
          <table:table-cell office:value-type="float" office:value="19.77">
            <text:p>19.77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string">
            <text:p>2014-01-25_17:56:48_831003</text:p>
          </table:table-cell>
          <table:table-cell office:value-type="float" office:value="1048133.890625">
            <text:p>1048133.890625</text:p>
          </table:table-cell>
          <table:table-cell office:value-type="float" office:value="18.6">
            <text:p>18.6</text:p>
          </table:table-cell>
          <table:table-cell office:value-type="float" office:value="106">
            <text:p>106</text:p>
          </table:table-cell>
          <table:table-cell office:value-type="float" office:value="84">
            <text:p>84</text:p>
          </table:table-cell>
          <table:table-cell office:value-type="float" office:value="-323">
            <text:p>-323</text:p>
          </table:table-cell>
          <table:table-cell office:value-type="float" office:value="-0.3056640625">
            <text:p>-0.3056640625</text:p>
          </table:table-cell>
          <table:table-cell office:value-type="float" office:value="0.404052734375">
            <text:p>0.4040527344</text:p>
          </table:table-cell>
          <table:table-cell table:formula="of:=[.H94]*[.$Q$1]" office:value-type="float" office:value="404.052734375">
            <text:p>404.052734375</text:p>
          </table:table-cell>
          <table:table-cell office:value-type="float" office:value="1.085205078125">
            <text:p>1.0852050781</text:p>
          </table:table-cell>
          <table:table-cell office:value-type="float" office:value="8.70992366412214">
            <text:p>8.7099236641</text:p>
          </table:table-cell>
          <table:table-cell office:value-type="float" office:value="-10.4732824427481">
            <text:p>-10.4732824427</text:p>
          </table:table-cell>
          <table:table-cell table:formula="of:=[.L94]*[.$Q$1]/100" office:value-type="float" office:value="-104.732824427481">
            <text:p>-104.7328244275</text:p>
          </table:table-cell>
          <table:table-cell office:value-type="float" office:value="1.9236641221374">
            <text:p>1.9236641221</text:p>
          </table:table-cell>
          <table:table-cell office:value-type="float" office:value="19.82">
            <text:p>19.82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string">
            <text:p>2014-01-25_17:56:48_945258</text:p>
          </table:table-cell>
          <table:table-cell office:value-type="float" office:value="1059560.390625">
            <text:p>1059560.390625</text:p>
          </table:table-cell>
          <table:table-cell office:value-type="float" office:value="18.8">
            <text:p>18.8</text:p>
          </table:table-cell>
          <table:table-cell office:value-type="float" office:value="-44">
            <text:p>-44</text:p>
          </table:table-cell>
          <table:table-cell office:value-type="float" office:value="67">
            <text:p>67</text:p>
          </table:table-cell>
          <table:table-cell office:value-type="float" office:value="-97">
            <text:p>-97</text:p>
          </table:table-cell>
          <table:table-cell office:value-type="float" office:value="-0.26171875">
            <text:p>-0.26171875</text:p>
          </table:table-cell>
          <table:table-cell office:value-type="float" office:value="0.04296875">
            <text:p>0.04296875</text:p>
          </table:table-cell>
          <table:table-cell table:formula="of:=[.H95]*[.$Q$1]" office:value-type="float" office:value="42.96875">
            <text:p>42.96875</text:p>
          </table:table-cell>
          <table:table-cell office:value-type="float" office:value="0.78515625">
            <text:p>0.78515625</text:p>
          </table:table-cell>
          <table:table-cell office:value-type="float" office:value="-12.2442748091603">
            <text:p>-12.2442748092</text:p>
          </table:table-cell>
          <table:table-cell office:value-type="float" office:value="-12.6030534351145">
            <text:p>-12.6030534351</text:p>
          </table:table-cell>
          <table:table-cell table:formula="of:=[.L95]*[.$Q$1]/100" office:value-type="float" office:value="-126.030534351145">
            <text:p>-126.0305343511</text:p>
          </table:table-cell>
          <table:table-cell office:value-type="float" office:value="2.01526717557252">
            <text:p>2.0152671756</text:p>
          </table:table-cell>
          <table:table-cell office:value-type="float" office:value="21.18">
            <text:p>21.18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string">
            <text:p>2014-01-25_17:56:49_058487</text:p>
          </table:table-cell>
          <table:table-cell office:value-type="float" office:value="1070882.984375">
            <text:p>1070882.984375</text:p>
          </table:table-cell>
          <table:table-cell office:value-type="float" office:value="19">
            <text:p>19</text:p>
          </table:table-cell>
          <table:table-cell office:value-type="float" office:value="148">
            <text:p>148</text:p>
          </table:table-cell>
          <table:table-cell office:value-type="float" office:value="113">
            <text:p>113</text:p>
          </table:table-cell>
          <table:table-cell office:value-type="float" office:value="-274">
            <text:p>-274</text:p>
          </table:table-cell>
          <table:table-cell office:value-type="float" office:value="-0.18505859375">
            <text:p>-0.1850585938</text:p>
          </table:table-cell>
          <table:table-cell office:value-type="float" office:value="0.4033203125">
            <text:p>0.4033203125</text:p>
          </table:table-cell>
          <table:table-cell table:formula="of:=[.H96]*[.$Q$1]" office:value-type="float" office:value="403.3203125">
            <text:p>403.3203125</text:p>
          </table:table-cell>
          <table:table-cell office:value-type="float" office:value="1.8505859375">
            <text:p>1.8505859375</text:p>
          </table:table-cell>
          <table:table-cell office:value-type="float" office:value="-2.01526717557252">
            <text:p>-2.0152671756</text:p>
          </table:table-cell>
          <table:table-cell office:value-type="float" office:value="-10.9541984732824">
            <text:p>-10.9541984733</text:p>
          </table:table-cell>
          <table:table-cell table:formula="of:=[.L96]*[.$Q$1]/100" office:value-type="float" office:value="-109.541984732824">
            <text:p>-109.5419847328</text:p>
          </table:table-cell>
          <table:table-cell office:value-type="float" office:value="1.97709923664122">
            <text:p>1.9770992366</text:p>
          </table:table-cell>
          <table:table-cell office:value-type="float" office:value="20.74">
            <text:p>20.74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string">
            <text:p>2014-01-25_17:56:49_173047</text:p>
          </table:table-cell>
          <table:table-cell office:value-type="float" office:value="1082339.5">
            <text:p>1082339.5</text:p>
          </table:table-cell>
          <table:table-cell office:value-type="float" office:value="19.2">
            <text:p>19.2</text:p>
          </table:table-cell>
          <table:table-cell office:value-type="float" office:value="60">
            <text:p>60</text:p>
          </table:table-cell>
          <table:table-cell office:value-type="float" office:value="95">
            <text:p>95</text:p>
          </table:table-cell>
          <table:table-cell office:value-type="float" office:value="-206">
            <text:p>-206</text:p>
          </table:table-cell>
          <table:table-cell office:value-type="float" office:value="-0.27294921875">
            <text:p>-0.2729492188</text:p>
          </table:table-cell>
          <table:table-cell office:value-type="float" office:value="0.16162109375">
            <text:p>0.1616210938</text:p>
          </table:table-cell>
          <table:table-cell table:formula="of:=[.H97]*[.$Q$1]" office:value-type="float" office:value="161.62109375">
            <text:p>161.62109375</text:p>
          </table:table-cell>
          <table:table-cell office:value-type="float" office:value="0.364013671875">
            <text:p>0.3640136719</text:p>
          </table:table-cell>
          <table:table-cell office:value-type="float" office:value="-2.97709923664122">
            <text:p>-2.9770992366</text:p>
          </table:table-cell>
          <table:table-cell office:value-type="float" office:value="-14.3511450381679">
            <text:p>-14.3511450382</text:p>
          </table:table-cell>
          <table:table-cell table:formula="of:=[.L97]*[.$Q$1]/100" office:value-type="float" office:value="-143.511450381679">
            <text:p>-143.5114503817</text:p>
          </table:table-cell>
          <table:table-cell office:value-type="float" office:value="0.603053435114504">
            <text:p>0.6030534351</text:p>
          </table:table-cell>
          <table:table-cell office:value-type="float" office:value="24.27">
            <text:p>24.27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string">
            <text:p>2014-01-25_17:56:49_286062</text:p>
          </table:table-cell>
          <table:table-cell office:value-type="float" office:value="1093639.890625">
            <text:p>1093639.890625</text:p>
          </table:table-cell>
          <table:table-cell office:value-type="float" office:value="19.4">
            <text:p>19.4</text:p>
          </table:table-cell>
          <table:table-cell office:value-type="float" office:value="24">
            <text:p>24</text:p>
          </table:table-cell>
          <table:table-cell office:value-type="float" office:value="133">
            <text:p>133</text:p>
          </table:table-cell>
          <table:table-cell office:value-type="float" office:value="-315">
            <text:p>-315</text:p>
          </table:table-cell>
          <table:table-cell office:value-type="float" office:value="-0.11376953125">
            <text:p>-0.1137695313</text:p>
          </table:table-cell>
          <table:table-cell office:value-type="float" office:value="0.242919921875">
            <text:p>0.2429199219</text:p>
          </table:table-cell>
          <table:table-cell table:formula="of:=[.H98]*[.$Q$1]" office:value-type="float" office:value="242.919921875">
            <text:p>242.919921875</text:p>
          </table:table-cell>
          <table:table-cell office:value-type="float" office:value="1.33056640625">
            <text:p>1.3305664063</text:p>
          </table:table-cell>
          <table:table-cell office:value-type="float" office:value="-1.73282442748092">
            <text:p>-1.7328244275</text:p>
          </table:table-cell>
          <table:table-cell office:value-type="float" office:value="-18.0458015267176">
            <text:p>-18.0458015267</text:p>
          </table:table-cell>
          <table:table-cell table:formula="of:=[.L98]*[.$Q$1]/100" office:value-type="float" office:value="-180.458015267176">
            <text:p>-180.4580152672</text:p>
          </table:table-cell>
          <table:table-cell office:value-type="float" office:value="1.81679389312977">
            <text:p>1.8167938931</text:p>
          </table:table-cell>
          <table:table-cell office:value-type="float" office:value="21.37">
            <text:p>21.37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string">
            <text:p>2014-01-25_17:56:49_400391</text:p>
          </table:table-cell>
          <table:table-cell office:value-type="float" office:value="1105073.6875">
            <text:p>1105073.6875</text:p>
          </table:table-cell>
          <table:table-cell office:value-type="float" office:value="19.6">
            <text:p>19.6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-363">
            <text:p>-363</text:p>
          </table:table-cell>
          <table:table-cell office:value-type="float" office:value="-0.15380859375">
            <text:p>-0.1538085938</text:p>
          </table:table-cell>
          <table:table-cell office:value-type="float" office:value="0.098388671875">
            <text:p>0.0983886719</text:p>
          </table:table-cell>
          <table:table-cell table:formula="of:=[.H99]*[.$Q$1]" office:value-type="float" office:value="98.388671875">
            <text:p>98.388671875</text:p>
          </table:table-cell>
          <table:table-cell office:value-type="float" office:value="0.2880859375">
            <text:p>0.2880859375</text:p>
          </table:table-cell>
          <table:table-cell office:value-type="float" office:value="-8.12977099236641">
            <text:p>-8.1297709924</text:p>
          </table:table-cell>
          <table:table-cell office:value-type="float" office:value="-24.4580152671756">
            <text:p>-24.4580152672</text:p>
          </table:table-cell>
          <table:table-cell table:formula="of:=[.L99]*[.$Q$1]/100" office:value-type="float" office:value="-244.580152671756">
            <text:p>-244.5801526718</text:p>
          </table:table-cell>
          <table:table-cell office:value-type="float" office:value="0.145038167938931">
            <text:p>0.1450381679</text:p>
          </table:table-cell>
          <table:table-cell office:value-type="float" office:value="24.16">
            <text:p>24.16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string">
            <text:p>2014-01-25_17:56:49_514310</text:p>
          </table:table-cell>
          <table:table-cell office:value-type="float" office:value="1116497.390625">
            <text:p>1116497.390625</text:p>
          </table:table-cell>
          <table:table-cell office:value-type="float" office:value="19.8">
            <text:p>19.8</text:p>
          </table:table-cell>
          <table:table-cell office:value-type="float" office:value="36">
            <text:p>36</text:p>
          </table:table-cell>
          <table:table-cell office:value-type="float" office:value="165">
            <text:p>165</text:p>
          </table:table-cell>
          <table:table-cell office:value-type="float" office:value="-129">
            <text:p>-129</text:p>
          </table:table-cell>
          <table:table-cell office:value-type="float" office:value="-0.120361328125">
            <text:p>-0.1203613281</text:p>
          </table:table-cell>
          <table:table-cell office:value-type="float" office:value="-0.179443359375">
            <text:p>-0.1794433594</text:p>
          </table:table-cell>
          <table:table-cell table:formula="of:=[.H100]*[.$Q$1]" office:value-type="float" office:value="-179.443359375">
            <text:p>-179.443359375</text:p>
          </table:table-cell>
          <table:table-cell office:value-type="float" office:value="1.93798828125">
            <text:p>1.9379882813</text:p>
          </table:table-cell>
          <table:table-cell office:value-type="float" office:value="3.56488549618321">
            <text:p>3.5648854962</text:p>
          </table:table-cell>
          <table:table-cell office:value-type="float" office:value="-27.206106870229">
            <text:p>-27.2061068702</text:p>
          </table:table-cell>
          <table:table-cell table:formula="of:=[.L100]*[.$Q$1]/100" office:value-type="float" office:value="-272.06106870229">
            <text:p>-272.0610687023</text:p>
          </table:table-cell>
          <table:table-cell office:value-type="float" office:value="2.33587786259542">
            <text:p>2.3358778626</text:p>
          </table:table-cell>
          <table:table-cell office:value-type="float" office:value="23.82">
            <text:p>23.82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string">
            <text:p>2014-01-25_17:56:49_629119</text:p>
          </table:table-cell>
          <table:table-cell office:value-type="float" office:value="1127946.390625">
            <text:p>1127946.390625</text:p>
          </table:table-cell>
          <table:table-cell office:value-type="float" office:value="20">
            <text:p>20</text:p>
          </table:table-cell>
          <table:table-cell office:value-type="float" office:value="-3">
            <text:p>-3</text:p>
          </table:table-cell>
          <table:table-cell office:value-type="float" office:value="-38">
            <text:p>-38</text:p>
          </table:table-cell>
          <table:table-cell office:value-type="float" office:value="-260">
            <text:p>-260</text:p>
          </table:table-cell>
          <table:table-cell office:value-type="float" office:value="-0.136962890625">
            <text:p>-0.1369628906</text:p>
          </table:table-cell>
          <table:table-cell office:value-type="float" office:value="-0.42333984375">
            <text:p>-0.4233398438</text:p>
          </table:table-cell>
          <table:table-cell table:formula="of:=[.H101]*[.$Q$1]" office:value-type="float" office:value="-423.33984375">
            <text:p>-423.33984375</text:p>
          </table:table-cell>
          <table:table-cell office:value-type="float" office:value="0.961669921875">
            <text:p>0.9616699219</text:p>
          </table:table-cell>
          <table:table-cell office:value-type="float" office:value="3.0381679389313">
            <text:p>3.0381679389</text:p>
          </table:table-cell>
          <table:table-cell office:value-type="float" office:value="-28.2595419847328">
            <text:p>-28.2595419847</text:p>
          </table:table-cell>
          <table:table-cell table:formula="of:=[.L101]*[.$Q$1]/100" office:value-type="float" office:value="-282.595419847328">
            <text:p>-282.5954198473</text:p>
          </table:table-cell>
          <table:table-cell office:value-type="float" office:value="3.67175572519084">
            <text:p>3.6717557252</text:p>
          </table:table-cell>
          <table:table-cell office:value-type="float" office:value="26.33">
            <text:p>26.33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string">
            <text:p>2014-01-25_17:56:49_742711</text:p>
          </table:table-cell>
          <table:table-cell office:value-type="float" office:value="1139337.296875">
            <text:p>1139337.296875</text:p>
          </table:table-cell>
          <table:table-cell office:value-type="float" office:value="20.2">
            <text:p>20.2</text:p>
          </table:table-cell>
          <table:table-cell office:value-type="float" office:value="23">
            <text:p>23</text:p>
          </table:table-cell>
          <table:table-cell office:value-type="float" office:value="-51">
            <text:p>-51</text:p>
          </table:table-cell>
          <table:table-cell office:value-type="float" office:value="-224">
            <text:p>-224</text:p>
          </table:table-cell>
          <table:table-cell office:value-type="float" office:value="-0.029296875">
            <text:p>-0.029296875</text:p>
          </table:table-cell>
          <table:table-cell office:value-type="float" office:value="-0.0654296875">
            <text:p>-0.0654296875</text:p>
          </table:table-cell>
          <table:table-cell table:formula="of:=[.H102]*[.$Q$1]" office:value-type="float" office:value="-65.4296875">
            <text:p>-65.4296875</text:p>
          </table:table-cell>
          <table:table-cell office:value-type="float" office:value="0.77099609375">
            <text:p>0.7709960938</text:p>
          </table:table-cell>
          <table:table-cell office:value-type="float" office:value="-14.1068702290076">
            <text:p>-14.106870229</text:p>
          </table:table-cell>
          <table:table-cell office:value-type="float" office:value="-28.5725190839695">
            <text:p>-28.572519084</text:p>
          </table:table-cell>
          <table:table-cell table:formula="of:=[.L102]*[.$Q$1]/100" office:value-type="float" office:value="-285.725190839695">
            <text:p>-285.7251908397</text:p>
          </table:table-cell>
          <table:table-cell office:value-type="float" office:value="2.72519083969466">
            <text:p>2.7251908397</text:p>
          </table:table-cell>
          <table:table-cell office:value-type="float" office:value="22.47">
            <text:p>22.47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string">
            <text:p>2014-01-25_17:56:49_857496</text:p>
          </table:table-cell>
          <table:table-cell office:value-type="float" office:value="1150817.203125">
            <text:p>1150817.203125</text:p>
          </table:table-cell>
          <table:table-cell office:value-type="float" office:value="20.4">
            <text:p>20.4</text:p>
          </table:table-cell>
          <table:table-cell office:value-type="float" office:value="159">
            <text:p>159</text:p>
          </table:table-cell>
          <table:table-cell office:value-type="float" office:value="71">
            <text:p>71</text:p>
          </table:table-cell>
          <table:table-cell office:value-type="float" office:value="-215">
            <text:p>-215</text:p>
          </table:table-cell>
          <table:table-cell office:value-type="float" office:value="-0.100830078125">
            <text:p>-0.1008300781</text:p>
          </table:table-cell>
          <table:table-cell office:value-type="float" office:value="-0.017578125">
            <text:p>-0.017578125</text:p>
          </table:table-cell>
          <table:table-cell table:formula="of:=[.H103]*[.$Q$1]" office:value-type="float" office:value="-17.578125">
            <text:p>-17.578125</text:p>
          </table:table-cell>
          <table:table-cell office:value-type="float" office:value="1.27587890625">
            <text:p>1.2758789063</text:p>
          </table:table-cell>
          <table:table-cell office:value-type="float" office:value="12.7251908396947">
            <text:p>12.7251908397</text:p>
          </table:table-cell>
          <table:table-cell office:value-type="float" office:value="-25.3358778625954">
            <text:p>-25.3358778626</text:p>
          </table:table-cell>
          <table:table-cell table:formula="of:=[.L103]*[.$Q$1]/100" office:value-type="float" office:value="-253.358778625954">
            <text:p>-253.358778626</text:p>
          </table:table-cell>
          <table:table-cell office:value-type="float" office:value="2.6412213740458">
            <text:p>2.641221374</text:p>
          </table:table-cell>
          <table:table-cell office:value-type="float" office:value="23.44">
            <text:p>23.44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string">
            <text:p>2014-01-25_17:56:49_971398</text:p>
          </table:table-cell>
          <table:table-cell office:value-type="float" office:value="1162234.6875">
            <text:p>1162234.6875</text:p>
          </table:table-cell>
          <table:table-cell office:value-type="float" office:value="20.6">
            <text:p>20.6</text:p>
          </table:table-cell>
          <table:table-cell office:value-type="float" office:value="97">
            <text:p>97</text:p>
          </table:table-cell>
          <table:table-cell office:value-type="float" office:value="-74">
            <text:p>-74</text:p>
          </table:table-cell>
          <table:table-cell office:value-type="float" office:value="-428">
            <text:p>-428</text:p>
          </table:table-cell>
          <table:table-cell office:value-type="float" office:value="0.10302734375">
            <text:p>0.1030273438</text:p>
          </table:table-cell>
          <table:table-cell office:value-type="float" office:value="-0.10498046875">
            <text:p>-0.1049804688</text:p>
          </table:table-cell>
          <table:table-cell table:formula="of:=[.H104]*[.$Q$1]" office:value-type="float" office:value="-104.98046875">
            <text:p>-104.98046875</text:p>
          </table:table-cell>
          <table:table-cell office:value-type="float" office:value="1.635498046875">
            <text:p>1.6354980469</text:p>
          </table:table-cell>
          <table:table-cell office:value-type="float" office:value="-10.8396946564886">
            <text:p>-10.8396946565</text:p>
          </table:table-cell>
          <table:table-cell office:value-type="float" office:value="-26.4732824427481">
            <text:p>-26.4732824427</text:p>
          </table:table-cell>
          <table:table-cell table:formula="of:=[.L104]*[.$Q$1]/100" office:value-type="float" office:value="-264.732824427481">
            <text:p>-264.7328244275</text:p>
          </table:table-cell>
          <table:table-cell office:value-type="float" office:value="2.16030534351145">
            <text:p>2.1603053435</text:p>
          </table:table-cell>
          <table:table-cell office:value-type="float" office:value="32.61">
            <text:p>32.61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string">
            <text:p>2014-01-25_17:56:50_086838</text:p>
          </table:table-cell>
          <table:table-cell office:value-type="float" office:value="1173718.5">
            <text:p>1173718.5</text:p>
          </table:table-cell>
          <table:table-cell office:value-type="float" office:value="20.8">
            <text:p>20.8</text:p>
          </table:table-cell>
          <table:table-cell office:value-type="float" office:value="117">
            <text:p>117</text:p>
          </table:table-cell>
          <table:table-cell office:value-type="float" office:value="148">
            <text:p>148</text:p>
          </table:table-cell>
          <table:table-cell office:value-type="float" office:value="-333">
            <text:p>-333</text:p>
          </table:table-cell>
          <table:table-cell office:value-type="float" office:value="0.336181640625">
            <text:p>0.3361816406</text:p>
          </table:table-cell>
          <table:table-cell office:value-type="float" office:value="0.0126953125">
            <text:p>0.0126953125</text:p>
          </table:table-cell>
          <table:table-cell table:formula="of:=[.H105]*[.$Q$1]" office:value-type="float" office:value="12.6953125">
            <text:p>12.6953125</text:p>
          </table:table-cell>
          <table:table-cell office:value-type="float" office:value="0.5517578125">
            <text:p>0.5517578125</text:p>
          </table:table-cell>
          <table:table-cell office:value-type="float" office:value="-2.80916030534351">
            <text:p>-2.8091603053</text:p>
          </table:table-cell>
          <table:table-cell office:value-type="float" office:value="-37.1297709923664">
            <text:p>-37.1297709924</text:p>
          </table:table-cell>
          <table:table-cell table:formula="of:=[.L105]*[.$Q$1]/100" office:value-type="float" office:value="-371.297709923664">
            <text:p>-371.2977099237</text:p>
          </table:table-cell>
          <table:table-cell office:value-type="float" office:value="2.80916030534351">
            <text:p>2.8091603053</text:p>
          </table:table-cell>
          <table:table-cell office:value-type="float" office:value="26.73">
            <text:p>26.73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string">
            <text:p>2014-01-25_17:56:50_200128</text:p>
          </table:table-cell>
          <table:table-cell office:value-type="float" office:value="1185046.875">
            <text:p>1185046.875</text:p>
          </table:table-cell>
          <table:table-cell office:value-type="float" office:value="21">
            <text:p>21</text:p>
          </table:table-cell>
          <table:table-cell office:value-type="float" office:value="55">
            <text:p>55</text:p>
          </table:table-cell>
          <table:table-cell office:value-type="float" office:value="-153">
            <text:p>-153</text:p>
          </table:table-cell>
          <table:table-cell office:value-type="float" office:value="-230">
            <text:p>-230</text:p>
          </table:table-cell>
          <table:table-cell office:value-type="float" office:value="0.166748046875">
            <text:p>0.1667480469</text:p>
          </table:table-cell>
          <table:table-cell office:value-type="float" office:value="-0.38623046875">
            <text:p>-0.3862304688</text:p>
          </table:table-cell>
          <table:table-cell table:formula="of:=[.H106]*[.$Q$1]" office:value-type="float" office:value="-386.23046875">
            <text:p>-386.23046875</text:p>
          </table:table-cell>
          <table:table-cell office:value-type="float" office:value="1.486083984375">
            <text:p>1.4860839844</text:p>
          </table:table-cell>
          <table:table-cell office:value-type="float" office:value="-1.9236641221374">
            <text:p>-1.9236641221</text:p>
          </table:table-cell>
          <table:table-cell office:value-type="float" office:value="-48.6488549618321">
            <text:p>-48.6488549618</text:p>
          </table:table-cell>
          <table:table-cell table:formula="of:=[.L106]*[.$Q$1]/100" office:value-type="float" office:value="-486.488549618321">
            <text:p>-486.4885496183</text:p>
          </table:table-cell>
          <table:table-cell office:value-type="float" office:value="4.20610687022901">
            <text:p>4.2061068702</text:p>
          </table:table-cell>
          <table:table-cell office:value-type="float" office:value="28.83">
            <text:p>28.83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string">
            <text:p>2014-01-25_17:56:50_314739</text:p>
          </table:table-cell>
          <table:table-cell office:value-type="float" office:value="1196511.46875">
            <text:p>1196511.46875</text:p>
          </table:table-cell>
          <table:table-cell office:value-type="float" office:value="21.2">
            <text:p>21.2</text:p>
          </table:table-cell>
          <table:table-cell office:value-type="float" office:value="110">
            <text:p>110</text:p>
          </table:table-cell>
          <table:table-cell office:value-type="float" office:value="-150">
            <text:p>-150</text:p>
          </table:table-cell>
          <table:table-cell office:value-type="float" office:value="-406">
            <text:p>-406</text:p>
          </table:table-cell>
          <table:table-cell office:value-type="float" office:value="0.09814453125">
            <text:p>0.0981445313</text:p>
          </table:table-cell>
          <table:table-cell office:value-type="float" office:value="-0.04736328125">
            <text:p>-0.0473632813</text:p>
          </table:table-cell>
          <table:table-cell table:formula="of:=[.H107]*[.$Q$1]" office:value-type="float" office:value="-47.36328125">
            <text:p>-47.36328125</text:p>
          </table:table-cell>
          <table:table-cell office:value-type="float" office:value="1.0146484375">
            <text:p>1.0146484375</text:p>
          </table:table-cell>
          <table:table-cell office:value-type="float" office:value="-6.57251908396947">
            <text:p>-6.572519084</text:p>
          </table:table-cell>
          <table:table-cell office:value-type="float" office:value="-64.1450381679389">
            <text:p>-64.1450381679</text:p>
          </table:table-cell>
          <table:table-cell table:formula="of:=[.L107]*[.$Q$1]/100" office:value-type="float" office:value="-641.450381679389">
            <text:p>-641.4503816794</text:p>
          </table:table-cell>
          <table:table-cell office:value-type="float" office:value="5.54198473282443">
            <text:p>5.5419847328</text:p>
          </table:table-cell>
          <table:table-cell office:value-type="float" office:value="28.68">
            <text:p>28.68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string">
            <text:p>2014-01-25_17:56:50_428262</text:p>
          </table:table-cell>
          <table:table-cell office:value-type="float" office:value="1207859.796875">
            <text:p>1207859.796875</text:p>
          </table:table-cell>
          <table:table-cell office:value-type="float" office:value="21.4">
            <text:p>21.4</text:p>
          </table:table-cell>
          <table:table-cell office:value-type="float" office:value="184">
            <text:p>184</text:p>
          </table:table-cell>
          <table:table-cell office:value-type="float" office:value="-29">
            <text:p>-29</text:p>
          </table:table-cell>
          <table:table-cell office:value-type="float" office:value="-58">
            <text:p>-58</text:p>
          </table:table-cell>
          <table:table-cell office:value-type="float" office:value="0.7490234375">
            <text:p>0.7490234375</text:p>
          </table:table-cell>
          <table:table-cell office:value-type="float" office:value="0.06689453125">
            <text:p>0.0668945313</text:p>
          </table:table-cell>
          <table:table-cell table:formula="of:=[.H108]*[.$Q$1]" office:value-type="float" office:value="66.89453125">
            <text:p>66.89453125</text:p>
          </table:table-cell>
          <table:table-cell office:value-type="float" office:value="1.100830078125">
            <text:p>1.1008300781</text:p>
          </table:table-cell>
          <table:table-cell office:value-type="float" office:value="11.1603053435115">
            <text:p>11.1603053435</text:p>
          </table:table-cell>
          <table:table-cell office:value-type="float" office:value="-79.4503816793893">
            <text:p>-79.4503816794</text:p>
          </table:table-cell>
          <table:table-cell table:formula="of:=[.L108]*[.$Q$1]/100" office:value-type="float" office:value="-794.503816793893">
            <text:p>-794.5038167939</text:p>
          </table:table-cell>
          <table:table-cell office:value-type="float" office:value="9.16793893129771">
            <text:p>9.1679389313</text:p>
          </table:table-cell>
          <table:table-cell office:value-type="float" office:value="30.48">
            <text:p>30.48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string">
            <text:p>2014-01-25_17:56:50_543092</text:p>
          </table:table-cell>
          <table:table-cell office:value-type="float" office:value="1219344.390625">
            <text:p>1219344.390625</text:p>
          </table:table-cell>
          <table:table-cell office:value-type="float" office:value="21.4">
            <text:p>21.4</text:p>
          </table:table-cell>
          <table:table-cell office:value-type="float" office:value="128">
            <text:p>128</text:p>
          </table:table-cell>
          <table:table-cell office:value-type="float" office:value="-190">
            <text:p>-190</text:p>
          </table:table-cell>
          <table:table-cell office:value-type="float" office:value="-321">
            <text:p>-321</text:p>
          </table:table-cell>
          <table:table-cell office:value-type="float" office:value="0.760986328125">
            <text:p>0.7609863281</text:p>
          </table:table-cell>
          <table:table-cell office:value-type="float" office:value="-0.3681640625">
            <text:p>-0.3681640625</text:p>
          </table:table-cell>
          <table:table-cell table:formula="of:=[.H109]*[.$Q$1]" office:value-type="float" office:value="-368.1640625">
            <text:p>-368.1640625</text:p>
          </table:table-cell>
          <table:table-cell office:value-type="float" office:value="0.294921875">
            <text:p>0.294921875</text:p>
          </table:table-cell>
          <table:table-cell office:value-type="float" office:value="-0.908396946564885">
            <text:p>-0.9083969466</text:p>
          </table:table-cell>
          <table:table-cell office:value-type="float" office:value="10.236641221374">
            <text:p>10.2366412214</text:p>
          </table:table-cell>
          <table:table-cell table:formula="of:=[.L109]*[.$Q$1]/100" office:value-type="float" office:value="102.36641221374">
            <text:p>102.3664122137</text:p>
          </table:table-cell>
          <table:table-cell office:value-type="float" office:value="2.52671755725191">
            <text:p>2.5267175573</text:p>
          </table:table-cell>
          <table:table-cell office:value-type="float" office:value="27.2">
            <text:p>27.2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string">
            <text:p>2014-01-25_17:56:50_656237</text:p>
          </table:table-cell>
          <table:table-cell office:value-type="float" office:value="1230656.96875">
            <text:p>1230656.96875</text:p>
          </table:table-cell>
          <table:table-cell office:value-type="float" office:value="21.4">
            <text:p>21.4</text:p>
          </table:table-cell>
          <table:table-cell office:value-type="float" office:value="91">
            <text:p>91</text:p>
          </table:table-cell>
          <table:table-cell office:value-type="float" office:value="-156">
            <text:p>-156</text:p>
          </table:table-cell>
          <table:table-cell office:value-type="float" office:value="-335">
            <text:p>-335</text:p>
          </table:table-cell>
          <table:table-cell office:value-type="float" office:value="0.694580078125">
            <text:p>0.6945800781</text:p>
          </table:table-cell>
          <table:table-cell office:value-type="float" office:value="-0.033447265625">
            <text:p>-0.0334472656</text:p>
          </table:table-cell>
          <table:table-cell table:formula="of:=[.H110]*[.$Q$1]" office:value-type="float" office:value="-33.447265625">
            <text:p>-33.447265625</text:p>
          </table:table-cell>
          <table:table-cell office:value-type="float" office:value="-0.00341796875">
            <text:p>-0.0034179688</text:p>
          </table:table-cell>
          <table:table-cell office:value-type="float" office:value="-4.73282442748092">
            <text:p>-4.7328244275</text:p>
          </table:table-cell>
          <table:table-cell office:value-type="float" office:value="5.00763358778626">
            <text:p>5.0076335878</text:p>
          </table:table-cell>
          <table:table-cell table:formula="of:=[.L110]*[.$Q$1]/100" office:value-type="float" office:value="50.0763358778626">
            <text:p>50.0763358779</text:p>
          </table:table-cell>
          <table:table-cell office:value-type="float" office:value="2.30534351145038">
            <text:p>2.3053435115</text:p>
          </table:table-cell>
          <table:table-cell office:value-type="float" office:value="23.41">
            <text:p>23.41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string">
            <text:p>2014-01-25_17:56:50_770639</text:p>
          </table:table-cell>
          <table:table-cell office:value-type="float" office:value="1242098.390625">
            <text:p>1242098.390625</text:p>
          </table:table-cell>
          <table:table-cell office:value-type="float" office:value="21.4">
            <text:p>21.4</text:p>
          </table:table-cell>
          <table:table-cell office:value-type="float" office:value="29">
            <text:p>29</text:p>
          </table:table-cell>
          <table:table-cell office:value-type="float" office:value="-211">
            <text:p>-211</text:p>
          </table:table-cell>
          <table:table-cell office:value-type="float" office:value="-116">
            <text:p>-116</text:p>
          </table:table-cell>
          <table:table-cell office:value-type="float" office:value="0.736572265625">
            <text:p>0.7365722656</text:p>
          </table:table-cell>
          <table:table-cell office:value-type="float" office:value="0.513916015625">
            <text:p>0.5139160156</text:p>
          </table:table-cell>
          <table:table-cell table:formula="of:=[.H111]*[.$Q$1]" office:value-type="float" office:value="513.916015625">
            <text:p>513.916015625</text:p>
          </table:table-cell>
          <table:table-cell office:value-type="float" office:value="1.718505859375">
            <text:p>1.7185058594</text:p>
          </table:table-cell>
          <table:table-cell office:value-type="float" office:value="-12.9541984732824">
            <text:p>-12.9541984733</text:p>
          </table:table-cell>
          <table:table-cell office:value-type="float" office:value="-7.23664122137405">
            <text:p>-7.2366412214</text:p>
          </table:table-cell>
          <table:table-cell table:formula="of:=[.L111]*[.$Q$1]/100" office:value-type="float" office:value="-72.3664122137405">
            <text:p>-72.3664122137</text:p>
          </table:table-cell>
          <table:table-cell office:value-type="float" office:value="2.0381679389313">
            <text:p>2.0381679389</text:p>
          </table:table-cell>
          <table:table-cell office:value-type="float" office:value="26.88">
            <text:p>26.88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string">
            <text:p>2014-01-25_17:56:50_885568</text:p>
          </table:table-cell>
          <table:table-cell office:value-type="float" office:value="1253623.078125">
            <text:p>1253623.078125</text:p>
          </table:table-cell>
          <table:table-cell office:value-type="float" office:value="21.4">
            <text:p>21.4</text:p>
          </table:table-cell>
          <table:table-cell office:value-type="float" office:value="36">
            <text:p>36</text:p>
          </table:table-cell>
          <table:table-cell office:value-type="float" office:value="-117">
            <text:p>-117</text:p>
          </table:table-cell>
          <table:table-cell office:value-type="float" office:value="-99">
            <text:p>-99</text:p>
          </table:table-cell>
          <table:table-cell office:value-type="float" office:value="0.5166015625">
            <text:p>0.5166015625</text:p>
          </table:table-cell>
          <table:table-cell office:value-type="float" office:value="0.366455078125">
            <text:p>0.3664550781</text:p>
          </table:table-cell>
          <table:table-cell table:formula="of:=[.H112]*[.$Q$1]" office:value-type="float" office:value="366.455078125">
            <text:p>366.455078125</text:p>
          </table:table-cell>
          <table:table-cell office:value-type="float" office:value="1.900390625">
            <text:p>1.900390625</text:p>
          </table:table-cell>
          <table:table-cell office:value-type="float" office:value="-3.7175572519084">
            <text:p>-3.7175572519</text:p>
          </table:table-cell>
          <table:table-cell office:value-type="float" office:value="7.80916030534351">
            <text:p>7.8091603053</text:p>
          </table:table-cell>
          <table:table-cell table:formula="of:=[.L112]*[.$Q$1]/100" office:value-type="float" office:value="78.0916030534351">
            <text:p>78.0916030534</text:p>
          </table:table-cell>
          <table:table-cell office:value-type="float" office:value="-3.31297709923664">
            <text:p>-3.3129770992</text:p>
          </table:table-cell>
          <table:table-cell office:value-type="float" office:value="30.22">
            <text:p>30.22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string">
            <text:p>2014-01-25_17:56:51_000777</text:p>
          </table:table-cell>
          <table:table-cell office:value-type="float" office:value="1265112.890625">
            <text:p>1265112.890625</text:p>
          </table:table-cell>
          <table:table-cell office:value-type="float" office:value="21.4">
            <text:p>21.4</text:p>
          </table:table-cell>
          <table:table-cell office:value-type="float" office:value="94">
            <text:p>94</text:p>
          </table:table-cell>
          <table:table-cell office:value-type="float" office:value="-139">
            <text:p>-139</text:p>
          </table:table-cell>
          <table:table-cell office:value-type="float" office:value="-363">
            <text:p>-363</text:p>
          </table:table-cell>
          <table:table-cell office:value-type="float" office:value="0.72607421875">
            <text:p>0.7260742188</text:p>
          </table:table-cell>
          <table:table-cell office:value-type="float" office:value="0.34912109375">
            <text:p>0.3491210938</text:p>
          </table:table-cell>
          <table:table-cell table:formula="of:=[.H113]*[.$Q$1]" office:value-type="float" office:value="349.12109375">
            <text:p>349.12109375</text:p>
          </table:table-cell>
          <table:table-cell office:value-type="float" office:value="-0.245849609375">
            <text:p>-0.2458496094</text:p>
          </table:table-cell>
          <table:table-cell office:value-type="float" office:value="-12.2213740458015">
            <text:p>-12.2213740458</text:p>
          </table:table-cell>
          <table:table-cell office:value-type="float" office:value="-14.6641221374046">
            <text:p>-14.6641221374</text:p>
          </table:table-cell>
          <table:table-cell table:formula="of:=[.L113]*[.$Q$1]/100" office:value-type="float" office:value="-146.641221374046">
            <text:p>-146.641221374</text:p>
          </table:table-cell>
          <table:table-cell office:value-type="float" office:value="0.274809160305343">
            <text:p>0.2748091603</text:p>
          </table:table-cell>
          <table:table-cell office:value-type="float" office:value="28.42">
            <text:p>28.42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string">
            <text:p>2014-01-25_17:56:51_115821</text:p>
          </table:table-cell>
          <table:table-cell office:value-type="float" office:value="1276647.78125">
            <text:p>1276647.78125</text:p>
          </table:table-cell>
          <table:table-cell office:value-type="float" office:value="21.4">
            <text:p>21.4</text:p>
          </table:table-cell>
          <table:table-cell office:value-type="float" office:value="-21">
            <text:p>-21</text:p>
          </table:table-cell>
          <table:table-cell office:value-type="float" office:value="-114">
            <text:p>-114</text:p>
          </table:table-cell>
          <table:table-cell office:value-type="float" office:value="-158">
            <text:p>-158</text:p>
          </table:table-cell>
          <table:table-cell office:value-type="float" office:value="0.539794921875">
            <text:p>0.5397949219</text:p>
          </table:table-cell>
          <table:table-cell office:value-type="float" office:value="0.320068359375">
            <text:p>0.3200683594</text:p>
          </table:table-cell>
          <table:table-cell table:formula="of:=[.H114]*[.$Q$1]" office:value-type="float" office:value="320.068359375">
            <text:p>320.068359375</text:p>
          </table:table-cell>
          <table:table-cell office:value-type="float" office:value="1.43743896484375">
            <text:p>1.4374389648</text:p>
          </table:table-cell>
          <table:table-cell office:value-type="float" office:value="-10.9770992366412">
            <text:p>-10.9770992366</text:p>
          </table:table-cell>
          <table:table-cell office:value-type="float" office:value="16.7328244274809">
            <text:p>16.7328244275</text:p>
          </table:table-cell>
          <table:table-cell table:formula="of:=[.L114]*[.$Q$1]/100" office:value-type="float" office:value="167.328244274809">
            <text:p>167.3282442748</text:p>
          </table:table-cell>
          <table:table-cell office:value-type="float" office:value="-0.526717557251908">
            <text:p>-0.5267175573</text:p>
          </table:table-cell>
          <table:table-cell office:value-type="float" office:value="22.36">
            <text:p>22.36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string">
            <text:p>2014-01-25_17:56:51_231074</text:p>
          </table:table-cell>
          <table:table-cell office:value-type="float" office:value="1288141.296875">
            <text:p>1288141.296875</text:p>
          </table:table-cell>
          <table:table-cell office:value-type="float" office:value="21.4">
            <text:p>21.4</text:p>
          </table:table-cell>
          <table:table-cell office:value-type="float" office:value="84">
            <text:p>84</text:p>
          </table:table-cell>
          <table:table-cell office:value-type="float" office:value="-151">
            <text:p>-151</text:p>
          </table:table-cell>
          <table:table-cell office:value-type="float" office:value="-327">
            <text:p>-327</text:p>
          </table:table-cell>
          <table:table-cell office:value-type="float" office:value="0.642578125">
            <text:p>0.642578125</text:p>
          </table:table-cell>
          <table:table-cell office:value-type="float" office:value="-0.115234375">
            <text:p>-0.115234375</text:p>
          </table:table-cell>
          <table:table-cell table:formula="of:=[.H115]*[.$Q$1]" office:value-type="float" office:value="-115.234375">
            <text:p>-115.234375</text:p>
          </table:table-cell>
          <table:table-cell office:value-type="float" office:value="1.8876953125">
            <text:p>1.8876953125</text:p>
          </table:table-cell>
          <table:table-cell office:value-type="float" office:value="-19.9770992366412">
            <text:p>-19.9770992366</text:p>
          </table:table-cell>
          <table:table-cell office:value-type="float" office:value="-11.4885496183206">
            <text:p>-11.4885496183</text:p>
          </table:table-cell>
          <table:table-cell table:formula="of:=[.L115]*[.$Q$1]/100" office:value-type="float" office:value="-114.885496183206">
            <text:p>-114.8854961832</text:p>
          </table:table-cell>
          <table:table-cell office:value-type="float" office:value="0.809160305343511">
            <text:p>0.8091603053</text:p>
          </table:table-cell>
          <table:table-cell office:value-type="float" office:value="27.15">
            <text:p>27.15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string">
            <text:p>2014-01-25_17:56:51_346193</text:p>
          </table:table-cell>
          <table:table-cell office:value-type="float" office:value="1299677.890625">
            <text:p>1299677.890625</text:p>
          </table:table-cell>
          <table:table-cell office:value-type="float" office:value="21.4">
            <text:p>21.4</text:p>
          </table:table-cell>
          <table:table-cell office:value-type="float" office:value="58">
            <text:p>58</text:p>
          </table:table-cell>
          <table:table-cell office:value-type="float" office:value="-17">
            <text:p>-17</text:p>
          </table:table-cell>
          <table:table-cell office:value-type="float" office:value="-340">
            <text:p>-340</text:p>
          </table:table-cell>
          <table:table-cell office:value-type="float" office:value="0.40771484375">
            <text:p>0.4077148438</text:p>
          </table:table-cell>
          <table:table-cell office:value-type="float" office:value="0.046142578125">
            <text:p>0.0461425781</text:p>
          </table:table-cell>
          <table:table-cell table:formula="of:=[.H116]*[.$Q$1]" office:value-type="float" office:value="46.142578125">
            <text:p>46.142578125</text:p>
          </table:table-cell>
          <table:table-cell office:value-type="float" office:value="0.828369140625">
            <text:p>0.8283691406</text:p>
          </table:table-cell>
          <table:table-cell office:value-type="float" office:value="4.74809160305344">
            <text:p>4.7480916031</text:p>
          </table:table-cell>
          <table:table-cell office:value-type="float" office:value="9.65648854961832">
            <text:p>9.6564885496</text:p>
          </table:table-cell>
          <table:table-cell table:formula="of:=[.L116]*[.$Q$1]/100" office:value-type="float" office:value="96.5648854961832">
            <text:p>96.5648854962</text:p>
          </table:table-cell>
          <table:table-cell office:value-type="float" office:value="-0.99236641221374">
            <text:p>-0.9923664122</text:p>
          </table:table-cell>
          <table:table-cell office:value-type="float" office:value="31.08">
            <text:p>31.08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string">
            <text:p>2014-01-25_17:56:51_461081</text:p>
          </table:table-cell>
          <table:table-cell office:value-type="float" office:value="1311201.375">
            <text:p>1311201.375</text:p>
          </table:table-cell>
          <table:table-cell office:value-type="float" office:value="21.4">
            <text:p>21.4</text:p>
          </table:table-cell>
          <table:table-cell office:value-type="float" office:value="41">
            <text:p>41</text:p>
          </table:table-cell>
          <table:table-cell office:value-type="float" office:value="-94">
            <text:p>-94</text:p>
          </table:table-cell>
          <table:table-cell office:value-type="float" office:value="-275">
            <text:p>-275</text:p>
          </table:table-cell>
          <table:table-cell office:value-type="float" office:value="0.36669921875">
            <text:p>0.3666992188</text:p>
          </table:table-cell>
          <table:table-cell office:value-type="float" office:value="0.078369140625">
            <text:p>0.0783691406</text:p>
          </table:table-cell>
          <table:table-cell table:formula="of:=[.H117]*[.$Q$1]" office:value-type="float" office:value="78.369140625">
            <text:p>78.369140625</text:p>
          </table:table-cell>
          <table:table-cell office:value-type="float" office:value="-0.520751953125">
            <text:p>-0.5207519531</text:p>
          </table:table-cell>
          <table:table-cell office:value-type="float" office:value="-8.69465648854962">
            <text:p>-8.6946564885</text:p>
          </table:table-cell>
          <table:table-cell office:value-type="float" office:value="-4.58015267175573">
            <text:p>-4.5801526718</text:p>
          </table:table-cell>
          <table:table-cell table:formula="of:=[.L117]*[.$Q$1]/100" office:value-type="float" office:value="-45.8015267175573">
            <text:p>-45.8015267176</text:p>
          </table:table-cell>
          <table:table-cell office:value-type="float" office:value="-0.480916030534351">
            <text:p>-0.4809160305</text:p>
          </table:table-cell>
          <table:table-cell office:value-type="float" office:value="23.75">
            <text:p>23.75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string">
            <text:p>2014-01-25_17:56:51_575442</text:p>
          </table:table-cell>
          <table:table-cell office:value-type="float" office:value="1322577.6875">
            <text:p>1322577.6875</text:p>
          </table:table-cell>
          <table:table-cell office:value-type="float" office:value="21.4">
            <text:p>21.4</text:p>
          </table:table-cell>
          <table:table-cell office:value-type="float" office:value="42">
            <text:p>42</text:p>
          </table:table-cell>
          <table:table-cell office:value-type="float" office:value="-152">
            <text:p>-152</text:p>
          </table:table-cell>
          <table:table-cell office:value-type="float" office:value="-419">
            <text:p>-419</text:p>
          </table:table-cell>
          <table:table-cell office:value-type="float" office:value="0.632080078125">
            <text:p>0.6320800781</text:p>
          </table:table-cell>
          <table:table-cell office:value-type="float" office:value="0.157470703125">
            <text:p>0.1574707031</text:p>
          </table:table-cell>
          <table:table-cell table:formula="of:=[.H118]*[.$Q$1]" office:value-type="float" office:value="157.470703125">
            <text:p>157.470703125</text:p>
          </table:table-cell>
          <table:table-cell office:value-type="float" office:value="1.986572265625">
            <text:p>1.9865722656</text:p>
          </table:table-cell>
          <table:table-cell office:value-type="float" office:value="-2.47328244274809">
            <text:p>-2.4732824427</text:p>
          </table:table-cell>
          <table:table-cell office:value-type="float" office:value="4.77099236641221">
            <text:p>4.7709923664</text:p>
          </table:table-cell>
          <table:table-cell table:formula="of:=[.L118]*[.$Q$1]/100" office:value-type="float" office:value="47.7099236641221">
            <text:p>47.7099236641</text:p>
          </table:table-cell>
          <table:table-cell office:value-type="float" office:value="0.99236641221374">
            <text:p>0.9923664122</text:p>
          </table:table-cell>
          <table:table-cell office:value-type="float" office:value="26.6">
            <text:p>26.6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string">
            <text:p>2014-01-25_17:56:51_689495</text:p>
          </table:table-cell>
          <table:table-cell office:value-type="float" office:value="1333984.171875">
            <text:p>1333984.171875</text:p>
          </table:table-cell>
          <table:table-cell office:value-type="float" office:value="21.4">
            <text:p>21.4</text:p>
          </table:table-cell>
          <table:table-cell office:value-type="float" office:value="-51">
            <text:p>-51</text:p>
          </table:table-cell>
          <table:table-cell office:value-type="float" office:value="-83">
            <text:p>-83</text:p>
          </table:table-cell>
          <table:table-cell office:value-type="float" office:value="-330">
            <text:p>-330</text:p>
          </table:table-cell>
          <table:table-cell office:value-type="float" office:value="0.72314453125">
            <text:p>0.7231445313</text:p>
          </table:table-cell>
          <table:table-cell office:value-type="float" office:value="-0.02685546875">
            <text:p>-0.0268554688</text:p>
          </table:table-cell>
          <table:table-cell table:formula="of:=[.H119]*[.$Q$1]" office:value-type="float" office:value="-26.85546875">
            <text:p>-26.85546875</text:p>
          </table:table-cell>
          <table:table-cell office:value-type="float" office:value="1.037841796875">
            <text:p>1.0378417969</text:p>
          </table:table-cell>
          <table:table-cell office:value-type="float" office:value="2.95419847328244">
            <text:p>2.9541984733</text:p>
          </table:table-cell>
          <table:table-cell office:value-type="float" office:value="3.55725190839695">
            <text:p>3.5572519084</text:p>
          </table:table-cell>
          <table:table-cell table:formula="of:=[.L119]*[.$Q$1]/100" office:value-type="float" office:value="35.5725190839695">
            <text:p>35.572519084</text:p>
          </table:table-cell>
          <table:table-cell office:value-type="float" office:value="-1.56488549618321">
            <text:p>-1.5648854962</text:p>
          </table:table-cell>
          <table:table-cell office:value-type="float" office:value="23">
            <text:p>23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string">
            <text:p>2014-01-25_17:56:51_804508</text:p>
          </table:table-cell>
          <table:table-cell office:value-type="float" office:value="1345517.390625">
            <text:p>1345517.390625</text:p>
          </table:table-cell>
          <table:table-cell office:value-type="float" office:value="21.4">
            <text:p>21.4</text:p>
          </table:table-cell>
          <table:table-cell office:value-type="float" office:value="82">
            <text:p>82</text:p>
          </table:table-cell>
          <table:table-cell office:value-type="float" office:value="-135">
            <text:p>-135</text:p>
          </table:table-cell>
          <table:table-cell office:value-type="float" office:value="-253">
            <text:p>-253</text:p>
          </table:table-cell>
          <table:table-cell office:value-type="float" office:value="0.76318359375">
            <text:p>0.7631835938</text:p>
          </table:table-cell>
          <table:table-cell office:value-type="float" office:value="0.144775390625">
            <text:p>0.1447753906</text:p>
          </table:table-cell>
          <table:table-cell table:formula="of:=[.H120]*[.$Q$1]" office:value-type="float" office:value="144.775390625">
            <text:p>144.775390625</text:p>
          </table:table-cell>
          <table:table-cell office:value-type="float" office:value="1.503662109375">
            <text:p>1.5036621094</text:p>
          </table:table-cell>
          <table:table-cell office:value-type="float" office:value="-7.41221374045802">
            <text:p>-7.4122137405</text:p>
          </table:table-cell>
          <table:table-cell office:value-type="float" office:value="-7.88549618320611">
            <text:p>-7.8854961832</text:p>
          </table:table-cell>
          <table:table-cell table:formula="of:=[.L120]*[.$Q$1]/100" office:value-type="float" office:value="-78.8549618320611">
            <text:p>-78.8549618321</text:p>
          </table:table-cell>
          <table:table-cell office:value-type="float" office:value="0.16030534351145">
            <text:p>0.1603053435</text:p>
          </table:table-cell>
          <table:table-cell office:value-type="float" office:value="33.15">
            <text:p>33.15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string">
            <text:p>2014-01-25_17:56:51_919258</text:p>
          </table:table-cell>
          <table:table-cell office:value-type="float" office:value="1356959.484375">
            <text:p>1356959.484375</text:p>
          </table:table-cell>
          <table:table-cell office:value-type="float" office:value="21.4">
            <text:p>21.4</text:p>
          </table:table-cell>
          <table:table-cell office:value-type="float" office:value="56">
            <text:p>56</text:p>
          </table:table-cell>
          <table:table-cell office:value-type="float" office:value="-58">
            <text:p>-58</text:p>
          </table:table-cell>
          <table:table-cell office:value-type="float" office:value="-245">
            <text:p>-245</text:p>
          </table:table-cell>
          <table:table-cell office:value-type="float" office:value="0.589111328125">
            <text:p>0.5891113281</text:p>
          </table:table-cell>
          <table:table-cell office:value-type="float" office:value="0.197509765625">
            <text:p>0.1975097656</text:p>
          </table:table-cell>
          <table:table-cell table:formula="of:=[.H121]*[.$Q$1]" office:value-type="float" office:value="197.509765625">
            <text:p>197.509765625</text:p>
          </table:table-cell>
          <table:table-cell office:value-type="float" office:value="1.430908203125">
            <text:p>1.4309082031</text:p>
          </table:table-cell>
          <table:table-cell office:value-type="float" office:value="0.16793893129771">
            <text:p>0.1679389313</text:p>
          </table:table-cell>
          <table:table-cell office:value-type="float" office:value="7.86259541984733">
            <text:p>7.8625954198</text:p>
          </table:table-cell>
          <table:table-cell table:formula="of:=[.L121]*[.$Q$1]/100" office:value-type="float" office:value="78.6259541984733">
            <text:p>78.6259541985</text:p>
          </table:table-cell>
          <table:table-cell office:value-type="float" office:value="1.40458015267176">
            <text:p>1.4045801527</text:p>
          </table:table-cell>
          <table:table-cell office:value-type="float" office:value="25.7">
            <text:p>25.7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string">
            <text:p>2014-01-25_17:56:52_032735</text:p>
          </table:table-cell>
          <table:table-cell office:value-type="float" office:value="1368306.984375">
            <text:p>1368306.984375</text:p>
          </table:table-cell>
          <table:table-cell office:value-type="float" office:value="21.4">
            <text:p>21.4</text:p>
          </table:table-cell>
          <table:table-cell office:value-type="float" office:value="116">
            <text:p>116</text:p>
          </table:table-cell>
          <table:table-cell office:value-type="float" office:value="-139">
            <text:p>-139</text:p>
          </table:table-cell>
          <table:table-cell office:value-type="float" office:value="-184">
            <text:p>-184</text:p>
          </table:table-cell>
          <table:table-cell office:value-type="float" office:value="0.33984375">
            <text:p>0.33984375</text:p>
          </table:table-cell>
          <table:table-cell office:value-type="float" office:value="0.17431640625">
            <text:p>0.1743164063</text:p>
          </table:table-cell>
          <table:table-cell table:formula="of:=[.H122]*[.$Q$1]" office:value-type="float" office:value="174.31640625">
            <text:p>174.31640625</text:p>
          </table:table-cell>
          <table:table-cell office:value-type="float" office:value="-0.42431640625">
            <text:p>-0.4243164063</text:p>
          </table:table-cell>
          <table:table-cell office:value-type="float" office:value="-12.8015267175573">
            <text:p>-12.8015267176</text:p>
          </table:table-cell>
          <table:table-cell office:value-type="float" office:value="-0.824427480916031">
            <text:p>-0.8244274809</text:p>
          </table:table-cell>
          <table:table-cell table:formula="of:=[.L122]*[.$Q$1]/100" office:value-type="float" office:value="-8.24427480916031">
            <text:p>-8.2442748092</text:p>
          </table:table-cell>
          <table:table-cell office:value-type="float" office:value="-0.190839694656489">
            <text:p>-0.1908396947</text:p>
          </table:table-cell>
          <table:table-cell office:value-type="float" office:value="29.05">
            <text:p>29.05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string">
            <text:p>2014-01-25_17:56:52_147044</text:p>
          </table:table-cell>
          <table:table-cell office:value-type="float" office:value="1379737.390625">
            <text:p>1379737.390625</text:p>
          </table:table-cell>
          <table:table-cell office:value-type="float" office:value="21.4">
            <text:p>21.4</text:p>
          </table:table-cell>
          <table:table-cell office:value-type="float" office:value="13">
            <text:p>13</text:p>
          </table:table-cell>
          <table:table-cell office:value-type="float" office:value="-204">
            <text:p>-204</text:p>
          </table:table-cell>
          <table:table-cell office:value-type="float" office:value="-432">
            <text:p>-432</text:p>
          </table:table-cell>
          <table:table-cell office:value-type="float" office:value="0.527099609375">
            <text:p>0.5270996094</text:p>
          </table:table-cell>
          <table:table-cell office:value-type="float" office:value="0.23388671875">
            <text:p>0.2338867188</text:p>
          </table:table-cell>
          <table:table-cell table:formula="of:=[.H123]*[.$Q$1]" office:value-type="float" office:value="233.88671875">
            <text:p>233.88671875</text:p>
          </table:table-cell>
          <table:table-cell office:value-type="float" office:value="0.105224609375">
            <text:p>0.1052246094</text:p>
          </table:table-cell>
          <table:table-cell office:value-type="float" office:value="2.10687022900763">
            <text:p>2.106870229</text:p>
          </table:table-cell>
          <table:table-cell office:value-type="float" office:value="1.47328244274809">
            <text:p>1.4732824427</text:p>
          </table:table-cell>
          <table:table-cell table:formula="of:=[.L123]*[.$Q$1]/100" office:value-type="float" office:value="14.7328244274809">
            <text:p>14.7328244275</text:p>
          </table:table-cell>
          <table:table-cell office:value-type="float" office:value="0.694656488549618">
            <text:p>0.6946564885</text:p>
          </table:table-cell>
          <table:table-cell office:value-type="float" office:value="30.78">
            <text:p>30.78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string">
            <text:p>2014-01-25_17:56:52_260374</text:p>
          </table:table-cell>
          <table:table-cell office:value-type="float" office:value="1391071.078125">
            <text:p>1391071.078125</text:p>
          </table:table-cell>
          <table:table-cell office:value-type="float" office:value="21.4">
            <text:p>21.4</text:p>
          </table:table-cell>
          <table:table-cell office:value-type="float" office:value="65">
            <text:p>65</text:p>
          </table:table-cell>
          <table:table-cell office:value-type="float" office:value="-125">
            <text:p>-125</text:p>
          </table:table-cell>
          <table:table-cell office:value-type="float" office:value="-422">
            <text:p>-422</text:p>
          </table:table-cell>
          <table:table-cell office:value-type="float" office:value="0.4658203125">
            <text:p>0.4658203125</text:p>
          </table:table-cell>
          <table:table-cell office:value-type="float" office:value="0.15869140625">
            <text:p>0.1586914063</text:p>
          </table:table-cell>
          <table:table-cell table:formula="of:=[.H124]*[.$Q$1]" office:value-type="float" office:value="158.69140625">
            <text:p>158.69140625</text:p>
          </table:table-cell>
          <table:table-cell office:value-type="float" office:value="1.040771484375">
            <text:p>1.0407714844</text:p>
          </table:table-cell>
          <table:table-cell office:value-type="float" office:value="1.57251908396947">
            <text:p>1.572519084</text:p>
          </table:table-cell>
          <table:table-cell office:value-type="float" office:value="8.42748091603053">
            <text:p>8.427480916</text:p>
          </table:table-cell>
          <table:table-cell table:formula="of:=[.L124]*[.$Q$1]/100" office:value-type="float" office:value="84.2748091603053">
            <text:p>84.2748091603</text:p>
          </table:table-cell>
          <table:table-cell office:value-type="float" office:value="-1.13740458015267">
            <text:p>-1.1374045802</text:p>
          </table:table-cell>
          <table:table-cell office:value-type="float" office:value="25.25">
            <text:p>25.25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string">
            <text:p>2014-01-25_17:56:52_375168</text:p>
          </table:table-cell>
          <table:table-cell office:value-type="float" office:value="1402551.6875">
            <text:p>1402551.6875</text:p>
          </table:table-cell>
          <table:table-cell office:value-type="float" office:value="21.4">
            <text:p>21.4</text:p>
          </table:table-cell>
          <table:table-cell office:value-type="float" office:value="49">
            <text:p>49</text:p>
          </table:table-cell>
          <table:table-cell office:value-type="float" office:value="-95">
            <text:p>-95</text:p>
          </table:table-cell>
          <table:table-cell office:value-type="float" office:value="-90">
            <text:p>-90</text:p>
          </table:table-cell>
          <table:table-cell office:value-type="float" office:value="0.3857421875">
            <text:p>0.3857421875</text:p>
          </table:table-cell>
          <table:table-cell office:value-type="float" office:value="0.36474609375">
            <text:p>0.3647460938</text:p>
          </table:table-cell>
          <table:table-cell table:formula="of:=[.H125]*[.$Q$1]" office:value-type="float" office:value="364.74609375">
            <text:p>364.74609375</text:p>
          </table:table-cell>
          <table:table-cell office:value-type="float" office:value="-0.890869140625">
            <text:p>-0.8908691406</text:p>
          </table:table-cell>
          <table:table-cell office:value-type="float" office:value="-19.3282442748092">
            <text:p>-19.3282442748</text:p>
          </table:table-cell>
          <table:table-cell office:value-type="float" office:value="-2.10687022900763">
            <text:p>-2.106870229</text:p>
          </table:table-cell>
          <table:table-cell table:formula="of:=[.L125]*[.$Q$1]/100" office:value-type="float" office:value="-21.0687022900763">
            <text:p>-21.0687022901</text:p>
          </table:table-cell>
          <table:table-cell office:value-type="float" office:value="-1.06870229007634">
            <text:p>-1.0687022901</text:p>
          </table:table-cell>
          <table:table-cell office:value-type="float" office:value="31.96">
            <text:p>31.96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string">
            <text:p>2014-01-25_17:56:52_488789</text:p>
          </table:table-cell>
          <table:table-cell office:value-type="float" office:value="1413912.390625">
            <text:p>1413912.390625</text:p>
          </table:table-cell>
          <table:table-cell office:value-type="float" office:value="21.4">
            <text:p>21.4</text:p>
          </table:table-cell>
          <table:table-cell office:value-type="float" office:value="-35">
            <text:p>-35</text:p>
          </table:table-cell>
          <table:table-cell office:value-type="float" office:value="-121">
            <text:p>-121</text:p>
          </table:table-cell>
          <table:table-cell office:value-type="float" office:value="-141">
            <text:p>-141</text:p>
          </table:table-cell>
          <table:table-cell office:value-type="float" office:value="0.58349609375">
            <text:p>0.5834960938</text:p>
          </table:table-cell>
          <table:table-cell office:value-type="float" office:value="0.25244140625">
            <text:p>0.2524414063</text:p>
          </table:table-cell>
          <table:table-cell table:formula="of:=[.H126]*[.$Q$1]" office:value-type="float" office:value="252.44140625">
            <text:p>252.44140625</text:p>
          </table:table-cell>
          <table:table-cell office:value-type="float" office:value="1.793701171875">
            <text:p>1.7937011719</text:p>
          </table:table-cell>
          <table:table-cell office:value-type="float" office:value="-2.32824427480916">
            <text:p>-2.3282442748</text:p>
          </table:table-cell>
          <table:table-cell office:value-type="float" office:value="11.2442748091603">
            <text:p>11.2442748092</text:p>
          </table:table-cell>
          <table:table-cell table:formula="of:=[.L126]*[.$Q$1]/100" office:value-type="float" office:value="112.442748091603">
            <text:p>112.4427480916</text:p>
          </table:table-cell>
          <table:table-cell office:value-type="float" office:value="3.02290076335878">
            <text:p>3.0229007634</text:p>
          </table:table-cell>
          <table:table-cell office:value-type="float" office:value="26.67">
            <text:p>26.67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string">
            <text:p>2014-01-25_17:56:52_603453</text:p>
          </table:table-cell>
          <table:table-cell office:value-type="float" office:value="1425380.078125">
            <text:p>1425380.078125</text:p>
          </table:table-cell>
          <table:table-cell office:value-type="float" office:value="21.4">
            <text:p>21.4</text:p>
          </table:table-cell>
          <table:table-cell office:value-type="float" office:value="-1">
            <text:p>-1</text:p>
          </table:table-cell>
          <table:table-cell office:value-type="float" office:value="-141">
            <text:p>-141</text:p>
          </table:table-cell>
          <table:table-cell office:value-type="float" office:value="-29">
            <text:p>-29</text:p>
          </table:table-cell>
          <table:table-cell office:value-type="float" office:value="0.569580078125">
            <text:p>0.5695800781</text:p>
          </table:table-cell>
          <table:table-cell office:value-type="float" office:value="0.169189453125">
            <text:p>0.1691894531</text:p>
          </table:table-cell>
          <table:table-cell table:formula="of:=[.H127]*[.$Q$1]" office:value-type="float" office:value="169.189453125">
            <text:p>169.189453125</text:p>
          </table:table-cell>
          <table:table-cell office:value-type="float" office:value="1.37451171875">
            <text:p>1.3745117188</text:p>
          </table:table-cell>
          <table:table-cell office:value-type="float" office:value="7.40458015267176">
            <text:p>7.4045801527</text:p>
          </table:table-cell>
          <table:table-cell office:value-type="float" office:value="5.13740458015267">
            <text:p>5.1374045802</text:p>
          </table:table-cell>
          <table:table-cell table:formula="of:=[.L127]*[.$Q$1]/100" office:value-type="float" office:value="51.3740458015267">
            <text:p>51.3740458015</text:p>
          </table:table-cell>
          <table:table-cell office:value-type="float" office:value="-1.29007633587786">
            <text:p>-1.2900763359</text:p>
          </table:table-cell>
          <table:table-cell office:value-type="float" office:value="30.87">
            <text:p>30.87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string">
            <text:p>2014-01-25_17:56:52_716824</text:p>
          </table:table-cell>
          <table:table-cell office:value-type="float" office:value="1436718.6875">
            <text:p>1436718.6875</text:p>
          </table:table-cell>
          <table:table-cell office:value-type="float" office:value="21.4">
            <text:p>21.4</text:p>
          </table:table-cell>
          <table:table-cell office:value-type="float" office:value="-36">
            <text:p>-36</text:p>
          </table:table-cell>
          <table:table-cell office:value-type="float" office:value="-96">
            <text:p>-96</text:p>
          </table:table-cell>
          <table:table-cell office:value-type="float" office:value="-291">
            <text:p>-291</text:p>
          </table:table-cell>
          <table:table-cell office:value-type="float" office:value="0.520751953125">
            <text:p>0.5207519531</text:p>
          </table:table-cell>
          <table:table-cell office:value-type="float" office:value="0.052001953125">
            <text:p>0.0520019531</text:p>
          </table:table-cell>
          <table:table-cell table:formula="of:=[.H128]*[.$Q$1]" office:value-type="float" office:value="52.001953125">
            <text:p>52.001953125</text:p>
          </table:table-cell>
          <table:table-cell office:value-type="float" office:value="1.99993896484375">
            <text:p>1.9999389648</text:p>
          </table:table-cell>
          <table:table-cell office:value-type="float" office:value="-22.206106870229">
            <text:p>-22.2061068702</text:p>
          </table:table-cell>
          <table:table-cell office:value-type="float" office:value="-7.89312977099237">
            <text:p>-7.893129771</text:p>
          </table:table-cell>
          <table:table-cell table:formula="of:=[.L128]*[.$Q$1]/100" office:value-type="float" office:value="-78.9312977099237">
            <text:p>-78.9312977099</text:p>
          </table:table-cell>
          <table:table-cell office:value-type="float" office:value="0.213740458015267">
            <text:p>0.213740458</text:p>
          </table:table-cell>
          <table:table-cell office:value-type="float" office:value="25.88">
            <text:p>25.88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string">
            <text:p>2014-01-25_17:56:52_831600</text:p>
          </table:table-cell>
          <table:table-cell office:value-type="float" office:value="1448201.578125">
            <text:p>1448201.578125</text:p>
          </table:table-cell>
          <table:table-cell office:value-type="float" office:value="21.4">
            <text:p>21.4</text:p>
          </table:table-cell>
          <table:table-cell office:value-type="float" office:value="245">
            <text:p>245</text:p>
          </table:table-cell>
          <table:table-cell office:value-type="float" office:value="-59">
            <text:p>-59</text:p>
          </table:table-cell>
          <table:table-cell office:value-type="float" office:value="-356">
            <text:p>-356</text:p>
          </table:table-cell>
          <table:table-cell office:value-type="float" office:value="0.308837890625">
            <text:p>0.3088378906</text:p>
          </table:table-cell>
          <table:table-cell office:value-type="float" office:value="-0.409912109375">
            <text:p>-0.4099121094</text:p>
          </table:table-cell>
          <table:table-cell table:formula="of:=[.H129]*[.$Q$1]" office:value-type="float" office:value="-409.912109375">
            <text:p>-409.912109375</text:p>
          </table:table-cell>
          <table:table-cell office:value-type="float" office:value="0.973388671875">
            <text:p>0.9733886719</text:p>
          </table:table-cell>
          <table:table-cell office:value-type="float" office:value="8.27480916030534">
            <text:p>8.2748091603</text:p>
          </table:table-cell>
          <table:table-cell office:value-type="float" office:value="8.98473282442748">
            <text:p>8.9847328244</text:p>
          </table:table-cell>
          <table:table-cell table:formula="of:=[.L129]*[.$Q$1]/100" office:value-type="float" office:value="89.8473282442748">
            <text:p>89.8473282443</text:p>
          </table:table-cell>
          <table:table-cell office:value-type="float" office:value="0.580152671755725">
            <text:p>0.5801526718</text:p>
          </table:table-cell>
          <table:table-cell office:value-type="float" office:value="29.09">
            <text:p>29.09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string">
            <text:p>2014-01-25_17:56:52_947127</text:p>
          </table:table-cell>
          <table:table-cell office:value-type="float" office:value="1459777.984375">
            <text:p>1459777.984375</text:p>
          </table:table-cell>
          <table:table-cell office:value-type="float" office:value="21.4">
            <text:p>21.4</text:p>
          </table:table-cell>
          <table:table-cell office:value-type="float" office:value="130">
            <text:p>130</text:p>
          </table:table-cell>
          <table:table-cell office:value-type="float" office:value="-164">
            <text:p>-164</text:p>
          </table:table-cell>
          <table:table-cell office:value-type="float" office:value="-311">
            <text:p>-311</text:p>
          </table:table-cell>
          <table:table-cell office:value-type="float" office:value="0.68701171875">
            <text:p>0.6870117188</text:p>
          </table:table-cell>
          <table:table-cell office:value-type="float" office:value="0.53466796875">
            <text:p>0.5346679688</text:p>
          </table:table-cell>
          <table:table-cell table:formula="of:=[.H130]*[.$Q$1]" office:value-type="float" office:value="534.66796875">
            <text:p>534.66796875</text:p>
          </table:table-cell>
          <table:table-cell office:value-type="float" office:value="0.97412109375">
            <text:p>0.9741210938</text:p>
          </table:table-cell>
          <table:table-cell office:value-type="float" office:value="7.23664122137405">
            <text:p>7.2366412214</text:p>
          </table:table-cell>
          <table:table-cell office:value-type="float" office:value="-0.984732824427481">
            <text:p>-0.9847328244</text:p>
          </table:table-cell>
          <table:table-cell table:formula="of:=[.L130]*[.$Q$1]/100" office:value-type="float" office:value="-9.84732824427481">
            <text:p>-9.8473282443</text:p>
          </table:table-cell>
          <table:table-cell office:value-type="float" office:value="-0.900763358778626">
            <text:p>-0.9007633588</text:p>
          </table:table-cell>
          <table:table-cell office:value-type="float" office:value="28">
            <text:p>28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string">
            <text:p>2014-01-25_17:56:53_062313</text:p>
          </table:table-cell>
          <table:table-cell office:value-type="float" office:value="1471266.375">
            <text:p>1471266.375</text:p>
          </table:table-cell>
          <table:table-cell office:value-type="float" office:value="21.4">
            <text:p>21.4</text:p>
          </table:table-cell>
          <table:table-cell office:value-type="float" office:value="49">
            <text:p>49</text:p>
          </table:table-cell>
          <table:table-cell office:value-type="float" office:value="-92">
            <text:p>-92</text:p>
          </table:table-cell>
          <table:table-cell office:value-type="float" office:value="-49">
            <text:p>-49</text:p>
          </table:table-cell>
          <table:table-cell office:value-type="float" office:value="0.535400390625">
            <text:p>0.5354003906</text:p>
          </table:table-cell>
          <table:table-cell office:value-type="float" office:value="0.58740234375">
            <text:p>0.5874023438</text:p>
          </table:table-cell>
          <table:table-cell table:formula="of:=[.H131]*[.$Q$1]" office:value-type="float" office:value="587.40234375">
            <text:p>587.40234375</text:p>
          </table:table-cell>
          <table:table-cell office:value-type="float" office:value="-0.8369140625">
            <text:p>-0.8369140625</text:p>
          </table:table-cell>
          <table:table-cell office:value-type="float" office:value="12.6641221374046">
            <text:p>12.6641221374</text:p>
          </table:table-cell>
          <table:table-cell office:value-type="float" office:value="4.91603053435115">
            <text:p>4.9160305344</text:p>
          </table:table-cell>
          <table:table-cell table:formula="of:=[.L131]*[.$Q$1]/100" office:value-type="float" office:value="49.1603053435115">
            <text:p>49.1603053435</text:p>
          </table:table-cell>
          <table:table-cell office:value-type="float" office:value="-0.717557251908397">
            <text:p>-0.7175572519</text:p>
          </table:table-cell>
          <table:table-cell office:value-type="float" office:value="32.94">
            <text:p>32.94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string">
            <text:p>2014-01-25_17:56:53_175508</text:p>
          </table:table-cell>
          <table:table-cell office:value-type="float" office:value="1482584.375">
            <text:p>1482584.375</text:p>
          </table:table-cell>
          <table:table-cell office:value-type="float" office:value="21.4">
            <text:p>21.4</text:p>
          </table:table-cell>
          <table:table-cell office:value-type="float" office:value="-39">
            <text:p>-39</text:p>
          </table:table-cell>
          <table:table-cell office:value-type="float" office:value="-209">
            <text:p>-209</text:p>
          </table:table-cell>
          <table:table-cell office:value-type="float" office:value="229">
            <text:p>229</text:p>
          </table:table-cell>
          <table:table-cell office:value-type="float" office:value="0.24853515625">
            <text:p>0.2485351563</text:p>
          </table:table-cell>
          <table:table-cell office:value-type="float" office:value="0.2373046875">
            <text:p>0.2373046875</text:p>
          </table:table-cell>
          <table:table-cell table:formula="of:=[.H132]*[.$Q$1]" office:value-type="float" office:value="237.3046875">
            <text:p>237.3046875</text:p>
          </table:table-cell>
          <table:table-cell office:value-type="float" office:value="1.993408203125">
            <text:p>1.9934082031</text:p>
          </table:table-cell>
          <table:table-cell office:value-type="float" office:value="-13.9160305343511">
            <text:p>-13.9160305344</text:p>
          </table:table-cell>
          <table:table-cell office:value-type="float" office:value="10.0458015267176">
            <text:p>10.0458015267</text:p>
          </table:table-cell>
          <table:table-cell table:formula="of:=[.L132]*[.$Q$1]/100" office:value-type="float" office:value="100.458015267176">
            <text:p>100.4580152672</text:p>
          </table:table-cell>
          <table:table-cell office:value-type="float" office:value="2.93893129770992">
            <text:p>2.9389312977</text:p>
          </table:table-cell>
          <table:table-cell office:value-type="float" office:value="24.11">
            <text:p>24.11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string">
            <text:p>2014-01-25_17:56:53_290335</text:p>
          </table:table-cell>
          <table:table-cell office:value-type="float" office:value="1494067.5">
            <text:p>1494067.5</text:p>
          </table:table-cell>
          <table:table-cell office:value-type="float" office:value="21.4">
            <text:p>21.4</text:p>
          </table:table-cell>
          <table:table-cell office:value-type="float" office:value="6">
            <text:p>6</text:p>
          </table:table-cell>
          <table:table-cell office:value-type="float" office:value="-96">
            <text:p>-96</text:p>
          </table:table-cell>
          <table:table-cell office:value-type="float" office:value="-488">
            <text:p>-488</text:p>
          </table:table-cell>
          <table:table-cell office:value-type="float" office:value="0.37548828125">
            <text:p>0.3754882813</text:p>
          </table:table-cell>
          <table:table-cell office:value-type="float" office:value="-0.258056640625">
            <text:p>-0.2580566406</text:p>
          </table:table-cell>
          <table:table-cell table:formula="of:=[.H133]*[.$Q$1]" office:value-type="float" office:value="-258.056640625">
            <text:p>-258.056640625</text:p>
          </table:table-cell>
          <table:table-cell office:value-type="float" office:value="0.37493896484375">
            <text:p>0.3749389648</text:p>
          </table:table-cell>
          <table:table-cell office:value-type="float" office:value="-26.3664122137405">
            <text:p>-26.3664122137</text:p>
          </table:table-cell>
          <table:table-cell office:value-type="float" office:value="-9.25190839694657">
            <text:p>-9.2519083969</text:p>
          </table:table-cell>
          <table:table-cell table:formula="of:=[.L133]*[.$Q$1]/100" office:value-type="float" office:value="-92.5190839694657">
            <text:p>-92.5190839695</text:p>
          </table:table-cell>
          <table:table-cell office:value-type="float" office:value="1.35114503816794">
            <text:p>1.3511450382</text:p>
          </table:table-cell>
          <table:table-cell office:value-type="float" office:value="35.7">
            <text:p>35.7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string">
            <text:p>2014-01-25_17:56:53_404803</text:p>
          </table:table-cell>
          <table:table-cell office:value-type="float" office:value="1505553.375">
            <text:p>1505553.375</text:p>
          </table:table-cell>
          <table:table-cell office:value-type="float" office:value="21.4">
            <text:p>21.4</text:p>
          </table:table-cell>
          <table:table-cell office:value-type="float" office:value="123">
            <text:p>123</text:p>
          </table:table-cell>
          <table:table-cell office:value-type="float" office:value="-140">
            <text:p>-140</text:p>
          </table:table-cell>
          <table:table-cell office:value-type="float" office:value="-265">
            <text:p>-265</text:p>
          </table:table-cell>
          <table:table-cell office:value-type="float" office:value="0.7421875">
            <text:p>0.7421875</text:p>
          </table:table-cell>
          <table:table-cell office:value-type="float" office:value="0">
            <text:p>0</text:p>
          </table:table-cell>
          <table:table-cell table:formula="of:=[.H134]*[.$Q$1]" office:value-type="float" office:value="0">
            <text:p>0</text:p>
          </table:table-cell>
          <table:table-cell office:value-type="float" office:value="1.5419921875">
            <text:p>1.5419921875</text:p>
          </table:table-cell>
          <table:table-cell office:value-type="float" office:value="13.7862595419847">
            <text:p>13.786259542</text:p>
          </table:table-cell>
          <table:table-cell office:value-type="float" office:value="5.42748091603053">
            <text:p>5.427480916</text:p>
          </table:table-cell>
          <table:table-cell table:formula="of:=[.L134]*[.$Q$1]/100" office:value-type="float" office:value="54.2748091603053">
            <text:p>54.2748091603</text:p>
          </table:table-cell>
          <table:table-cell office:value-type="float" office:value="0.206106870229008">
            <text:p>0.2061068702</text:p>
          </table:table-cell>
          <table:table-cell office:value-type="float" office:value="29.02">
            <text:p>29.02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string">
            <text:p>2014-01-25_17:56:53_520348</text:p>
          </table:table-cell>
          <table:table-cell office:value-type="float" office:value="1517099.375">
            <text:p>1517099.375</text:p>
          </table:table-cell>
          <table:table-cell office:value-type="float" office:value="21.4">
            <text:p>21.4</text:p>
          </table:table-cell>
          <table:table-cell office:value-type="float" office:value="171">
            <text:p>171</text:p>
          </table:table-cell>
          <table:table-cell office:value-type="float" office:value="-66">
            <text:p>-66</text:p>
          </table:table-cell>
          <table:table-cell office:value-type="float" office:value="-55">
            <text:p>-55</text:p>
          </table:table-cell>
          <table:table-cell office:value-type="float" office:value="0.57080078125">
            <text:p>0.5708007813</text:p>
          </table:table-cell>
          <table:table-cell office:value-type="float" office:value="-0.919189453125">
            <text:p>-0.9191894531</text:p>
          </table:table-cell>
          <table:table-cell table:formula="of:=[.H135]*[.$Q$1]" office:value-type="float" office:value="-919.189453125">
            <text:p>-919.189453125</text:p>
          </table:table-cell>
          <table:table-cell office:value-type="float" office:value="-1.2041015625">
            <text:p>-1.2041015625</text:p>
          </table:table-cell>
          <table:table-cell office:value-type="float" office:value="13.381679389313">
            <text:p>13.3816793893</text:p>
          </table:table-cell>
          <table:table-cell office:value-type="float" office:value="-0.572519083969466">
            <text:p>-0.572519084</text:p>
          </table:table-cell>
          <table:table-cell table:formula="of:=[.L135]*[.$Q$1]/100" office:value-type="float" office:value="-5.72519083969466">
            <text:p>-5.7251908397</text:p>
          </table:table-cell>
          <table:table-cell office:value-type="float" office:value="-1.52671755725191">
            <text:p>-1.5267175573</text:p>
          </table:table-cell>
          <table:table-cell office:value-type="float" office:value="33.83">
            <text:p>33.83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string">
            <text:p>2014-01-25_17:56:53_635921</text:p>
          </table:table-cell>
          <table:table-cell office:value-type="float" office:value="1528672.09375">
            <text:p>1528672.09375</text:p>
          </table:table-cell>
          <table:table-cell office:value-type="float" office:value="21.4">
            <text:p>21.4</text:p>
          </table:table-cell>
          <table:table-cell office:value-type="float" office:value="-52">
            <text:p>-52</text:p>
          </table:table-cell>
          <table:table-cell office:value-type="float" office:value="-159">
            <text:p>-159</text:p>
          </table:table-cell>
          <table:table-cell office:value-type="float" office:value="-153">
            <text:p>-153</text:p>
          </table:table-cell>
          <table:table-cell office:value-type="float" office:value="0.3916015625">
            <text:p>0.3916015625</text:p>
          </table:table-cell>
          <table:table-cell office:value-type="float" office:value="-0.840576171875">
            <text:p>-0.8405761719</text:p>
          </table:table-cell>
          <table:table-cell table:formula="of:=[.H136]*[.$Q$1]" office:value-type="float" office:value="-840.576171875">
            <text:p>-840.576171875</text:p>
          </table:table-cell>
          <table:table-cell office:value-type="float" office:value="0.94970703125">
            <text:p>0.9497070313</text:p>
          </table:table-cell>
          <table:table-cell office:value-type="float" office:value="23.6717557251908">
            <text:p>23.6717557252</text:p>
          </table:table-cell>
          <table:table-cell office:value-type="float" office:value="9.66412213740458">
            <text:p>9.6641221374</text:p>
          </table:table-cell>
          <table:table-cell table:formula="of:=[.L136]*[.$Q$1]/100" office:value-type="float" office:value="96.6412213740458">
            <text:p>96.641221374</text:p>
          </table:table-cell>
          <table:table-cell office:value-type="float" office:value="-0.694656488549618">
            <text:p>-0.6946564885</text:p>
          </table:table-cell>
          <table:table-cell office:value-type="float" office:value="31.98">
            <text:p>31.98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string">
            <text:p>2014-01-25_17:56:53_751151</text:p>
          </table:table-cell>
          <table:table-cell office:value-type="float" office:value="1540148.484375">
            <text:p>1540148.484375</text:p>
          </table:table-cell>
          <table:table-cell office:value-type="float" office:value="21.4">
            <text:p>21.4</text:p>
          </table:table-cell>
          <table:table-cell office:value-type="float" office:value="-10">
            <text:p>-10</text:p>
          </table:table-cell>
          <table:table-cell office:value-type="float" office:value="-101">
            <text:p>-101</text:p>
          </table:table-cell>
          <table:table-cell office:value-type="float" office:value="-32">
            <text:p>-32</text:p>
          </table:table-cell>
          <table:table-cell office:value-type="float" office:value="0.6572265625">
            <text:p>0.6572265625</text:p>
          </table:table-cell>
          <table:table-cell office:value-type="float" office:value="-0.597900390625">
            <text:p>-0.5979003906</text:p>
          </table:table-cell>
          <table:table-cell table:formula="of:=[.H137]*[.$Q$1]" office:value-type="float" office:value="-597.900390625">
            <text:p>-597.900390625</text:p>
          </table:table-cell>
          <table:table-cell office:value-type="float" office:value="-0.710205078125">
            <text:p>-0.7102050781</text:p>
          </table:table-cell>
          <table:table-cell office:value-type="float" office:value="15.0152671755725">
            <text:p>15.0152671756</text:p>
          </table:table-cell>
          <table:table-cell office:value-type="float" office:value="-3.72519083969466">
            <text:p>-3.7251908397</text:p>
          </table:table-cell>
          <table:table-cell table:formula="of:=[.L137]*[.$Q$1]/100" office:value-type="float" office:value="-37.2519083969466">
            <text:p>-37.2519083969</text:p>
          </table:table-cell>
          <table:table-cell office:value-type="float" office:value="-0.33587786259542">
            <text:p>-0.3358778626</text:p>
          </table:table-cell>
          <table:table-cell office:value-type="float" office:value="30.45">
            <text:p>30.45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string">
            <text:p>2014-01-25_17:56:53_865248</text:p>
          </table:table-cell>
          <table:table-cell office:value-type="float" office:value="1551557.484375">
            <text:p>1551557.484375</text:p>
          </table:table-cell>
          <table:table-cell office:value-type="float" office:value="21.4">
            <text:p>21.4</text:p>
          </table:table-cell>
          <table:table-cell office:value-type="float" office:value="38">
            <text:p>38</text:p>
          </table:table-cell>
          <table:table-cell office:value-type="float" office:value="-168">
            <text:p>-168</text:p>
          </table:table-cell>
          <table:table-cell office:value-type="float" office:value="-442">
            <text:p>-442</text:p>
          </table:table-cell>
          <table:table-cell office:value-type="float" office:value="0.539794921875">
            <text:p>0.5397949219</text:p>
          </table:table-cell>
          <table:table-cell office:value-type="float" office:value="0.259765625">
            <text:p>0.259765625</text:p>
          </table:table-cell>
          <table:table-cell table:formula="of:=[.H138]*[.$Q$1]" office:value-type="float" office:value="259.765625">
            <text:p>259.765625</text:p>
          </table:table-cell>
          <table:table-cell office:value-type="float" office:value="-0.212646484375">
            <text:p>-0.2126464844</text:p>
          </table:table-cell>
          <table:table-cell office:value-type="float" office:value="3.09923664122137">
            <text:p>3.0992366412</text:p>
          </table:table-cell>
          <table:table-cell office:value-type="float" office:value="-1.31297709923664">
            <text:p>-1.3129770992</text:p>
          </table:table-cell>
          <table:table-cell table:formula="of:=[.L138]*[.$Q$1]/100" office:value-type="float" office:value="-13.1297709923664">
            <text:p>-13.1297709924</text:p>
          </table:table-cell>
          <table:table-cell office:value-type="float" office:value="-0.854961832061069">
            <text:p>-0.8549618321</text:p>
          </table:table-cell>
          <table:table-cell office:value-type="float" office:value="33.01">
            <text:p>33.01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string">
            <text:p>2014-01-25_17:56:53_979445</text:p>
          </table:table-cell>
          <table:table-cell office:value-type="float" office:value="1563004.078125">
            <text:p>1563004.078125</text:p>
          </table:table-cell>
          <table:table-cell office:value-type="float" office:value="21.4">
            <text:p>21.4</text:p>
          </table:table-cell>
          <table:table-cell office:value-type="float" office:value="90">
            <text:p>90</text:p>
          </table:table-cell>
          <table:table-cell office:value-type="float" office:value="-168">
            <text:p>-168</text:p>
          </table:table-cell>
          <table:table-cell office:value-type="float" office:value="-440">
            <text:p>-440</text:p>
          </table:table-cell>
          <table:table-cell office:value-type="float" office:value="0.28173828125">
            <text:p>0.2817382813</text:p>
          </table:table-cell>
          <table:table-cell office:value-type="float" office:value="-0.43798828125">
            <text:p>-0.4379882813</text:p>
          </table:table-cell>
          <table:table-cell table:formula="of:=[.H139]*[.$Q$1]" office:value-type="float" office:value="-437.98828125">
            <text:p>-437.98828125</text:p>
          </table:table-cell>
          <table:table-cell office:value-type="float" office:value="1.1435546875">
            <text:p>1.1435546875</text:p>
          </table:table-cell>
          <table:table-cell office:value-type="float" office:value="0.358778625954199">
            <text:p>0.358778626</text:p>
          </table:table-cell>
          <table:table-cell office:value-type="float" office:value="10.3358778625954">
            <text:p>10.3358778626</text:p>
          </table:table-cell>
          <table:table-cell table:formula="of:=[.L139]*[.$Q$1]/100" office:value-type="float" office:value="103.358778625954">
            <text:p>103.358778626</text:p>
          </table:table-cell>
          <table:table-cell office:value-type="float" office:value="0.229007633587786">
            <text:p>0.2290076336</text:p>
          </table:table-cell>
          <table:table-cell office:value-type="float" office:value="23.87">
            <text:p>23.87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string">
            <text:p>2014-01-25_17:56:54_093731</text:p>
          </table:table-cell>
          <table:table-cell office:value-type="float" office:value="1574442.28125">
            <text:p>1574442.28125</text:p>
          </table:table-cell>
          <table:table-cell office:value-type="float" office:value="21.4">
            <text:p>21.4</text:p>
          </table:table-cell>
          <table:table-cell office:value-type="float" office:value="79">
            <text:p>79</text:p>
          </table:table-cell>
          <table:table-cell office:value-type="float" office:value="-99">
            <text:p>-99</text:p>
          </table:table-cell>
          <table:table-cell office:value-type="float" office:value="-62">
            <text:p>-62</text:p>
          </table:table-cell>
          <table:table-cell office:value-type="float" office:value="0.6318359375">
            <text:p>0.6318359375</text:p>
          </table:table-cell>
          <table:table-cell office:value-type="float" office:value="0.20361328125">
            <text:p>0.2036132813</text:p>
          </table:table-cell>
          <table:table-cell table:formula="of:=[.H140]*[.$Q$1]" office:value-type="float" office:value="203.61328125">
            <text:p>203.61328125</text:p>
          </table:table-cell>
          <table:table-cell office:value-type="float" office:value="1.16357421875">
            <text:p>1.1635742188</text:p>
          </table:table-cell>
          <table:table-cell office:value-type="float" office:value="7.40458015267176">
            <text:p>7.4045801527</text:p>
          </table:table-cell>
          <table:table-cell office:value-type="float" office:value="7.26717557251908">
            <text:p>7.2671755725</text:p>
          </table:table-cell>
          <table:table-cell table:formula="of:=[.L140]*[.$Q$1]/100" office:value-type="float" office:value="72.6717557251908">
            <text:p>72.6717557252</text:p>
          </table:table-cell>
          <table:table-cell office:value-type="float" office:value="-1.3206106870229">
            <text:p>-1.320610687</text:p>
          </table:table-cell>
          <table:table-cell office:value-type="float" office:value="28.39">
            <text:p>28.39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string">
            <text:p>2014-01-25_17:56:54_209274</text:p>
          </table:table-cell>
          <table:table-cell office:value-type="float" office:value="1585962.078125">
            <text:p>1585962.078125</text:p>
          </table:table-cell>
          <table:table-cell office:value-type="float" office:value="21.4">
            <text:p>21.4</text:p>
          </table:table-cell>
          <table:table-cell office:value-type="float" office:value="-1">
            <text:p>-1</text:p>
          </table:table-cell>
          <table:table-cell office:value-type="float" office:value="-142">
            <text:p>-142</text:p>
          </table:table-cell>
          <table:table-cell office:value-type="float" office:value="-373">
            <text:p>-373</text:p>
          </table:table-cell>
          <table:table-cell office:value-type="float" office:value="0.40869140625">
            <text:p>0.4086914063</text:p>
          </table:table-cell>
          <table:table-cell office:value-type="float" office:value="0.096923828125">
            <text:p>0.0969238281</text:p>
          </table:table-cell>
          <table:table-cell table:formula="of:=[.H141]*[.$Q$1]" office:value-type="float" office:value="96.923828125">
            <text:p>96.923828125</text:p>
          </table:table-cell>
          <table:table-cell office:value-type="float" office:value="0.4560546875">
            <text:p>0.4560546875</text:p>
          </table:table-cell>
          <table:table-cell office:value-type="float" office:value="-17.1603053435115">
            <text:p>-17.1603053435</text:p>
          </table:table-cell>
          <table:table-cell office:value-type="float" office:value="-3.36641221374046">
            <text:p>-3.3664122137</text:p>
          </table:table-cell>
          <table:table-cell table:formula="of:=[.L141]*[.$Q$1]/100" office:value-type="float" office:value="-33.6641221374046">
            <text:p>-33.6641221374</text:p>
          </table:table-cell>
          <table:table-cell office:value-type="float" office:value="-0.374045801526718">
            <text:p>-0.3740458015</text:p>
          </table:table-cell>
          <table:table-cell office:value-type="float" office:value="33.3">
            <text:p>33.3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string">
            <text:p>2014-01-25_17:56:54_323735</text:p>
          </table:table-cell>
          <table:table-cell office:value-type="float" office:value="1597442.6875">
            <text:p>1597442.6875</text:p>
          </table:table-cell>
          <table:table-cell office:value-type="float" office:value="21.4">
            <text:p>21.4</text:p>
          </table:table-cell>
          <table:table-cell office:value-type="float" office:value="-13">
            <text:p>-13</text:p>
          </table:table-cell>
          <table:table-cell office:value-type="float" office:value="-205">
            <text:p>-205</text:p>
          </table:table-cell>
          <table:table-cell office:value-type="float" office:value="-318">
            <text:p>-318</text:p>
          </table:table-cell>
          <table:table-cell office:value-type="float" office:value="0.480224609375">
            <text:p>0.4802246094</text:p>
          </table:table-cell>
          <table:table-cell office:value-type="float" office:value="0.007080078125">
            <text:p>0.0070800781</text:p>
          </table:table-cell>
          <table:table-cell table:formula="of:=[.H142]*[.$Q$1]" office:value-type="float" office:value="7.080078125">
            <text:p>7.080078125</text:p>
          </table:table-cell>
          <table:table-cell office:value-type="float" office:value="0.29638671875">
            <text:p>0.2963867188</text:p>
          </table:table-cell>
          <table:table-cell office:value-type="float" office:value="17.0687022900763">
            <text:p>17.0687022901</text:p>
          </table:table-cell>
          <table:table-cell office:value-type="float" office:value="8.17557251908397">
            <text:p>8.1755725191</text:p>
          </table:table-cell>
          <table:table-cell table:formula="of:=[.L142]*[.$Q$1]/100" office:value-type="float" office:value="81.7557251908397">
            <text:p>81.7557251908</text:p>
          </table:table-cell>
          <table:table-cell office:value-type="float" office:value="-1">
            <text:p>-1</text:p>
          </table:table-cell>
          <table:table-cell office:value-type="float" office:value="31.74">
            <text:p>31.74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string">
            <text:p>2014-01-25_17:56:54_439083</text:p>
          </table:table-cell>
          <table:table-cell office:value-type="float" office:value="1608942.484375">
            <text:p>1608942.484375</text:p>
          </table:table-cell>
          <table:table-cell office:value-type="float" office:value="21.4">
            <text:p>21.4</text:p>
          </table:table-cell>
          <table:table-cell office:value-type="float" office:value="31">
            <text:p>31</text:p>
          </table:table-cell>
          <table:table-cell office:value-type="float" office:value="-145">
            <text:p>-145</text:p>
          </table:table-cell>
          <table:table-cell office:value-type="float" office:value="-85">
            <text:p>-85</text:p>
          </table:table-cell>
          <table:table-cell office:value-type="float" office:value="0.793701171875">
            <text:p>0.7937011719</text:p>
          </table:table-cell>
          <table:table-cell office:value-type="float" office:value="0.28759765625">
            <text:p>0.2875976563</text:p>
          </table:table-cell>
          <table:table-cell table:formula="of:=[.H143]*[.$Q$1]" office:value-type="float" office:value="287.59765625">
            <text:p>287.59765625</text:p>
          </table:table-cell>
          <table:table-cell office:value-type="float" office:value="0.90087890625">
            <text:p>0.9008789063</text:p>
          </table:table-cell>
          <table:table-cell office:value-type="float" office:value="-1.78625954198473">
            <text:p>-1.786259542</text:p>
          </table:table-cell>
          <table:table-cell office:value-type="float" office:value="6.26717557251908">
            <text:p>6.2671755725</text:p>
          </table:table-cell>
          <table:table-cell table:formula="of:=[.L143]*[.$Q$1]/100" office:value-type="float" office:value="62.6717557251908">
            <text:p>62.6717557252</text:p>
          </table:table-cell>
          <table:table-cell office:value-type="float" office:value="0.595419847328244">
            <text:p>0.5954198473</text:p>
          </table:table-cell>
          <table:table-cell office:value-type="float" office:value="24.55">
            <text:p>24.55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string">
            <text:p>2014-01-25_17:56:54_552631</text:p>
          </table:table-cell>
          <table:table-cell office:value-type="float" office:value="1620328.78125">
            <text:p>1620328.78125</text:p>
          </table:table-cell>
          <table:table-cell office:value-type="float" office:value="21.4">
            <text:p>21.4</text:p>
          </table:table-cell>
          <table:table-cell office:value-type="float" office:value="148">
            <text:p>148</text:p>
          </table:table-cell>
          <table:table-cell office:value-type="float" office:value="-81">
            <text:p>-81</text:p>
          </table:table-cell>
          <table:table-cell office:value-type="float" office:value="-299">
            <text:p>-299</text:p>
          </table:table-cell>
          <table:table-cell office:value-type="float" office:value="0.420654296875">
            <text:p>0.4206542969</text:p>
          </table:table-cell>
          <table:table-cell office:value-type="float" office:value="0.01953125">
            <text:p>0.01953125</text:p>
          </table:table-cell>
          <table:table-cell table:formula="of:=[.H144]*[.$Q$1]" office:value-type="float" office:value="19.53125">
            <text:p>19.53125</text:p>
          </table:table-cell>
          <table:table-cell office:value-type="float" office:value="1.12841796875">
            <text:p>1.1284179688</text:p>
          </table:table-cell>
          <table:table-cell office:value-type="float" office:value="-24.587786259542">
            <text:p>-24.5877862595</text:p>
          </table:table-cell>
          <table:table-cell office:value-type="float" office:value="-4.79389312977099">
            <text:p>-4.7938931298</text:p>
          </table:table-cell>
          <table:table-cell table:formula="of:=[.L144]*[.$Q$1]/100" office:value-type="float" office:value="-47.9389312977099">
            <text:p>-47.9389312977</text:p>
          </table:table-cell>
          <table:table-cell office:value-type="float" office:value="-1.45038167938931">
            <text:p>-1.4503816794</text:p>
          </table:table-cell>
          <table:table-cell office:value-type="float" office:value="24.1">
            <text:p>24.1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string">
            <text:p>2014-01-25_17:56:54_667862</text:p>
          </table:table-cell>
          <table:table-cell office:value-type="float" office:value="1631824.171875">
            <text:p>1631824.171875</text:p>
          </table:table-cell>
          <table:table-cell office:value-type="float" office:value="21.4">
            <text:p>21.4</text:p>
          </table:table-cell>
          <table:table-cell office:value-type="float" office:value="-28">
            <text:p>-28</text:p>
          </table:table-cell>
          <table:table-cell office:value-type="float" office:value="-185">
            <text:p>-185</text:p>
          </table:table-cell>
          <table:table-cell office:value-type="float" office:value="-265">
            <text:p>-265</text:p>
          </table:table-cell>
          <table:table-cell office:value-type="float" office:value="0.36572265625">
            <text:p>0.3657226563</text:p>
          </table:table-cell>
          <table:table-cell office:value-type="float" office:value="-0.443603515625">
            <text:p>-0.4436035156</text:p>
          </table:table-cell>
          <table:table-cell table:formula="of:=[.H145]*[.$Q$1]" office:value-type="float" office:value="-443.603515625">
            <text:p>-443.603515625</text:p>
          </table:table-cell>
          <table:table-cell office:value-type="float" office:value="1.145751953125">
            <text:p>1.1457519531</text:p>
          </table:table-cell>
          <table:table-cell office:value-type="float" office:value="21.1068702290076">
            <text:p>21.106870229</text:p>
          </table:table-cell>
          <table:table-cell office:value-type="float" office:value="8.48091603053435">
            <text:p>8.4809160305</text:p>
          </table:table-cell>
          <table:table-cell table:formula="of:=[.L145]*[.$Q$1]/100" office:value-type="float" office:value="84.8091603053435">
            <text:p>84.8091603053</text:p>
          </table:table-cell>
          <table:table-cell office:value-type="float" office:value="1.56488549618321">
            <text:p>1.5648854962</text:p>
          </table:table-cell>
          <table:table-cell office:value-type="float" office:value="27.54">
            <text:p>27.54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string">
            <text:p>2014-01-25_17:56:54_781350</text:p>
          </table:table-cell>
          <table:table-cell office:value-type="float" office:value="1643168.484375">
            <text:p>1643168.484375</text:p>
          </table:table-cell>
          <table:table-cell office:value-type="float" office:value="21.4">
            <text:p>21.4</text:p>
          </table:table-cell>
          <table:table-cell office:value-type="float" office:value="150">
            <text:p>150</text:p>
          </table:table-cell>
          <table:table-cell office:value-type="float" office:value="-136">
            <text:p>-136</text:p>
          </table:table-cell>
          <table:table-cell office:value-type="float" office:value="-279">
            <text:p>-279</text:p>
          </table:table-cell>
          <table:table-cell office:value-type="float" office:value="0.766845703125">
            <text:p>0.7668457031</text:p>
          </table:table-cell>
          <table:table-cell office:value-type="float" office:value="0.103515625">
            <text:p>0.103515625</text:p>
          </table:table-cell>
          <table:table-cell table:formula="of:=[.H146]*[.$Q$1]" office:value-type="float" office:value="103.515625">
            <text:p>103.515625</text:p>
          </table:table-cell>
          <table:table-cell office:value-type="float" office:value="0.815185546875">
            <text:p>0.8151855469</text:p>
          </table:table-cell>
          <table:table-cell office:value-type="float" office:value="17.1908396946565">
            <text:p>17.1908396947</text:p>
          </table:table-cell>
          <table:table-cell office:value-type="float" office:value="-0.0992366412213741">
            <text:p>-0.0992366412</text:p>
          </table:table-cell>
          <table:table-cell table:formula="of:=[.L146]*[.$Q$1]/100" office:value-type="float" office:value="-0.992366412213741">
            <text:p>-0.9923664122</text:p>
          </table:table-cell>
          <table:table-cell office:value-type="float" office:value="-1.38931297709924">
            <text:p>-1.3893129771</text:p>
          </table:table-cell>
          <table:table-cell office:value-type="float" office:value="29.36">
            <text:p>29.36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string">
            <text:p>2014-01-25_17:56:54_897243</text:p>
          </table:table-cell>
          <table:table-cell office:value-type="float" office:value="1654758.875">
            <text:p>1654758.875</text:p>
          </table:table-cell>
          <table:table-cell office:value-type="float" office:value="21.4">
            <text:p>21.4</text:p>
          </table:table-cell>
          <table:table-cell office:value-type="float" office:value="-12">
            <text:p>-12</text:p>
          </table:table-cell>
          <table:table-cell office:value-type="float" office:value="-82">
            <text:p>-82</text:p>
          </table:table-cell>
          <table:table-cell office:value-type="float" office:value="-96">
            <text:p>-96</text:p>
          </table:table-cell>
          <table:table-cell office:value-type="float" office:value="0.414794921875">
            <text:p>0.4147949219</text:p>
          </table:table-cell>
          <table:table-cell office:value-type="float" office:value="0.170166015625">
            <text:p>0.1701660156</text:p>
          </table:table-cell>
          <table:table-cell table:formula="of:=[.H147]*[.$Q$1]" office:value-type="float" office:value="170.166015625">
            <text:p>170.166015625</text:p>
          </table:table-cell>
          <table:table-cell office:value-type="float" office:value="0.0205078125">
            <text:p>0.0205078125</text:p>
          </table:table-cell>
          <table:table-cell office:value-type="float" office:value="-9.05343511450382">
            <text:p>-9.0534351145</text:p>
          </table:table-cell>
          <table:table-cell office:value-type="float" office:value="-4.10687022900763">
            <text:p>-4.106870229</text:p>
          </table:table-cell>
          <table:table-cell table:formula="of:=[.L147]*[.$Q$1]/100" office:value-type="float" office:value="-41.0687022900764">
            <text:p>-41.0687022901</text:p>
          </table:table-cell>
          <table:table-cell office:value-type="float" office:value="0">
            <text:p>0</text:p>
          </table:table-cell>
          <table:table-cell office:value-type="float" office:value="32.43">
            <text:p>32.43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string">
            <text:p>2014-01-25_17:56:55_010446</text:p>
          </table:table-cell>
          <table:table-cell office:value-type="float" office:value="1666078.484375">
            <text:p>1666078.484375</text:p>
          </table:table-cell>
          <table:table-cell office:value-type="float" office:value="21.4">
            <text:p>21.4</text:p>
          </table:table-cell>
          <table:table-cell office:value-type="float" office:value="-57">
            <text:p>-57</text:p>
          </table:table-cell>
          <table:table-cell office:value-type="float" office:value="-126">
            <text:p>-126</text:p>
          </table:table-cell>
          <table:table-cell office:value-type="float" office:value="139">
            <text:p>139</text:p>
          </table:table-cell>
          <table:table-cell office:value-type="float" office:value="0.389404296875">
            <text:p>0.3894042969</text:p>
          </table:table-cell>
          <table:table-cell office:value-type="float" office:value="0.20166015625">
            <text:p>0.2016601563</text:p>
          </table:table-cell>
          <table:table-cell table:formula="of:=[.H148]*[.$Q$1]" office:value-type="float" office:value="201.66015625">
            <text:p>201.66015625</text:p>
          </table:table-cell>
          <table:table-cell office:value-type="float" office:value="1.5791015625">
            <text:p>1.5791015625</text:p>
          </table:table-cell>
          <table:table-cell office:value-type="float" office:value="-8.31297709923664">
            <text:p>-8.3129770992</text:p>
          </table:table-cell>
          <table:table-cell office:value-type="float" office:value="10.7709923664122">
            <text:p>10.7709923664</text:p>
          </table:table-cell>
          <table:table-cell table:formula="of:=[.L148]*[.$Q$1]/100" office:value-type="float" office:value="107.709923664122">
            <text:p>107.7099236641</text:p>
          </table:table-cell>
          <table:table-cell office:value-type="float" office:value="1.65648854961832">
            <text:p>1.6564885496</text:p>
          </table:table-cell>
          <table:table-cell office:value-type="float" office:value="25.64">
            <text:p>25.64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string">
            <text:p>2014-01-25_17:56:55_125130</text:p>
          </table:table-cell>
          <table:table-cell office:value-type="float" office:value="1677547.875">
            <text:p>1677547.875</text:p>
          </table:table-cell>
          <table:table-cell office:value-type="float" office:value="21.4">
            <text:p>21.4</text:p>
          </table:table-cell>
          <table:table-cell office:value-type="float" office:value="159">
            <text:p>159</text:p>
          </table:table-cell>
          <table:table-cell office:value-type="float" office:value="-72">
            <text:p>-72</text:p>
          </table:table-cell>
          <table:table-cell office:value-type="float" office:value="-306">
            <text:p>-306</text:p>
          </table:table-cell>
          <table:table-cell office:value-type="float" office:value="0.427734375">
            <text:p>0.427734375</text:p>
          </table:table-cell>
          <table:table-cell office:value-type="float" office:value="-0.150146484375">
            <text:p>-0.1501464844</text:p>
          </table:table-cell>
          <table:table-cell table:formula="of:=[.H149]*[.$Q$1]" office:value-type="float" office:value="-150.146484375">
            <text:p>-150.146484375</text:p>
          </table:table-cell>
          <table:table-cell office:value-type="float" office:value="-1.229248046875">
            <text:p>-1.2292480469</text:p>
          </table:table-cell>
          <table:table-cell office:value-type="float" office:value="3.38167938931298">
            <text:p>3.3816793893</text:p>
          </table:table-cell>
          <table:table-cell office:value-type="float" office:value="-1.6030534351145">
            <text:p>-1.6030534351</text:p>
          </table:table-cell>
          <table:table-cell table:formula="of:=[.L149]*[.$Q$1]/100" office:value-type="float" office:value="-16.030534351145">
            <text:p>-16.0305343511</text:p>
          </table:table-cell>
          <table:table-cell office:value-type="float" office:value="-0.793893129770992">
            <text:p>-0.7938931298</text:p>
          </table:table-cell>
          <table:table-cell office:value-type="float" office:value="34.61">
            <text:p>34.61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string">
            <text:p>2014-01-25_17:56:55_238674</text:p>
          </table:table-cell>
          <table:table-cell office:value-type="float" office:value="1688900.984375">
            <text:p>1688900.984375</text:p>
          </table:table-cell>
          <table:table-cell office:value-type="float" office:value="21.4">
            <text:p>21.4</text:p>
          </table:table-cell>
          <table:table-cell office:value-type="float" office:value="90">
            <text:p>90</text:p>
          </table:table-cell>
          <table:table-cell office:value-type="float" office:value="-186">
            <text:p>-186</text:p>
          </table:table-cell>
          <table:table-cell office:value-type="float" office:value="-230">
            <text:p>-230</text:p>
          </table:table-cell>
          <table:table-cell office:value-type="float" office:value="0.3603515625">
            <text:p>0.3603515625</text:p>
          </table:table-cell>
          <table:table-cell office:value-type="float" office:value="0.201904296875">
            <text:p>0.2019042969</text:p>
          </table:table-cell>
          <table:table-cell table:formula="of:=[.H150]*[.$Q$1]" office:value-type="float" office:value="201.904296875">
            <text:p>201.904296875</text:p>
          </table:table-cell>
          <table:table-cell office:value-type="float" office:value="0.04833984375">
            <text:p>0.0483398438</text:p>
          </table:table-cell>
          <table:table-cell office:value-type="float" office:value="4.21374045801527">
            <text:p>4.213740458</text:p>
          </table:table-cell>
          <table:table-cell office:value-type="float" office:value="3.95419847328244">
            <text:p>3.9541984733</text:p>
          </table:table-cell>
          <table:table-cell table:formula="of:=[.L150]*[.$Q$1]/100" office:value-type="float" office:value="39.5419847328244">
            <text:p>39.5419847328</text:p>
          </table:table-cell>
          <table:table-cell office:value-type="float" office:value="-0.412213740458015">
            <text:p>-0.4122137405</text:p>
          </table:table-cell>
          <table:table-cell office:value-type="float" office:value="31.13">
            <text:p>31.13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string">
            <text:p>2014-01-25_17:56:55_353225</text:p>
          </table:table-cell>
          <table:table-cell office:value-type="float" office:value="1700356.875">
            <text:p>1700356.875</text:p>
          </table:table-cell>
          <table:table-cell office:value-type="float" office:value="21.4">
            <text:p>21.4</text:p>
          </table:table-cell>
          <table:table-cell office:value-type="float" office:value="202">
            <text:p>202</text:p>
          </table:table-cell>
          <table:table-cell office:value-type="float" office:value="-125">
            <text:p>-125</text:p>
          </table:table-cell>
          <table:table-cell office:value-type="float" office:value="-358">
            <text:p>-358</text:p>
          </table:table-cell>
          <table:table-cell office:value-type="float" office:value="0.29248046875">
            <text:p>0.2924804688</text:p>
          </table:table-cell>
          <table:table-cell office:value-type="float" office:value="0.3662109375">
            <text:p>0.3662109375</text:p>
          </table:table-cell>
          <table:table-cell table:formula="of:=[.H151]*[.$Q$1]" office:value-type="float" office:value="366.2109375">
            <text:p>366.2109375</text:p>
          </table:table-cell>
          <table:table-cell office:value-type="float" office:value="1.23974609375">
            <text:p>1.2397460938</text:p>
          </table:table-cell>
          <table:table-cell office:value-type="float" office:value="-10.0229007633588">
            <text:p>-10.0229007634</text:p>
          </table:table-cell>
          <table:table-cell office:value-type="float" office:value="7.96946564885496">
            <text:p>7.9694656489</text:p>
          </table:table-cell>
          <table:table-cell table:formula="of:=[.L151]*[.$Q$1]/100" office:value-type="float" office:value="79.6946564885496">
            <text:p>79.6946564885</text:p>
          </table:table-cell>
          <table:table-cell office:value-type="float" office:value="0.541984732824427">
            <text:p>0.5419847328</text:p>
          </table:table-cell>
          <table:table-cell office:value-type="float" office:value="29.63">
            <text:p>29.63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string">
            <text:p>2014-01-25_17:56:55_466829</text:p>
          </table:table-cell>
          <table:table-cell office:value-type="float" office:value="1711716.375">
            <text:p>1711716.375</text:p>
          </table:table-cell>
          <table:table-cell office:value-type="float" office:value="21.4">
            <text:p>21.4</text:p>
          </table:table-cell>
          <table:table-cell office:value-type="float" office:value="83">
            <text:p>83</text:p>
          </table:table-cell>
          <table:table-cell office:value-type="float" office:value="-88">
            <text:p>-88</text:p>
          </table:table-cell>
          <table:table-cell office:value-type="float" office:value="-105">
            <text:p>-105</text:p>
          </table:table-cell>
          <table:table-cell office:value-type="float" office:value="0.715087890625">
            <text:p>0.7150878906</text:p>
          </table:table-cell>
          <table:table-cell office:value-type="float" office:value="-0.509033203125">
            <text:p>-0.5090332031</text:p>
          </table:table-cell>
          <table:table-cell table:formula="of:=[.H152]*[.$Q$1]" office:value-type="float" office:value="-509.033203125">
            <text:p>-509.033203125</text:p>
          </table:table-cell>
          <table:table-cell office:value-type="float" office:value="-0.7138671875">
            <text:p>-0.7138671875</text:p>
          </table:table-cell>
          <table:table-cell office:value-type="float" office:value="9.47328244274809">
            <text:p>9.4732824427</text:p>
          </table:table-cell>
          <table:table-cell office:value-type="float" office:value="-0.114503816793893">
            <text:p>-0.1145038168</text:p>
          </table:table-cell>
          <table:table-cell table:formula="of:=[.L152]*[.$Q$1]/100" office:value-type="float" office:value="-1.14503816793893">
            <text:p>-1.1450381679</text:p>
          </table:table-cell>
          <table:table-cell office:value-type="float" office:value="-0.473282442748092">
            <text:p>-0.4732824427</text:p>
          </table:table-cell>
          <table:table-cell office:value-type="float" office:value="29.55">
            <text:p>29.55</text:p>
          </table:table-cell>
          <table:table-cell office:value-type="float" office:value="301">
            <text:p>3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25T20:56:20</dc:date>
    <meta:document-statistic meta:table-count="1" meta:cell-count="2433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8.79cm" svg:height="15.917cm" xlink:href=".." xlink:type="simple" chart:class="chart:scatter" chart:style-name="ch1">
        <chart:legend chart:legend-position="end" svg:x="35.223cm" svg:y="7.161cm" style:legend-expansion="high" chart:style-name="ch2"/>
        <chart:plot-area chart:style-name="ch3" table:cell-range-address="Sheet1.B1:Sheet1.B152 Sheet1.E1:Sheet1.E152 Sheet1.I1:Sheet1.I152 Sheet1.M1:Sheet1.M152" chart:data-source-has-labels="row" svg:x="1.225cm" svg:y="1.407cm" svg:width="32.448cm" svg:height="13.772cm">
          <chartooo:coordinate-region svg:x="2.323cm" svg:y="1.606cm" svg:width="30.7cm" svg:height="13.3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152" chart:label-cell-address="Sheet1.E1:Sheet1.E1" chart:class="chart:scatter">
            <chart:domain table:cell-range-address="Sheet1.B2:Sheet1.B152"/>
            <chart:data-point chart:repeated="151"/>
          </chart:series>
          <chart:series chart:style-name="ch7" chart:values-cell-range-address="Sheet1.I2:Sheet1.I152" chart:label-cell-address="Sheet1.I1:Sheet1.I1" chart:class="chart:scatter">
            <chart:data-point chart:repeated="151"/>
          </chart:series>
          <chart:series chart:style-name="ch8" chart:values-cell-range-address="Sheet1.M2:Sheet1.M152" chart:label-cell-address="Sheet1.M1:Sheet1.M1" chart:class="chart:scatter">
            <chart:data-point chart:repeated="1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dxl_y</text:p>
                <draw:g>
                  <svg:desc>Sheet1.E1:Sheet1.E1</svg:desc>
                </draw:g>
              </table:table-cell>
              <table:table-cell office:value-type="string">
                <text:p>mpu_y_scaled</text:p>
                <draw:g>
                  <svg:desc>Sheet1.I1:Sheet1.I1</svg:desc>
                </draw:g>
              </table:table-cell>
              <table:table-cell office:value-type="string">
                <text:p>gy_scaled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22.28125">
                <text:p>2122.28125</text:p>
                <draw:g>
                  <svg:desc>Sheet1.B2:Sheet1.B152</svg:desc>
                </draw:g>
              </table:table-cell>
              <table:table-cell office:value-type="float" office:value="151">
                <text:p>151</text:p>
                <draw:g>
                  <svg:desc>Sheet1.E2:Sheet1.E152</svg:desc>
                </draw:g>
              </table:table-cell>
              <table:table-cell office:value-type="float" office:value="76.904296875">
                <text:p>76.904296875</text:p>
                <draw:g>
                  <svg:desc>Sheet1.I2:Sheet1.I152</svg:desc>
                </draw:g>
              </table:table-cell>
              <table:table-cell office:value-type="float" office:value="0.152671755725191">
                <text:p>0.152671755725191</text:p>
                <draw:g>
                  <svg:desc>Sheet1.M2:Sheet1.M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453.984375">
                <text:p>13453.984375</text:p>
              </table:table-cell>
              <table:table-cell office:value-type="float" office:value="152">
                <text:p>152</text:p>
              </table:table-cell>
              <table:table-cell office:value-type="float" office:value="83.49609375">
                <text:p>83.49609375</text:p>
              </table:table-cell>
              <table:table-cell office:value-type="float" office:value="19.4656488549618">
                <text:p>19.46564885496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866.375">
                <text:p>24866.375</text:p>
              </table:table-cell>
              <table:table-cell office:value-type="float" office:value="169">
                <text:p>169</text:p>
              </table:table-cell>
              <table:table-cell office:value-type="float" office:value="68.115234375">
                <text:p>68.115234375</text:p>
              </table:table-cell>
              <table:table-cell office:value-type="float" office:value="17.5572519083969">
                <text:p>17.5572519083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293.28125">
                <text:p>36293.28125</text:p>
              </table:table-cell>
              <table:table-cell office:value-type="float" office:value="160">
                <text:p>160</text:p>
              </table:table-cell>
              <table:table-cell office:value-type="float" office:value="16.845703125">
                <text:p>16.845703125</text:p>
              </table:table-cell>
              <table:table-cell office:value-type="float" office:value="37.3282442748092">
                <text:p>37.32824427480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723.78125">
                <text:p>47723.78125</text:p>
              </table:table-cell>
              <table:table-cell office:value-type="float" office:value="152">
                <text:p>152</text:p>
              </table:table-cell>
              <table:table-cell office:value-type="float" office:value="41.748046875">
                <text:p>41.748046875</text:p>
              </table:table-cell>
              <table:table-cell office:value-type="float" office:value="38.5496183206107">
                <text:p>38.54961832061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017.171875">
                <text:p>59017.171875</text:p>
              </table:table-cell>
              <table:table-cell office:value-type="float" office:value="153">
                <text:p>153</text:p>
              </table:table-cell>
              <table:table-cell office:value-type="float" office:value="66.162109375">
                <text:p>66.162109375</text:p>
              </table:table-cell>
              <table:table-cell office:value-type="float" office:value="22.1374045801527">
                <text:p>22.13740458015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424.78125">
                <text:p>70424.78125</text:p>
              </table:table-cell>
              <table:table-cell office:value-type="float" office:value="164">
                <text:p>164</text:p>
              </table:table-cell>
              <table:table-cell office:value-type="float" office:value="74.70703125">
                <text:p>74.70703125</text:p>
              </table:table-cell>
              <table:table-cell office:value-type="float" office:value="8.54961832061069">
                <text:p>8.549618320610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822.578125">
                <text:p>81822.578125</text:p>
              </table:table-cell>
              <table:table-cell office:value-type="float" office:value="189">
                <text:p>189</text:p>
              </table:table-cell>
              <table:table-cell office:value-type="float" office:value="97.900390625">
                <text:p>97.900390625</text:p>
              </table:table-cell>
              <table:table-cell office:value-type="float" office:value="36.9465648854962">
                <text:p>36.94656488549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3249.390625">
                <text:p>93249.390625</text:p>
              </table:table-cell>
              <table:table-cell office:value-type="float" office:value="169">
                <text:p>169</text:p>
              </table:table-cell>
              <table:table-cell office:value-type="float" office:value="66.89453125">
                <text:p>66.89453125</text:p>
              </table:table-cell>
              <table:table-cell office:value-type="float" office:value="10.763358778626">
                <text:p>10.7633587786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588.78125">
                <text:p>104588.78125</text:p>
              </table:table-cell>
              <table:table-cell office:value-type="float" office:value="121">
                <text:p>121</text:p>
              </table:table-cell>
              <table:table-cell office:value-type="float" office:value="74.951171875">
                <text:p>74.951171875</text:p>
              </table:table-cell>
              <table:table-cell office:value-type="float" office:value="32.3664122137405">
                <text:p>32.36641221374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5982.984375">
                <text:p>115982.984375</text:p>
              </table:table-cell>
              <table:table-cell office:value-type="float" office:value="181">
                <text:p>181</text:p>
              </table:table-cell>
              <table:table-cell office:value-type="float" office:value="101.806640625">
                <text:p>101.806640625</text:p>
              </table:table-cell>
              <table:table-cell office:value-type="float" office:value="7.63358778625954">
                <text:p>7.63358778625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7570.578125">
                <text:p>127570.578125</text:p>
              </table:table-cell>
              <table:table-cell office:value-type="float" office:value="198">
                <text:p>198</text:p>
              </table:table-cell>
              <table:table-cell office:value-type="float" office:value="146.484375">
                <text:p>146.484375</text:p>
              </table:table-cell>
              <table:table-cell office:value-type="float" office:value="2.51908396946565">
                <text:p>2.519083969465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8980.1875">
                <text:p>138980.1875</text:p>
              </table:table-cell>
              <table:table-cell office:value-type="float" office:value="176">
                <text:p>176</text:p>
              </table:table-cell>
              <table:table-cell office:value-type="float" office:value="37.59765625">
                <text:p>37.59765625</text:p>
              </table:table-cell>
              <table:table-cell office:value-type="float" office:value="35.9541984732824">
                <text:p>35.95419847328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280.875">
                <text:p>150280.875</text:p>
              </table:table-cell>
              <table:table-cell office:value-type="float" office:value="161">
                <text:p>161</text:p>
              </table:table-cell>
              <table:table-cell office:value-type="float" office:value="55.17578125">
                <text:p>55.17578125</text:p>
              </table:table-cell>
              <table:table-cell office:value-type="float" office:value="21.2213740458015">
                <text:p>21.22137404580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1671.671875">
                <text:p>161671.671875</text:p>
              </table:table-cell>
              <table:table-cell office:value-type="float" office:value="167">
                <text:p>167</text:p>
              </table:table-cell>
              <table:table-cell office:value-type="float" office:value="63.4765625">
                <text:p>63.4765625</text:p>
              </table:table-cell>
              <table:table-cell office:value-type="float" office:value="10.6870229007634">
                <text:p>10.68702290076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2966">
                <text:p>172966</text:p>
              </table:table-cell>
              <table:table-cell office:value-type="float" office:value="147">
                <text:p>147</text:p>
              </table:table-cell>
              <table:table-cell office:value-type="float" office:value="-37.59765625">
                <text:p>-37.59765625</text:p>
              </table:table-cell>
              <table:table-cell office:value-type="float" office:value="6.03053435114504">
                <text:p>6.030534351145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4337.890625">
                <text:p>184337.890625</text:p>
              </table:table-cell>
              <table:table-cell office:value-type="float" office:value="149">
                <text:p>149</text:p>
              </table:table-cell>
              <table:table-cell office:value-type="float" office:value="112.548828125">
                <text:p>112.548828125</text:p>
              </table:table-cell>
              <table:table-cell office:value-type="float" office:value="38.7786259541985">
                <text:p>38.77862595419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5722.28125">
                <text:p>195722.28125</text:p>
              </table:table-cell>
              <table:table-cell office:value-type="float" office:value="157">
                <text:p>157</text:p>
              </table:table-cell>
              <table:table-cell office:value-type="float" office:value="108.642578125">
                <text:p>108.642578125</text:p>
              </table:table-cell>
              <table:table-cell office:value-type="float" office:value="5.80152671755725">
                <text:p>5.801526717557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7228.796875">
                <text:p>207228.796875</text:p>
              </table:table-cell>
              <table:table-cell office:value-type="float" office:value="152">
                <text:p>152</text:p>
              </table:table-cell>
              <table:table-cell office:value-type="float" office:value="8.7890625">
                <text:p>8.7890625</text:p>
              </table:table-cell>
              <table:table-cell office:value-type="float" office:value="7.02290076335878">
                <text:p>7.022900763358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8568.078125">
                <text:p>218568.078125</text:p>
              </table:table-cell>
              <table:table-cell office:value-type="float" office:value="152">
                <text:p>152</text:p>
              </table:table-cell>
              <table:table-cell office:value-type="float" office:value="94.970703125">
                <text:p>94.970703125</text:p>
              </table:table-cell>
              <table:table-cell office:value-type="float" office:value="18.8549618320611">
                <text:p>18.85496183206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9981.296875">
                <text:p>229981.296875</text:p>
              </table:table-cell>
              <table:table-cell office:value-type="float" office:value="150">
                <text:p>150</text:p>
              </table:table-cell>
              <table:table-cell office:value-type="float" office:value="75.927734375">
                <text:p>75.927734375</text:p>
              </table:table-cell>
              <table:table-cell office:value-type="float" office:value="2.13740458015267">
                <text:p>2.137404580152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1383.96875">
                <text:p>241383.96875</text:p>
              </table:table-cell>
              <table:table-cell office:value-type="float" office:value="156">
                <text:p>156</text:p>
              </table:table-cell>
              <table:table-cell office:value-type="float" office:value="98.876953125">
                <text:p>98.876953125</text:p>
              </table:table-cell>
              <table:table-cell office:value-type="float" office:value="31.3740458015267">
                <text:p>31.37404580152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2722.09375">
                <text:p>252722.09375</text:p>
              </table:table-cell>
              <table:table-cell office:value-type="float" office:value="180">
                <text:p>180</text:p>
              </table:table-cell>
              <table:table-cell office:value-type="float" office:value="75.1953125">
                <text:p>75.1953125</text:p>
              </table:table-cell>
              <table:table-cell office:value-type="float" office:value="12.7480916030534">
                <text:p>12.74809160305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4101.875">
                <text:p>264101.875</text:p>
              </table:table-cell>
              <table:table-cell office:value-type="float" office:value="168">
                <text:p>168</text:p>
              </table:table-cell>
              <table:table-cell office:value-type="float" office:value="23.92578125">
                <text:p>23.92578125</text:p>
              </table:table-cell>
              <table:table-cell office:value-type="float" office:value="18.6259541984733">
                <text:p>18.62595419847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5530.96875">
                <text:p>275530.96875</text:p>
              </table:table-cell>
              <table:table-cell office:value-type="float" office:value="155">
                <text:p>155</text:p>
              </table:table-cell>
              <table:table-cell office:value-type="float" office:value="185.05859375">
                <text:p>185.05859375</text:p>
              </table:table-cell>
              <table:table-cell office:value-type="float" office:value="36.9465648854962">
                <text:p>36.94656488549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6943.09375">
                <text:p>286943.09375</text:p>
              </table:table-cell>
              <table:table-cell office:value-type="float" office:value="151">
                <text:p>151</text:p>
              </table:table-cell>
              <table:table-cell office:value-type="float" office:value="70.556640625">
                <text:p>70.556640625</text:p>
              </table:table-cell>
              <table:table-cell office:value-type="float" office:value="8.70229007633588">
                <text:p>8.702290076335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8283.28125">
                <text:p>298283.28125</text:p>
              </table:table-cell>
              <table:table-cell office:value-type="float" office:value="169">
                <text:p>169</text:p>
              </table:table-cell>
              <table:table-cell office:value-type="float" office:value="157.958984375">
                <text:p>157.958984375</text:p>
              </table:table-cell>
              <table:table-cell office:value-type="float" office:value="14.7328244274809">
                <text:p>14.73282442748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9690.484375">
                <text:p>309690.484375</text:p>
              </table:table-cell>
              <table:table-cell office:value-type="float" office:value="165">
                <text:p>165</text:p>
              </table:table-cell>
              <table:table-cell office:value-type="float" office:value="22.94921875">
                <text:p>22.94921875</text:p>
              </table:table-cell>
              <table:table-cell office:value-type="float" office:value="6.6412213740458">
                <text:p>6.64122137404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0964.59375">
                <text:p>320964.59375</text:p>
              </table:table-cell>
              <table:table-cell office:value-type="float" office:value="157">
                <text:p>157</text:p>
              </table:table-cell>
              <table:table-cell office:value-type="float" office:value="75.1953125">
                <text:p>75.1953125</text:p>
              </table:table-cell>
              <table:table-cell office:value-type="float" office:value="43.6641221374046">
                <text:p>43.66412213740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2374">
                <text:p>332374</text:p>
              </table:table-cell>
              <table:table-cell office:value-type="float" office:value="164">
                <text:p>164</text:p>
              </table:table-cell>
              <table:table-cell office:value-type="float" office:value="186.279296875">
                <text:p>186.279296875</text:p>
              </table:table-cell>
              <table:table-cell office:value-type="float" office:value="3.51145038167939">
                <text:p>3.511450381679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3699.5">
                <text:p>343699.5</text:p>
              </table:table-cell>
              <table:table-cell office:value-type="float" office:value="168">
                <text:p>168</text:p>
              </table:table-cell>
              <table:table-cell office:value-type="float" office:value="38.818359375">
                <text:p>38.818359375</text:p>
              </table:table-cell>
              <table:table-cell office:value-type="float" office:value="40.3053435114504">
                <text:p>40.30534351145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5097.78125">
                <text:p>355097.78125</text:p>
              </table:table-cell>
              <table:table-cell office:value-type="float" office:value="191">
                <text:p>191</text:p>
              </table:table-cell>
              <table:table-cell office:value-type="float" office:value="263.916015625">
                <text:p>263.916015625</text:p>
              </table:table-cell>
              <table:table-cell office:value-type="float" office:value="46.793893129771">
                <text:p>46.7938931297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6552.484375">
                <text:p>366552.484375</text:p>
              </table:table-cell>
              <table:table-cell office:value-type="float" office:value="206">
                <text:p>206</text:p>
              </table:table-cell>
              <table:table-cell office:value-type="float" office:value="229.00390625">
                <text:p>229.00390625</text:p>
              </table:table-cell>
              <table:table-cell office:value-type="float" office:value="25.6488549618321">
                <text:p>25.64885496183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7981.671875">
                <text:p>377981.671875</text:p>
              </table:table-cell>
              <table:table-cell office:value-type="float" office:value="135">
                <text:p>135</text:p>
              </table:table-cell>
              <table:table-cell office:value-type="float" office:value="64.453125">
                <text:p>64.453125</text:p>
              </table:table-cell>
              <table:table-cell office:value-type="float" office:value="22.1374045801527">
                <text:p>22.13740458015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9324.890625">
                <text:p>389324.890625</text:p>
              </table:table-cell>
              <table:table-cell office:value-type="float" office:value="165">
                <text:p>165</text:p>
              </table:table-cell>
              <table:table-cell office:value-type="float" office:value="-111.81640625">
                <text:p>-111.81640625</text:p>
              </table:table-cell>
              <table:table-cell office:value-type="float" office:value="15.1908396946565">
                <text:p>15.19083969465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0762.78125">
                <text:p>400762.78125</text:p>
              </table:table-cell>
              <table:table-cell office:value-type="float" office:value="155">
                <text:p>155</text:p>
              </table:table-cell>
              <table:table-cell office:value-type="float" office:value="20.99609375">
                <text:p>20.99609375</text:p>
              </table:table-cell>
              <table:table-cell office:value-type="float" office:value="20.2290076335878">
                <text:p>20.22900763358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2044.09375">
                <text:p>412044.09375</text:p>
              </table:table-cell>
              <table:table-cell office:value-type="float" office:value="169">
                <text:p>169</text:p>
              </table:table-cell>
              <table:table-cell office:value-type="float" office:value="270.751953125">
                <text:p>270.751953125</text:p>
              </table:table-cell>
              <table:table-cell office:value-type="float" office:value="17.175572519084">
                <text:p>17.1755725190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3440.375">
                <text:p>423440.375</text:p>
              </table:table-cell>
              <table:table-cell office:value-type="float" office:value="114">
                <text:p>114</text:p>
              </table:table-cell>
              <table:table-cell office:value-type="float" office:value="81.0546875">
                <text:p>81.0546875</text:p>
              </table:table-cell>
              <table:table-cell office:value-type="float" office:value="28.1679389312977">
                <text:p>28.16793893129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4714.09375">
                <text:p>434714.09375</text:p>
              </table:table-cell>
              <table:table-cell office:value-type="float" office:value="172">
                <text:p>172</text:p>
              </table:table-cell>
              <table:table-cell office:value-type="float" office:value="97.412109375">
                <text:p>97.412109375</text:p>
              </table:table-cell>
              <table:table-cell office:value-type="float" office:value="30.8396946564885">
                <text:p>30.83969465648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6110.6875">
                <text:p>446110.6875</text:p>
              </table:table-cell>
              <table:table-cell office:value-type="float" office:value="146">
                <text:p>146</text:p>
              </table:table-cell>
              <table:table-cell office:value-type="float" office:value="-137.20703125">
                <text:p>-137.20703125</text:p>
              </table:table-cell>
              <table:table-cell office:value-type="float" office:value="3.96946564885496">
                <text:p>3.969465648854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7420.796875">
                <text:p>457420.796875</text:p>
              </table:table-cell>
              <table:table-cell office:value-type="float" office:value="154">
                <text:p>154</text:p>
              </table:table-cell>
              <table:table-cell office:value-type="float" office:value="-50.537109375">
                <text:p>-50.537109375</text:p>
              </table:table-cell>
              <table:table-cell office:value-type="float" office:value="9.69465648854962">
                <text:p>9.694656488549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8814.890625">
                <text:p>468814.890625</text:p>
              </table:table-cell>
              <table:table-cell office:value-type="float" office:value="163">
                <text:p>163</text:p>
              </table:table-cell>
              <table:table-cell office:value-type="float" office:value="273.4375">
                <text:p>273.4375</text:p>
              </table:table-cell>
              <table:table-cell office:value-type="float" office:value="25.8015267175573">
                <text:p>25.80152671755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0106.078125">
                <text:p>480106.078125</text:p>
              </table:table-cell>
              <table:table-cell office:value-type="float" office:value="165">
                <text:p>165</text:p>
              </table:table-cell>
              <table:table-cell office:value-type="float" office:value="158.203125">
                <text:p>158.203125</text:p>
              </table:table-cell>
              <table:table-cell office:value-type="float" office:value="38.4732824427481">
                <text:p>38.47328244274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1462.984375">
                <text:p>491462.984375</text:p>
              </table:table-cell>
              <table:table-cell office:value-type="float" office:value="130">
                <text:p>130</text:p>
              </table:table-cell>
              <table:table-cell office:value-type="float" office:value="13.18359375">
                <text:p>13.18359375</text:p>
              </table:table-cell>
              <table:table-cell office:value-type="float" office:value="38.8549618320611">
                <text:p>38.85496183206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2760.6875">
                <text:p>502760.6875</text:p>
              </table:table-cell>
              <table:table-cell office:value-type="float" office:value="169">
                <text:p>169</text:p>
              </table:table-cell>
              <table:table-cell office:value-type="float" office:value="-139.6484375">
                <text:p>-139.6484375</text:p>
              </table:table-cell>
              <table:table-cell office:value-type="float" office:value="26.5648854961832">
                <text:p>26.56488549618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4129.984375">
                <text:p>514129.984375</text:p>
              </table:table-cell>
              <table:table-cell office:value-type="float" office:value="120">
                <text:p>120</text:p>
              </table:table-cell>
              <table:table-cell office:value-type="float" office:value="172.8515625">
                <text:p>172.8515625</text:p>
              </table:table-cell>
              <table:table-cell office:value-type="float" office:value="28.9312977099237">
                <text:p>28.93129770992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5624.296875">
                <text:p>525624.296875</text:p>
              </table:table-cell>
              <table:table-cell office:value-type="float" office:value="141">
                <text:p>141</text:p>
              </table:table-cell>
              <table:table-cell office:value-type="float" office:value="220.21484375">
                <text:p>220.21484375</text:p>
              </table:table-cell>
              <table:table-cell office:value-type="float" office:value="19.236641221374">
                <text:p>19.2366412213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7163.171875">
                <text:p>537163.171875</text:p>
              </table:table-cell>
              <table:table-cell office:value-type="float" office:value="131">
                <text:p>131</text:p>
              </table:table-cell>
              <table:table-cell office:value-type="float" office:value="-84.9609375">
                <text:p>-84.9609375</text:p>
              </table:table-cell>
              <table:table-cell office:value-type="float" office:value="17.0229007633588">
                <text:p>17.02290076335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8471.484375">
                <text:p>548471.484375</text:p>
              </table:table-cell>
              <table:table-cell office:value-type="float" office:value="226">
                <text:p>226</text:p>
              </table:table-cell>
              <table:table-cell office:value-type="float" office:value="353.515625">
                <text:p>353.515625</text:p>
              </table:table-cell>
              <table:table-cell office:value-type="float" office:value="12.1374045801527">
                <text:p>12.13740458015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9818.09375">
                <text:p>559818.09375</text:p>
              </table:table-cell>
              <table:table-cell office:value-type="float" office:value="166">
                <text:p>166</text:p>
              </table:table-cell>
              <table:table-cell office:value-type="float" office:value="133.544921875">
                <text:p>133.544921875</text:p>
              </table:table-cell>
              <table:table-cell office:value-type="float" office:value="33.4351145038168">
                <text:p>33.43511450381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1189.6875">
                <text:p>571189.6875</text:p>
              </table:table-cell>
              <table:table-cell office:value-type="float" office:value="194">
                <text:p>194</text:p>
              </table:table-cell>
              <table:table-cell office:value-type="float" office:value="46.38671875">
                <text:p>46.38671875</text:p>
              </table:table-cell>
              <table:table-cell office:value-type="float" office:value="25.1908396946565">
                <text:p>25.19083969465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82587.1875">
                <text:p>582587.1875</text:p>
              </table:table-cell>
              <table:table-cell office:value-type="float" office:value="66">
                <text:p>66</text:p>
              </table:table-cell>
              <table:table-cell office:value-type="float" office:value="-106.4453125">
                <text:p>-106.4453125</text:p>
              </table:table-cell>
              <table:table-cell office:value-type="float" office:value="14.5038167938931">
                <text:p>14.50381679389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3868.578125">
                <text:p>593868.578125</text:p>
              </table:table-cell>
              <table:table-cell office:value-type="float" office:value="209">
                <text:p>209</text:p>
              </table:table-cell>
              <table:table-cell office:value-type="float" office:value="196.044921875">
                <text:p>196.044921875</text:p>
              </table:table-cell>
              <table:table-cell office:value-type="float" office:value="14.0458015267176">
                <text:p>14.04580152671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5279.671875">
                <text:p>605279.671875</text:p>
              </table:table-cell>
              <table:table-cell office:value-type="float" office:value="186">
                <text:p>186</text:p>
              </table:table-cell>
              <table:table-cell office:value-type="float" office:value="-39.794921875">
                <text:p>-39.794921875</text:p>
              </table:table-cell>
              <table:table-cell office:value-type="float" office:value="14.6564885496183">
                <text:p>14.65648854961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16561.484375">
                <text:p>616561.484375</text:p>
              </table:table-cell>
              <table:table-cell office:value-type="float" office:value="158">
                <text:p>158</text:p>
              </table:table-cell>
              <table:table-cell office:value-type="float" office:value="109.375">
                <text:p>109.375</text:p>
              </table:table-cell>
              <table:table-cell office:value-type="float" office:value="7.09923664122137">
                <text:p>7.099236641221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7906.484375">
                <text:p>627906.484375</text:p>
              </table:table-cell>
              <table:table-cell office:value-type="float" office:value="169">
                <text:p>169</text:p>
              </table:table-cell>
              <table:table-cell office:value-type="float" office:value="129.638671875">
                <text:p>129.638671875</text:p>
              </table:table-cell>
              <table:table-cell office:value-type="float" office:value="16.6412213740458">
                <text:p>16.64122137404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39342.28125">
                <text:p>639342.28125</text:p>
              </table:table-cell>
              <table:table-cell office:value-type="float" office:value="233">
                <text:p>233</text:p>
              </table:table-cell>
              <table:table-cell office:value-type="float" office:value="-61.767578125">
                <text:p>-61.767578125</text:p>
              </table:table-cell>
              <table:table-cell office:value-type="float" office:value="27.6335877862595">
                <text:p>27.63358778625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0610.078125">
                <text:p>650610.078125</text:p>
              </table:table-cell>
              <table:table-cell office:value-type="float" office:value="124">
                <text:p>124</text:p>
              </table:table-cell>
              <table:table-cell office:value-type="float" office:value="-99.12109375">
                <text:p>-99.12109375</text:p>
              </table:table-cell>
              <table:table-cell office:value-type="float" office:value="0.763358778625954">
                <text:p>0.7633587786259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62019.078125">
                <text:p>662019.078125</text:p>
              </table:table-cell>
              <table:table-cell office:value-type="float" office:value="182">
                <text:p>182</text:p>
              </table:table-cell>
              <table:table-cell office:value-type="float" office:value="238.28125">
                <text:p>238.28125</text:p>
              </table:table-cell>
              <table:table-cell office:value-type="float" office:value="15.2671755725191">
                <text:p>15.26717557251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3377.578125">
                <text:p>673377.578125</text:p>
              </table:table-cell>
              <table:table-cell office:value-type="float" office:value="158">
                <text:p>158</text:p>
              </table:table-cell>
              <table:table-cell office:value-type="float" office:value="132.080078125">
                <text:p>132.080078125</text:p>
              </table:table-cell>
              <table:table-cell office:value-type="float" office:value="6.94656488549618">
                <text:p>6.946564885496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4783.1875">
                <text:p>684783.1875</text:p>
              </table:table-cell>
              <table:table-cell office:value-type="float" office:value="133">
                <text:p>133</text:p>
              </table:table-cell>
              <table:table-cell office:value-type="float" office:value="139.892578125">
                <text:p>139.892578125</text:p>
              </table:table-cell>
              <table:table-cell office:value-type="float" office:value="35.5725190839695">
                <text:p>35.57251908396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6048.28125">
                <text:p>696048.28125</text:p>
              </table:table-cell>
              <table:table-cell office:value-type="float" office:value="84">
                <text:p>84</text:p>
              </table:table-cell>
              <table:table-cell office:value-type="float" office:value="129.39453125">
                <text:p>129.39453125</text:p>
              </table:table-cell>
              <table:table-cell office:value-type="float" office:value="23.4351145038168">
                <text:p>23.43511450381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7484.46875">
                <text:p>707484.46875</text:p>
              </table:table-cell>
              <table:table-cell office:value-type="float" office:value="184">
                <text:p>184</text:p>
              </table:table-cell>
              <table:table-cell office:value-type="float" office:value="181.396484375">
                <text:p>181.396484375</text:p>
              </table:table-cell>
              <table:table-cell office:value-type="float" office:value="4.50381679389313">
                <text:p>4.503816793893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18759.796875">
                <text:p>718759.796875</text:p>
              </table:table-cell>
              <table:table-cell office:value-type="float" office:value="164">
                <text:p>164</text:p>
              </table:table-cell>
              <table:table-cell office:value-type="float" office:value="274.169921875">
                <text:p>274.169921875</text:p>
              </table:table-cell>
              <table:table-cell office:value-type="float" office:value="-18.9312977099237">
                <text:p>-18.93129770992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30120.671875">
                <text:p>730120.671875</text:p>
              </table:table-cell>
              <table:table-cell office:value-type="float" office:value="277">
                <text:p>277</text:p>
              </table:table-cell>
              <table:table-cell office:value-type="float" office:value="231.201171875">
                <text:p>231.201171875</text:p>
              </table:table-cell>
              <table:table-cell office:value-type="float" office:value="-3.96946564885496">
                <text:p>-3.969465648854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41531.890625">
                <text:p>741531.890625</text:p>
              </table:table-cell>
              <table:table-cell office:value-type="float" office:value="241">
                <text:p>241</text:p>
              </table:table-cell>
              <table:table-cell office:value-type="float" office:value="-196.2890625">
                <text:p>-196.2890625</text:p>
              </table:table-cell>
              <table:table-cell office:value-type="float" office:value="47.175572519084">
                <text:p>47.1755725190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2836.203125">
                <text:p>752836.203125</text:p>
              </table:table-cell>
              <table:table-cell office:value-type="float" office:value="125">
                <text:p>125</text:p>
              </table:table-cell>
              <table:table-cell office:value-type="float" office:value="18.5546875">
                <text:p>18.5546875</text:p>
              </table:table-cell>
              <table:table-cell office:value-type="float" office:value="31.9083969465649">
                <text:p>31.90839694656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64210.078125">
                <text:p>764210.078125</text:p>
              </table:table-cell>
              <table:table-cell office:value-type="float" office:value="217">
                <text:p>217</text:p>
              </table:table-cell>
              <table:table-cell office:value-type="float" office:value="540.52734375">
                <text:p>540.52734375</text:p>
              </table:table-cell>
              <table:table-cell office:value-type="float" office:value="47.7099236641221">
                <text:p>47.70992366412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75667.875">
                <text:p>775667.875</text:p>
              </table:table-cell>
              <table:table-cell office:value-type="float" office:value="271">
                <text:p>271</text:p>
              </table:table-cell>
              <table:table-cell office:value-type="float" office:value="-249.267578125">
                <text:p>-249.267578125</text:p>
              </table:table-cell>
              <table:table-cell office:value-type="float" office:value="22.9007633587786">
                <text:p>22.90076335877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87063.59375">
                <text:p>787063.59375</text:p>
              </table:table-cell>
              <table:table-cell office:value-type="float" office:value="136">
                <text:p>136</text:p>
              </table:table-cell>
              <table:table-cell office:value-type="float" office:value="163.818359375">
                <text:p>163.818359375</text:p>
              </table:table-cell>
              <table:table-cell office:value-type="float" office:value="21.1450381679389">
                <text:p>21.14503816793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98444.984375">
                <text:p>798444.984375</text:p>
              </table:table-cell>
              <table:table-cell office:value-type="float" office:value="165">
                <text:p>165</text:p>
              </table:table-cell>
              <table:table-cell office:value-type="float" office:value="174.072265625">
                <text:p>174.072265625</text:p>
              </table:table-cell>
              <table:table-cell office:value-type="float" office:value="-12.7480916030534">
                <text:p>-12.74809160305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09966.390625">
                <text:p>809966.390625</text:p>
              </table:table-cell>
              <table:table-cell office:value-type="float" office:value="266">
                <text:p>266</text:p>
              </table:table-cell>
              <table:table-cell office:value-type="float" office:value="-299.31640625">
                <text:p>-299.31640625</text:p>
              </table:table-cell>
              <table:table-cell office:value-type="float" office:value="28.0916030534351">
                <text:p>28.09160305343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1292.890625">
                <text:p>821292.890625</text:p>
              </table:table-cell>
              <table:table-cell office:value-type="float" office:value="184">
                <text:p>184</text:p>
              </table:table-cell>
              <table:table-cell office:value-type="float" office:value="408.69140625">
                <text:p>408.69140625</text:p>
              </table:table-cell>
              <table:table-cell office:value-type="float" office:value="35.1145038167939">
                <text:p>35.11450381679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32702.171875">
                <text:p>832702.171875</text:p>
              </table:table-cell>
              <table:table-cell office:value-type="float" office:value="278">
                <text:p>278</text:p>
              </table:table-cell>
              <table:table-cell office:value-type="float" office:value="215.087890625">
                <text:p>215.087890625</text:p>
              </table:table-cell>
              <table:table-cell office:value-type="float" office:value="55.1145038167939">
                <text:p>55.11450381679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3986.890625">
                <text:p>843986.890625</text:p>
              </table:table-cell>
              <table:table-cell office:value-type="float" office:value="229">
                <text:p>229</text:p>
              </table:table-cell>
              <table:table-cell office:value-type="float" office:value="198.486328125">
                <text:p>198.486328125</text:p>
              </table:table-cell>
              <table:table-cell office:value-type="float" office:value="48.3206106870229">
                <text:p>48.32061068702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55364.296875">
                <text:p>855364.296875</text:p>
              </table:table-cell>
              <table:table-cell office:value-type="float" office:value="254">
                <text:p>254</text:p>
              </table:table-cell>
              <table:table-cell office:value-type="float" office:value="11.23046875">
                <text:p>11.23046875</text:p>
              </table:table-cell>
              <table:table-cell office:value-type="float" office:value="-97.2519083969466">
                <text:p>-97.25190839694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6638.890625">
                <text:p>866638.890625</text:p>
              </table:table-cell>
              <table:table-cell office:value-type="float" office:value="233">
                <text:p>233</text:p>
              </table:table-cell>
              <table:table-cell office:value-type="float" office:value="-211.42578125">
                <text:p>-211.42578125</text:p>
              </table:table-cell>
              <table:table-cell office:value-type="float" office:value="12.824427480916">
                <text:p>12.8244274809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78012.890625">
                <text:p>878012.890625</text:p>
              </table:table-cell>
              <table:table-cell office:value-type="float" office:value="173">
                <text:p>173</text:p>
              </table:table-cell>
              <table:table-cell office:value-type="float" office:value="666.50390625">
                <text:p>666.50390625</text:p>
              </table:table-cell>
              <table:table-cell office:value-type="float" office:value="-13.0534351145038">
                <text:p>-13.05343511450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89359.390625">
                <text:p>889359.390625</text:p>
              </table:table-cell>
              <table:table-cell office:value-type="float" office:value="270">
                <text:p>270</text:p>
              </table:table-cell>
              <table:table-cell office:value-type="float" office:value="-91.30859375">
                <text:p>-91.30859375</text:p>
              </table:table-cell>
              <table:table-cell office:value-type="float" office:value="-74.7328244274809">
                <text:p>-74.73282442748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00749.984375">
                <text:p>900749.984375</text:p>
              </table:table-cell>
              <table:table-cell office:value-type="float" office:value="136">
                <text:p>136</text:p>
              </table:table-cell>
              <table:table-cell office:value-type="float" office:value="21.484375">
                <text:p>21.484375</text:p>
              </table:table-cell>
              <table:table-cell office:value-type="float" office:value="-164.732824427481">
                <text:p>-164.7328244274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12075.78125">
                <text:p>912075.78125</text:p>
              </table:table-cell>
              <table:table-cell office:value-type="float" office:value="16">
                <text:p>16</text:p>
              </table:table-cell>
              <table:table-cell office:value-type="float" office:value="-133.544921875">
                <text:p>-133.544921875</text:p>
              </table:table-cell>
              <table:table-cell office:value-type="float" office:value="-179.465648854962">
                <text:p>-179.4656488549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23427.6875">
                <text:p>923427.6875</text:p>
              </table:table-cell>
              <table:table-cell office:value-type="float" office:value="31">
                <text:p>31</text:p>
              </table:table-cell>
              <table:table-cell office:value-type="float" office:value="73.2421875">
                <text:p>73.2421875</text:p>
              </table:table-cell>
              <table:table-cell office:value-type="float" office:value="-213.053435114504">
                <text:p>-213.0534351145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34690.6875">
                <text:p>934690.6875</text:p>
              </table:table-cell>
              <table:table-cell office:value-type="float" office:value="241">
                <text:p>241</text:p>
              </table:table-cell>
              <table:table-cell office:value-type="float" office:value="-63.96484375">
                <text:p>-63.96484375</text:p>
              </table:table-cell>
              <table:table-cell office:value-type="float" office:value="-164.274809160305">
                <text:p>-164.2748091603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46080.484375">
                <text:p>946080.484375</text:p>
              </table:table-cell>
              <table:table-cell office:value-type="float" office:value="270">
                <text:p>270</text:p>
              </table:table-cell>
              <table:table-cell office:value-type="float" office:value="114.501953125">
                <text:p>114.501953125</text:p>
              </table:table-cell>
              <table:table-cell office:value-type="float" office:value="-110.763358778626">
                <text:p>-110.7633587786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57368.578125">
                <text:p>957368.578125</text:p>
              </table:table-cell>
              <table:table-cell office:value-type="float" office:value="188">
                <text:p>188</text:p>
              </table:table-cell>
              <table:table-cell office:value-type="float" office:value="263.916015625">
                <text:p>263.916015625</text:p>
              </table:table-cell>
              <table:table-cell office:value-type="float" office:value="17.7099236641221">
                <text:p>17.70992366412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68754.6875">
                <text:p>968754.6875</text:p>
              </table:table-cell>
              <table:table-cell office:value-type="float" office:value="224">
                <text:p>224</text:p>
              </table:table-cell>
              <table:table-cell office:value-type="float" office:value="243.1640625">
                <text:p>243.1640625</text:p>
              </table:table-cell>
              <table:table-cell office:value-type="float" office:value="49.0839694656489">
                <text:p>49.08396946564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80030.890625">
                <text:p>980030.890625</text:p>
              </table:table-cell>
              <table:table-cell office:value-type="float" office:value="228">
                <text:p>228</text:p>
              </table:table-cell>
              <table:table-cell office:value-type="float" office:value="-136.962890625">
                <text:p>-136.962890625</text:p>
              </table:table-cell>
              <table:table-cell office:value-type="float" office:value="46.4885496183206">
                <text:p>46.48854961832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91425.484375">
                <text:p>991425.484375</text:p>
              </table:table-cell>
              <table:table-cell office:value-type="float" office:value="245">
                <text:p>245</text:p>
              </table:table-cell>
              <table:table-cell office:value-type="float" office:value="149.169921875">
                <text:p>149.169921875</text:p>
              </table:table-cell>
              <table:table-cell office:value-type="float" office:value="59.3129770992366">
                <text:p>59.31297709923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2735.484375">
                <text:p>1002735.484375</text:p>
              </table:table-cell>
              <table:table-cell office:value-type="float" office:value="102">
                <text:p>102</text:p>
              </table:table-cell>
              <table:table-cell office:value-type="float" office:value="212.158203125">
                <text:p>212.158203125</text:p>
              </table:table-cell>
              <table:table-cell office:value-type="float" office:value="-65.0381679389313">
                <text:p>-65.03816793893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14095.1875">
                <text:p>1014095.1875</text:p>
              </table:table-cell>
              <table:table-cell office:value-type="float" office:value="71">
                <text:p>71</text:p>
              </table:table-cell>
              <table:table-cell office:value-type="float" office:value="-399.658203125">
                <text:p>-399.658203125</text:p>
              </table:table-cell>
              <table:table-cell office:value-type="float" office:value="-36.1832061068702">
                <text:p>-36.18320610687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25426.78125">
                <text:p>1025426.78125</text:p>
              </table:table-cell>
              <table:table-cell office:value-type="float" office:value="11">
                <text:p>11</text:p>
              </table:table-cell>
              <table:table-cell office:value-type="float" office:value="192.3828125">
                <text:p>192.3828125</text:p>
              </table:table-cell>
              <table:table-cell office:value-type="float" office:value="-32.2900763358779">
                <text:p>-32.29007633587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36835.1875">
                <text:p>1036835.1875</text:p>
              </table:table-cell>
              <table:table-cell office:value-type="float" office:value="69">
                <text:p>69</text:p>
              </table:table-cell>
              <table:table-cell office:value-type="float" office:value="409.66796875">
                <text:p>409.66796875</text:p>
              </table:table-cell>
              <table:table-cell office:value-type="float" office:value="-109.618320610687">
                <text:p>-109.6183206106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48133.890625">
                <text:p>1048133.890625</text:p>
              </table:table-cell>
              <table:table-cell office:value-type="float" office:value="84">
                <text:p>84</text:p>
              </table:table-cell>
              <table:table-cell office:value-type="float" office:value="404.052734375">
                <text:p>404.052734375</text:p>
              </table:table-cell>
              <table:table-cell office:value-type="float" office:value="-104.732824427481">
                <text:p>-104.7328244274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59560.390625">
                <text:p>1059560.390625</text:p>
              </table:table-cell>
              <table:table-cell office:value-type="float" office:value="67">
                <text:p>67</text:p>
              </table:table-cell>
              <table:table-cell office:value-type="float" office:value="42.96875">
                <text:p>42.96875</text:p>
              </table:table-cell>
              <table:table-cell office:value-type="float" office:value="-126.030534351145">
                <text:p>-126.0305343511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70882.984375">
                <text:p>1070882.984375</text:p>
              </table:table-cell>
              <table:table-cell office:value-type="float" office:value="113">
                <text:p>113</text:p>
              </table:table-cell>
              <table:table-cell office:value-type="float" office:value="403.3203125">
                <text:p>403.3203125</text:p>
              </table:table-cell>
              <table:table-cell office:value-type="float" office:value="-109.541984732824">
                <text:p>-109.5419847328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82339.5">
                <text:p>1082339.5</text:p>
              </table:table-cell>
              <table:table-cell office:value-type="float" office:value="95">
                <text:p>95</text:p>
              </table:table-cell>
              <table:table-cell office:value-type="float" office:value="161.62109375">
                <text:p>161.62109375</text:p>
              </table:table-cell>
              <table:table-cell office:value-type="float" office:value="-143.511450381679">
                <text:p>-143.5114503816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93639.890625">
                <text:p>1093639.890625</text:p>
              </table:table-cell>
              <table:table-cell office:value-type="float" office:value="133">
                <text:p>133</text:p>
              </table:table-cell>
              <table:table-cell office:value-type="float" office:value="242.919921875">
                <text:p>242.919921875</text:p>
              </table:table-cell>
              <table:table-cell office:value-type="float" office:value="-180.458015267176">
                <text:p>-180.4580152671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05073.6875">
                <text:p>1105073.6875</text:p>
              </table:table-cell>
              <table:table-cell office:value-type="float" office:value="107">
                <text:p>107</text:p>
              </table:table-cell>
              <table:table-cell office:value-type="float" office:value="98.388671875">
                <text:p>98.388671875</text:p>
              </table:table-cell>
              <table:table-cell office:value-type="float" office:value="-244.580152671756">
                <text:p>-244.5801526717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16497.390625">
                <text:p>1116497.390625</text:p>
              </table:table-cell>
              <table:table-cell office:value-type="float" office:value="165">
                <text:p>165</text:p>
              </table:table-cell>
              <table:table-cell office:value-type="float" office:value="-179.443359375">
                <text:p>-179.443359375</text:p>
              </table:table-cell>
              <table:table-cell office:value-type="float" office:value="-272.06106870229">
                <text:p>-272.061068702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27946.390625">
                <text:p>1127946.390625</text:p>
              </table:table-cell>
              <table:table-cell office:value-type="float" office:value="-38">
                <text:p>-38</text:p>
              </table:table-cell>
              <table:table-cell office:value-type="float" office:value="-423.33984375">
                <text:p>-423.33984375</text:p>
              </table:table-cell>
              <table:table-cell office:value-type="float" office:value="-282.595419847328">
                <text:p>-282.5954198473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39337.296875">
                <text:p>1139337.296875</text:p>
              </table:table-cell>
              <table:table-cell office:value-type="float" office:value="-51">
                <text:p>-51</text:p>
              </table:table-cell>
              <table:table-cell office:value-type="float" office:value="-65.4296875">
                <text:p>-65.4296875</text:p>
              </table:table-cell>
              <table:table-cell office:value-type="float" office:value="-285.725190839695">
                <text:p>-285.7251908396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50817.203125">
                <text:p>1150817.203125</text:p>
              </table:table-cell>
              <table:table-cell office:value-type="float" office:value="71">
                <text:p>71</text:p>
              </table:table-cell>
              <table:table-cell office:value-type="float" office:value="-17.578125">
                <text:p>-17.578125</text:p>
              </table:table-cell>
              <table:table-cell office:value-type="float" office:value="-253.358778625954">
                <text:p>-253.3587786259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62234.6875">
                <text:p>1162234.6875</text:p>
              </table:table-cell>
              <table:table-cell office:value-type="float" office:value="-74">
                <text:p>-74</text:p>
              </table:table-cell>
              <table:table-cell office:value-type="float" office:value="-104.98046875">
                <text:p>-104.98046875</text:p>
              </table:table-cell>
              <table:table-cell office:value-type="float" office:value="-264.732824427481">
                <text:p>-264.7328244274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73718.5">
                <text:p>1173718.5</text:p>
              </table:table-cell>
              <table:table-cell office:value-type="float" office:value="148">
                <text:p>148</text:p>
              </table:table-cell>
              <table:table-cell office:value-type="float" office:value="12.6953125">
                <text:p>12.6953125</text:p>
              </table:table-cell>
              <table:table-cell office:value-type="float" office:value="-371.297709923664">
                <text:p>-371.2977099236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85046.875">
                <text:p>1185046.875</text:p>
              </table:table-cell>
              <table:table-cell office:value-type="float" office:value="-153">
                <text:p>-153</text:p>
              </table:table-cell>
              <table:table-cell office:value-type="float" office:value="-386.23046875">
                <text:p>-386.23046875</text:p>
              </table:table-cell>
              <table:table-cell office:value-type="float" office:value="-486.488549618321">
                <text:p>-486.4885496183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96511.46875">
                <text:p>1196511.46875</text:p>
              </table:table-cell>
              <table:table-cell office:value-type="float" office:value="-150">
                <text:p>-150</text:p>
              </table:table-cell>
              <table:table-cell office:value-type="float" office:value="-47.36328125">
                <text:p>-47.36328125</text:p>
              </table:table-cell>
              <table:table-cell office:value-type="float" office:value="-641.450381679389">
                <text:p>-641.4503816793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07859.796875">
                <text:p>1207859.796875</text:p>
              </table:table-cell>
              <table:table-cell office:value-type="float" office:value="-29">
                <text:p>-29</text:p>
              </table:table-cell>
              <table:table-cell office:value-type="float" office:value="66.89453125">
                <text:p>66.89453125</text:p>
              </table:table-cell>
              <table:table-cell office:value-type="float" office:value="-794.503816793893">
                <text:p>-794.5038167938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19344.390625">
                <text:p>1219344.390625</text:p>
              </table:table-cell>
              <table:table-cell office:value-type="float" office:value="-190">
                <text:p>-190</text:p>
              </table:table-cell>
              <table:table-cell office:value-type="float" office:value="-368.1640625">
                <text:p>-368.1640625</text:p>
              </table:table-cell>
              <table:table-cell office:value-type="float" office:value="102.36641221374">
                <text:p>102.366412213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0656.96875">
                <text:p>1230656.96875</text:p>
              </table:table-cell>
              <table:table-cell office:value-type="float" office:value="-156">
                <text:p>-156</text:p>
              </table:table-cell>
              <table:table-cell office:value-type="float" office:value="-33.447265625">
                <text:p>-33.447265625</text:p>
              </table:table-cell>
              <table:table-cell office:value-type="float" office:value="50.0763358778626">
                <text:p>50.07633587786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42098.390625">
                <text:p>1242098.390625</text:p>
              </table:table-cell>
              <table:table-cell office:value-type="float" office:value="-211">
                <text:p>-211</text:p>
              </table:table-cell>
              <table:table-cell office:value-type="float" office:value="513.916015625">
                <text:p>513.916015625</text:p>
              </table:table-cell>
              <table:table-cell office:value-type="float" office:value="-72.3664122137405">
                <text:p>-72.36641221374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3623.078125">
                <text:p>1253623.078125</text:p>
              </table:table-cell>
              <table:table-cell office:value-type="float" office:value="-117">
                <text:p>-117</text:p>
              </table:table-cell>
              <table:table-cell office:value-type="float" office:value="366.455078125">
                <text:p>366.455078125</text:p>
              </table:table-cell>
              <table:table-cell office:value-type="float" office:value="78.0916030534351">
                <text:p>78.09160305343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65112.890625">
                <text:p>1265112.890625</text:p>
              </table:table-cell>
              <table:table-cell office:value-type="float" office:value="-139">
                <text:p>-139</text:p>
              </table:table-cell>
              <table:table-cell office:value-type="float" office:value="349.12109375">
                <text:p>349.12109375</text:p>
              </table:table-cell>
              <table:table-cell office:value-type="float" office:value="-146.641221374046">
                <text:p>-146.6412213740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76647.78125">
                <text:p>1276647.78125</text:p>
              </table:table-cell>
              <table:table-cell office:value-type="float" office:value="-114">
                <text:p>-114</text:p>
              </table:table-cell>
              <table:table-cell office:value-type="float" office:value="320.068359375">
                <text:p>320.068359375</text:p>
              </table:table-cell>
              <table:table-cell office:value-type="float" office:value="167.328244274809">
                <text:p>167.3282442748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88141.296875">
                <text:p>1288141.296875</text:p>
              </table:table-cell>
              <table:table-cell office:value-type="float" office:value="-151">
                <text:p>-151</text:p>
              </table:table-cell>
              <table:table-cell office:value-type="float" office:value="-115.234375">
                <text:p>-115.234375</text:p>
              </table:table-cell>
              <table:table-cell office:value-type="float" office:value="-114.885496183206">
                <text:p>-114.8854961832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99677.890625">
                <text:p>1299677.890625</text:p>
              </table:table-cell>
              <table:table-cell office:value-type="float" office:value="-17">
                <text:p>-17</text:p>
              </table:table-cell>
              <table:table-cell office:value-type="float" office:value="46.142578125">
                <text:p>46.142578125</text:p>
              </table:table-cell>
              <table:table-cell office:value-type="float" office:value="96.5648854961832">
                <text:p>96.56488549618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11201.375">
                <text:p>1311201.375</text:p>
              </table:table-cell>
              <table:table-cell office:value-type="float" office:value="-94">
                <text:p>-94</text:p>
              </table:table-cell>
              <table:table-cell office:value-type="float" office:value="78.369140625">
                <text:p>78.369140625</text:p>
              </table:table-cell>
              <table:table-cell office:value-type="float" office:value="-45.8015267175573">
                <text:p>-45.80152671755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2577.6875">
                <text:p>1322577.6875</text:p>
              </table:table-cell>
              <table:table-cell office:value-type="float" office:value="-152">
                <text:p>-152</text:p>
              </table:table-cell>
              <table:table-cell office:value-type="float" office:value="157.470703125">
                <text:p>157.470703125</text:p>
              </table:table-cell>
              <table:table-cell office:value-type="float" office:value="47.7099236641221">
                <text:p>47.70992366412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33984.171875">
                <text:p>1333984.171875</text:p>
              </table:table-cell>
              <table:table-cell office:value-type="float" office:value="-83">
                <text:p>-83</text:p>
              </table:table-cell>
              <table:table-cell office:value-type="float" office:value="-26.85546875">
                <text:p>-26.85546875</text:p>
              </table:table-cell>
              <table:table-cell office:value-type="float" office:value="35.5725190839695">
                <text:p>35.57251908396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5517.390625">
                <text:p>1345517.390625</text:p>
              </table:table-cell>
              <table:table-cell office:value-type="float" office:value="-135">
                <text:p>-135</text:p>
              </table:table-cell>
              <table:table-cell office:value-type="float" office:value="144.775390625">
                <text:p>144.775390625</text:p>
              </table:table-cell>
              <table:table-cell office:value-type="float" office:value="-78.8549618320611">
                <text:p>-78.85496183206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6959.484375">
                <text:p>1356959.484375</text:p>
              </table:table-cell>
              <table:table-cell office:value-type="float" office:value="-58">
                <text:p>-58</text:p>
              </table:table-cell>
              <table:table-cell office:value-type="float" office:value="197.509765625">
                <text:p>197.509765625</text:p>
              </table:table-cell>
              <table:table-cell office:value-type="float" office:value="78.6259541984733">
                <text:p>78.62595419847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68306.984375">
                <text:p>1368306.984375</text:p>
              </table:table-cell>
              <table:table-cell office:value-type="float" office:value="-139">
                <text:p>-139</text:p>
              </table:table-cell>
              <table:table-cell office:value-type="float" office:value="174.31640625">
                <text:p>174.31640625</text:p>
              </table:table-cell>
              <table:table-cell office:value-type="float" office:value="-8.24427480916031">
                <text:p>-8.244274809160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79737.390625">
                <text:p>1379737.390625</text:p>
              </table:table-cell>
              <table:table-cell office:value-type="float" office:value="-204">
                <text:p>-204</text:p>
              </table:table-cell>
              <table:table-cell office:value-type="float" office:value="233.88671875">
                <text:p>233.88671875</text:p>
              </table:table-cell>
              <table:table-cell office:value-type="float" office:value="14.7328244274809">
                <text:p>14.73282442748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91071.078125">
                <text:p>1391071.078125</text:p>
              </table:table-cell>
              <table:table-cell office:value-type="float" office:value="-125">
                <text:p>-125</text:p>
              </table:table-cell>
              <table:table-cell office:value-type="float" office:value="158.69140625">
                <text:p>158.69140625</text:p>
              </table:table-cell>
              <table:table-cell office:value-type="float" office:value="84.2748091603053">
                <text:p>84.27480916030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02551.6875">
                <text:p>1402551.6875</text:p>
              </table:table-cell>
              <table:table-cell office:value-type="float" office:value="-95">
                <text:p>-95</text:p>
              </table:table-cell>
              <table:table-cell office:value-type="float" office:value="364.74609375">
                <text:p>364.74609375</text:p>
              </table:table-cell>
              <table:table-cell office:value-type="float" office:value="-21.0687022900763">
                <text:p>-21.06870229007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13912.390625">
                <text:p>1413912.390625</text:p>
              </table:table-cell>
              <table:table-cell office:value-type="float" office:value="-121">
                <text:p>-121</text:p>
              </table:table-cell>
              <table:table-cell office:value-type="float" office:value="252.44140625">
                <text:p>252.44140625</text:p>
              </table:table-cell>
              <table:table-cell office:value-type="float" office:value="112.442748091603">
                <text:p>112.4427480916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25380.078125">
                <text:p>1425380.078125</text:p>
              </table:table-cell>
              <table:table-cell office:value-type="float" office:value="-141">
                <text:p>-141</text:p>
              </table:table-cell>
              <table:table-cell office:value-type="float" office:value="169.189453125">
                <text:p>169.189453125</text:p>
              </table:table-cell>
              <table:table-cell office:value-type="float" office:value="51.3740458015267">
                <text:p>51.37404580152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36718.6875">
                <text:p>1436718.6875</text:p>
              </table:table-cell>
              <table:table-cell office:value-type="float" office:value="-96">
                <text:p>-96</text:p>
              </table:table-cell>
              <table:table-cell office:value-type="float" office:value="52.001953125">
                <text:p>52.001953125</text:p>
              </table:table-cell>
              <table:table-cell office:value-type="float" office:value="-78.9312977099237">
                <text:p>-78.93129770992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48201.578125">
                <text:p>1448201.578125</text:p>
              </table:table-cell>
              <table:table-cell office:value-type="float" office:value="-59">
                <text:p>-59</text:p>
              </table:table-cell>
              <table:table-cell office:value-type="float" office:value="-409.912109375">
                <text:p>-409.912109375</text:p>
              </table:table-cell>
              <table:table-cell office:value-type="float" office:value="89.8473282442748">
                <text:p>89.84732824427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59777.984375">
                <text:p>1459777.984375</text:p>
              </table:table-cell>
              <table:table-cell office:value-type="float" office:value="-164">
                <text:p>-164</text:p>
              </table:table-cell>
              <table:table-cell office:value-type="float" office:value="534.66796875">
                <text:p>534.66796875</text:p>
              </table:table-cell>
              <table:table-cell office:value-type="float" office:value="-9.84732824427481">
                <text:p>-9.847328244274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71266.375">
                <text:p>1471266.375</text:p>
              </table:table-cell>
              <table:table-cell office:value-type="float" office:value="-92">
                <text:p>-92</text:p>
              </table:table-cell>
              <table:table-cell office:value-type="float" office:value="587.40234375">
                <text:p>587.40234375</text:p>
              </table:table-cell>
              <table:table-cell office:value-type="float" office:value="49.1603053435115">
                <text:p>49.16030534351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82584.375">
                <text:p>1482584.375</text:p>
              </table:table-cell>
              <table:table-cell office:value-type="float" office:value="-209">
                <text:p>-209</text:p>
              </table:table-cell>
              <table:table-cell office:value-type="float" office:value="237.3046875">
                <text:p>237.3046875</text:p>
              </table:table-cell>
              <table:table-cell office:value-type="float" office:value="100.458015267176">
                <text:p>100.4580152671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94067.5">
                <text:p>1494067.5</text:p>
              </table:table-cell>
              <table:table-cell office:value-type="float" office:value="-96">
                <text:p>-96</text:p>
              </table:table-cell>
              <table:table-cell office:value-type="float" office:value="-258.056640625">
                <text:p>-258.056640625</text:p>
              </table:table-cell>
              <table:table-cell office:value-type="float" office:value="-92.5190839694657">
                <text:p>-92.51908396946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05553.375">
                <text:p>1505553.375</text:p>
              </table:table-cell>
              <table:table-cell office:value-type="float" office:value="-140">
                <text:p>-140</text:p>
              </table:table-cell>
              <table:table-cell office:value-type="float" office:value="0">
                <text:p>0</text:p>
              </table:table-cell>
              <table:table-cell office:value-type="float" office:value="54.2748091603053">
                <text:p>54.27480916030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17099.375">
                <text:p>1517099.375</text:p>
              </table:table-cell>
              <table:table-cell office:value-type="float" office:value="-66">
                <text:p>-66</text:p>
              </table:table-cell>
              <table:table-cell office:value-type="float" office:value="-919.189453125">
                <text:p>-919.189453125</text:p>
              </table:table-cell>
              <table:table-cell office:value-type="float" office:value="-5.72519083969466">
                <text:p>-5.725190839694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28672.09375">
                <text:p>1528672.09375</text:p>
              </table:table-cell>
              <table:table-cell office:value-type="float" office:value="-159">
                <text:p>-159</text:p>
              </table:table-cell>
              <table:table-cell office:value-type="float" office:value="-840.576171875">
                <text:p>-840.576171875</text:p>
              </table:table-cell>
              <table:table-cell office:value-type="float" office:value="96.6412213740458">
                <text:p>96.64122137404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40148.484375">
                <text:p>1540148.484375</text:p>
              </table:table-cell>
              <table:table-cell office:value-type="float" office:value="-101">
                <text:p>-101</text:p>
              </table:table-cell>
              <table:table-cell office:value-type="float" office:value="-597.900390625">
                <text:p>-597.900390625</text:p>
              </table:table-cell>
              <table:table-cell office:value-type="float" office:value="-37.2519083969466">
                <text:p>-37.25190839694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51557.484375">
                <text:p>1551557.484375</text:p>
              </table:table-cell>
              <table:table-cell office:value-type="float" office:value="-168">
                <text:p>-168</text:p>
              </table:table-cell>
              <table:table-cell office:value-type="float" office:value="259.765625">
                <text:p>259.765625</text:p>
              </table:table-cell>
              <table:table-cell office:value-type="float" office:value="-13.1297709923664">
                <text:p>-13.12977099236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63004.078125">
                <text:p>1563004.078125</text:p>
              </table:table-cell>
              <table:table-cell office:value-type="float" office:value="-168">
                <text:p>-168</text:p>
              </table:table-cell>
              <table:table-cell office:value-type="float" office:value="-437.98828125">
                <text:p>-437.98828125</text:p>
              </table:table-cell>
              <table:table-cell office:value-type="float" office:value="103.358778625954">
                <text:p>103.3587786259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74442.28125">
                <text:p>1574442.28125</text:p>
              </table:table-cell>
              <table:table-cell office:value-type="float" office:value="-99">
                <text:p>-99</text:p>
              </table:table-cell>
              <table:table-cell office:value-type="float" office:value="203.61328125">
                <text:p>203.61328125</text:p>
              </table:table-cell>
              <table:table-cell office:value-type="float" office:value="72.6717557251908">
                <text:p>72.67175572519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85962.078125">
                <text:p>1585962.078125</text:p>
              </table:table-cell>
              <table:table-cell office:value-type="float" office:value="-142">
                <text:p>-142</text:p>
              </table:table-cell>
              <table:table-cell office:value-type="float" office:value="96.923828125">
                <text:p>96.923828125</text:p>
              </table:table-cell>
              <table:table-cell office:value-type="float" office:value="-33.6641221374046">
                <text:p>-33.664122137404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97442.6875">
                <text:p>1597442.6875</text:p>
              </table:table-cell>
              <table:table-cell office:value-type="float" office:value="-205">
                <text:p>-205</text:p>
              </table:table-cell>
              <table:table-cell office:value-type="float" office:value="7.080078125">
                <text:p>7.080078125</text:p>
              </table:table-cell>
              <table:table-cell office:value-type="float" office:value="81.7557251908397">
                <text:p>81.75572519083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08942.484375">
                <text:p>1608942.484375</text:p>
              </table:table-cell>
              <table:table-cell office:value-type="float" office:value="-145">
                <text:p>-145</text:p>
              </table:table-cell>
              <table:table-cell office:value-type="float" office:value="287.59765625">
                <text:p>287.59765625</text:p>
              </table:table-cell>
              <table:table-cell office:value-type="float" office:value="62.6717557251908">
                <text:p>62.67175572519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20328.78125">
                <text:p>1620328.78125</text:p>
              </table:table-cell>
              <table:table-cell office:value-type="float" office:value="-81">
                <text:p>-81</text:p>
              </table:table-cell>
              <table:table-cell office:value-type="float" office:value="19.53125">
                <text:p>19.53125</text:p>
              </table:table-cell>
              <table:table-cell office:value-type="float" office:value="-47.9389312977099">
                <text:p>-47.93893129770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31824.171875">
                <text:p>1631824.171875</text:p>
              </table:table-cell>
              <table:table-cell office:value-type="float" office:value="-185">
                <text:p>-185</text:p>
              </table:table-cell>
              <table:table-cell office:value-type="float" office:value="-443.603515625">
                <text:p>-443.603515625</text:p>
              </table:table-cell>
              <table:table-cell office:value-type="float" office:value="84.8091603053435">
                <text:p>84.80916030534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43168.484375">
                <text:p>1643168.484375</text:p>
              </table:table-cell>
              <table:table-cell office:value-type="float" office:value="-136">
                <text:p>-136</text:p>
              </table:table-cell>
              <table:table-cell office:value-type="float" office:value="103.515625">
                <text:p>103.515625</text:p>
              </table:table-cell>
              <table:table-cell office:value-type="float" office:value="-0.992366412213741">
                <text:p>-0.99236641221374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54758.875">
                <text:p>1654758.875</text:p>
              </table:table-cell>
              <table:table-cell office:value-type="float" office:value="-82">
                <text:p>-82</text:p>
              </table:table-cell>
              <table:table-cell office:value-type="float" office:value="170.166015625">
                <text:p>170.166015625</text:p>
              </table:table-cell>
              <table:table-cell office:value-type="float" office:value="-41.0687022900764">
                <text:p>-41.068702290076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66078.484375">
                <text:p>1666078.484375</text:p>
              </table:table-cell>
              <table:table-cell office:value-type="float" office:value="-126">
                <text:p>-126</text:p>
              </table:table-cell>
              <table:table-cell office:value-type="float" office:value="201.66015625">
                <text:p>201.66015625</text:p>
              </table:table-cell>
              <table:table-cell office:value-type="float" office:value="107.709923664122">
                <text:p>107.7099236641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77547.875">
                <text:p>1677547.875</text:p>
              </table:table-cell>
              <table:table-cell office:value-type="float" office:value="-72">
                <text:p>-72</text:p>
              </table:table-cell>
              <table:table-cell office:value-type="float" office:value="-150.146484375">
                <text:p>-150.146484375</text:p>
              </table:table-cell>
              <table:table-cell office:value-type="float" office:value="-16.030534351145">
                <text:p>-16.0305343511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88900.984375">
                <text:p>1688900.984375</text:p>
              </table:table-cell>
              <table:table-cell office:value-type="float" office:value="-186">
                <text:p>-186</text:p>
              </table:table-cell>
              <table:table-cell office:value-type="float" office:value="201.904296875">
                <text:p>201.904296875</text:p>
              </table:table-cell>
              <table:table-cell office:value-type="float" office:value="39.5419847328244">
                <text:p>39.54198473282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00356.875">
                <text:p>1700356.875</text:p>
              </table:table-cell>
              <table:table-cell office:value-type="float" office:value="-125">
                <text:p>-125</text:p>
              </table:table-cell>
              <table:table-cell office:value-type="float" office:value="366.2109375">
                <text:p>366.2109375</text:p>
              </table:table-cell>
              <table:table-cell office:value-type="float" office:value="79.6946564885496">
                <text:p>79.69465648854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11716.375">
                <text:p>1711716.375</text:p>
              </table:table-cell>
              <table:table-cell office:value-type="float" office:value="-88">
                <text:p>-88</text:p>
              </table:table-cell>
              <table:table-cell office:value-type="float" office:value="-509.033203125">
                <text:p>-509.033203125</text:p>
              </table:table-cell>
              <table:table-cell office:value-type="float" office:value="-1.14503816793893">
                <text:p>-1.145038167938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